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6.37272167206" calcext:value-type="float">
            <text:p>6.3727216721</text:p>
          </table:table-cell>
          <table:table-cell office:value-type="float" office:value="-0.403563886881" calcext:value-type="float">
            <text:p>-0.4035638869</text:p>
          </table:table-cell>
          <table:table-cell office:value-type="float" office:value="7.19949552357" calcext:value-type="float">
            <text:p>7.1994955236</text:p>
          </table:table-cell>
          <table:table-cell office:value-type="float" office:value="-0.270484582406" calcext:value-type="float">
            <text:p>-0.2704845824</text:p>
          </table:table-cell>
        </table:table-row>
        <table:table-row table:style-name="ro1">
          <table:table-cell office:value-type="float" office:value="6.37505054474" calcext:value-type="float">
            <text:p>6.3750505447</text:p>
          </table:table-cell>
          <table:table-cell office:value-type="float" office:value="-0.402548074722" calcext:value-type="float">
            <text:p>-0.4025480747</text:p>
          </table:table-cell>
          <table:table-cell office:value-type="float" office:value="7.19721973151" calcext:value-type="float">
            <text:p>7.1972197315</text:p>
          </table:table-cell>
          <table:table-cell office:value-type="float" office:value="-0.271549061481" calcext:value-type="float">
            <text:p>-0.2715490615</text:p>
          </table:table-cell>
        </table:table-row>
        <table:table-row table:style-name="ro1">
          <table:table-cell office:value-type="float" office:value="6.37481164932" calcext:value-type="float">
            <text:p>6.3748116493</text:p>
          </table:table-cell>
          <table:table-cell office:value-type="float" office:value="-0.402384608984" calcext:value-type="float">
            <text:p>-0.402384609</text:p>
          </table:table-cell>
          <table:table-cell office:value-type="float" office:value="7.1994599271" calcext:value-type="float">
            <text:p>7.1994599271</text:p>
          </table:table-cell>
          <table:table-cell office:value-type="float" office:value="-0.269980603416" calcext:value-type="float">
            <text:p>-0.2699806034</text:p>
          </table:table-cell>
        </table:table-row>
        <table:table-row table:style-name="ro1">
          <table:table-cell office:value-type="float" office:value="6.37519836426" calcext:value-type="float">
            <text:p>6.3751983643</text:p>
          </table:table-cell>
          <table:table-cell office:value-type="float" office:value="-0.400158077478" calcext:value-type="float">
            <text:p>-0.4001580775</text:p>
          </table:table-cell>
          <table:table-cell office:value-type="float" office:value="7.19917809312" calcext:value-type="float">
            <text:p>7.1991780931</text:p>
          </table:table-cell>
          <table:table-cell office:value-type="float" office:value="-0.269550387117" calcext:value-type="float">
            <text:p>-0.2695503871</text:p>
          </table:table-cell>
        </table:table-row>
        <table:table-row table:style-name="ro1">
          <table:table-cell office:value-type="float" office:value="6.37618780136" calcext:value-type="float">
            <text:p>6.3761878014</text:p>
          </table:table-cell>
          <table:table-cell office:value-type="float" office:value="-0.399912059307" calcext:value-type="float">
            <text:p>-0.3999120593</text:p>
          </table:table-cell>
          <table:table-cell office:value-type="float" office:value="7.19969972827" calcext:value-type="float">
            <text:p>7.1996997283</text:p>
          </table:table-cell>
          <table:table-cell office:value-type="float" office:value="-0.268163892369" calcext:value-type="float">
            <text:p>-0.2681638924</text:p>
          </table:table-cell>
        </table:table-row>
        <table:table-row table:style-name="ro1">
          <table:table-cell office:value-type="float" office:value="6.37681722641" calcext:value-type="float">
            <text:p>6.3768172264</text:p>
          </table:table-cell>
          <table:table-cell office:value-type="float" office:value="-0.401847332716" calcext:value-type="float">
            <text:p>-0.4018473327</text:p>
          </table:table-cell>
          <table:table-cell office:value-type="float" office:value="7.20064845517" calcext:value-type="float">
            <text:p>7.2006484552</text:p>
          </table:table-cell>
          <table:table-cell office:value-type="float" office:value="-0.267663828724" calcext:value-type="float">
            <text:p>-0.2676638287</text:p>
          </table:table-cell>
        </table:table-row>
        <table:table-row table:style-name="ro1">
          <table:table-cell office:value-type="float" office:value="6.378282547" calcext:value-type="float">
            <text:p>6.378282547</text:p>
          </table:table-cell>
          <table:table-cell office:value-type="float" office:value="-0.40163180232" calcext:value-type="float">
            <text:p>-0.4016318023</text:p>
          </table:table-cell>
          <table:table-cell office:value-type="float" office:value="7.20123917359" calcext:value-type="float">
            <text:p>7.2012391736</text:p>
          </table:table-cell>
          <table:table-cell office:value-type="float" office:value="-0.269358023052" calcext:value-type="float">
            <text:p>-0.2693580231</text:p>
          </table:table-cell>
        </table:table-row>
        <table:table-row table:style-name="ro1">
          <table:table-cell office:value-type="float" office:value="6.37618494034" calcext:value-type="float">
            <text:p>6.3761849403</text:p>
          </table:table-cell>
          <table:table-cell office:value-type="float" office:value="-0.404249817133" calcext:value-type="float">
            <text:p>-0.4042498171</text:p>
          </table:table-cell>
          <table:table-cell office:value-type="float" office:value="7.20274637035" calcext:value-type="float">
            <text:p>7.2027463704</text:p>
          </table:table-cell>
          <table:table-cell office:value-type="float" office:value="-0.269403332819" calcext:value-type="float">
            <text:p>-0.2694033328</text:p>
          </table:table-cell>
        </table:table-row>
        <table:table-row table:style-name="ro1">
          <table:table-cell office:value-type="float" office:value="6.37617588043" calcext:value-type="float">
            <text:p>6.3761758804</text:p>
          </table:table-cell>
          <table:table-cell office:value-type="float" office:value="-0.403569728136" calcext:value-type="float">
            <text:p>-0.4035697281</text:p>
          </table:table-cell>
          <table:table-cell office:value-type="float" office:value="7.20076759498" calcext:value-type="float">
            <text:p>7.200767595</text:p>
          </table:table-cell>
          <table:table-cell office:value-type="float" office:value="-0.272764419343" calcext:value-type="float">
            <text:p>-0.2727644193</text:p>
          </table:table-cell>
        </table:table-row>
        <table:table-row table:style-name="ro1">
          <table:table-cell office:value-type="float" office:value="6.37322950363" calcext:value-type="float">
            <text:p>6.3732295036</text:p>
          </table:table-cell>
          <table:table-cell office:value-type="float" office:value="-0.401719003916" calcext:value-type="float">
            <text:p>-0.4017190039</text:p>
          </table:table-cell>
          <table:table-cell office:value-type="float" office:value="7.20082450742" calcext:value-type="float">
            <text:p>7.2008245074</text:p>
          </table:table-cell>
          <table:table-cell office:value-type="float" office:value="-0.272498731466" calcext:value-type="float">
            <text:p>-0.2724987315</text:p>
          </table:table-cell>
        </table:table-row>
        <table:table-row table:style-name="ro1">
          <table:table-cell office:value-type="float" office:value="6.37549352646" calcext:value-type="float">
            <text:p>6.3754935265</text:p>
          </table:table-cell>
          <table:table-cell office:value-type="float" office:value="-0.399807244539" calcext:value-type="float">
            <text:p>-0.3998072445</text:p>
          </table:table-cell>
          <table:table-cell office:value-type="float" office:value="7.19790115605" calcext:value-type="float">
            <text:p>7.1979011561</text:p>
          </table:table-cell>
          <table:table-cell office:value-type="float" office:value="-0.270792956633" calcext:value-type="float">
            <text:p>-0.2707929566</text:p>
          </table:table-cell>
        </table:table-row>
        <table:table-row table:style-name="ro1">
          <table:table-cell office:value-type="float" office:value="6.37817192078" calcext:value-type="float">
            <text:p>6.3781719208</text:p>
          </table:table-cell>
          <table:table-cell office:value-type="float" office:value="-0.399592608213" calcext:value-type="float">
            <text:p>-0.3995926082</text:p>
          </table:table-cell>
          <table:table-cell office:value-type="float" office:value="7.20009980403" calcext:value-type="float">
            <text:p>7.200099804</text:p>
          </table:table-cell>
          <table:table-cell office:value-type="float" office:value="-0.268470078635" calcext:value-type="float">
            <text:p>-0.2684700786</text:p>
          </table:table-cell>
        </table:table-row>
        <table:table-row table:style-name="ro1">
          <table:table-cell office:value-type="float" office:value="6.37781381607" calcext:value-type="float">
            <text:p>6.3778138161</text:p>
          </table:table-cell>
          <table:table-cell office:value-type="float" office:value="-0.400280982256" calcext:value-type="float">
            <text:p>-0.4002809823</text:p>
          </table:table-cell>
          <table:table-cell office:value-type="float" office:value="7.20255880208" calcext:value-type="float">
            <text:p>7.2025588021</text:p>
          </table:table-cell>
          <table:table-cell office:value-type="float" office:value="-0.266885283235" calcext:value-type="float">
            <text:p>-0.2668852832</text:p>
          </table:table-cell>
        </table:table-row>
        <table:table-row table:style-name="ro1">
          <table:table-cell office:value-type="float" office:value="6.37757539749" calcext:value-type="float">
            <text:p>6.3775753975</text:p>
          </table:table-cell>
          <table:table-cell office:value-type="float" office:value="-0.401834607124" calcext:value-type="float">
            <text:p>-0.4018346071</text:p>
          </table:table-cell>
          <table:table-cell office:value-type="float" office:value="7.20215870511" calcext:value-type="float">
            <text:p>7.2021587051</text:p>
          </table:table-cell>
          <table:table-cell office:value-type="float" office:value="-0.267313061018" calcext:value-type="float">
            <text:p>-0.267313061</text:p>
          </table:table-cell>
        </table:table-row>
        <table:table-row table:style-name="ro1">
          <table:table-cell office:value-type="float" office:value="6.37712717056" calcext:value-type="float">
            <text:p>6.3771271706</text:p>
          </table:table-cell>
          <table:table-cell office:value-type="float" office:value="-0.403518497944" calcext:value-type="float">
            <text:p>-0.4035184979</text:p>
          </table:table-cell>
          <table:table-cell office:value-type="float" office:value="7.20187107905" calcext:value-type="float">
            <text:p>7.2018710791</text:p>
          </table:table-cell>
          <table:table-cell office:value-type="float" office:value="-0.268561978556" calcext:value-type="float">
            <text:p>-0.2685619786</text:p>
          </table:table-cell>
        </table:table-row>
        <table:table-row table:style-name="ro1">
          <table:table-cell office:value-type="float" office:value="6.37682914734" calcext:value-type="float">
            <text:p>6.3768291473</text:p>
          </table:table-cell>
          <table:table-cell office:value-type="float" office:value="-0.404376477003" calcext:value-type="float">
            <text:p>-0.404376477</text:p>
          </table:table-cell>
          <table:table-cell office:value-type="float" office:value="7.20132737929" calcext:value-type="float">
            <text:p>7.2013273793</text:p>
          </table:table-cell>
          <table:table-cell office:value-type="float" office:value="-0.269656703145" calcext:value-type="float">
            <text:p>-0.2696567031</text:p>
          </table:table-cell>
        </table:table-row>
        <table:table-row table:style-name="ro1">
          <table:table-cell office:value-type="float" office:value="6.37564516068" calcext:value-type="float">
            <text:p>6.3756451607</text:p>
          </table:table-cell>
          <table:table-cell office:value-type="float" office:value="-0.405446976423" calcext:value-type="float">
            <text:p>-0.4054469764</text:p>
          </table:table-cell>
          <table:table-cell office:value-type="float" office:value="7.20098081861" calcext:value-type="float">
            <text:p>7.2009808186</text:p>
          </table:table-cell>
          <table:table-cell office:value-type="float" office:value="-0.270216173989" calcext:value-type="float">
            <text:p>-0.270216174</text:p>
          </table:table-cell>
        </table:table-row>
        <table:table-row table:style-name="ro1">
          <table:table-cell office:value-type="float" office:value="6.37564659119" calcext:value-type="float">
            <text:p>6.3756465912</text:p>
          </table:table-cell>
          <table:table-cell office:value-type="float" office:value="-0.405500531197" calcext:value-type="float">
            <text:p>-0.4055005312</text:p>
          </table:table-cell>
          <table:table-cell office:value-type="float" office:value="7.19978961349" calcext:value-type="float">
            <text:p>7.1997896135</text:p>
          </table:table-cell>
          <table:table-cell office:value-type="float" office:value="-0.271242337659" calcext:value-type="float">
            <text:p>-0.2712423377</text:p>
          </table:table-cell>
        </table:table-row>
        <table:table-row table:style-name="ro1">
          <table:table-cell office:value-type="float" office:value="6.37562274933" calcext:value-type="float">
            <text:p>6.3756227493</text:p>
          </table:table-cell>
          <table:table-cell office:value-type="float" office:value="-0.405779778957" calcext:value-type="float">
            <text:p>-0.405779779</text:p>
          </table:table-cell>
          <table:table-cell office:value-type="float" office:value="7.19980194224" calcext:value-type="float">
            <text:p>7.1998019422</text:p>
          </table:table-cell>
          <table:table-cell office:value-type="float" office:value="-0.271362835174" calcext:value-type="float">
            <text:p>-0.2713628352</text:p>
          </table:table-cell>
        </table:table-row>
        <table:table-row table:style-name="ro1">
          <table:table-cell office:value-type="float" office:value="6.37533044815" calcext:value-type="float">
            <text:p>6.3753304482</text:p>
          </table:table-cell>
          <table:table-cell office:value-type="float" office:value="-0.405432760715" calcext:value-type="float">
            <text:p>-0.4054327607</text:p>
          </table:table-cell>
          <table:table-cell office:value-type="float" office:value="7.19978938594" calcext:value-type="float">
            <text:p>7.1997893859</text:p>
          </table:table-cell>
          <table:table-cell office:value-type="float" office:value="-0.271711440938" calcext:value-type="float">
            <text:p>-0.2717114409</text:p>
          </table:table-cell>
        </table:table-row>
        <table:table-row table:style-name="ro1">
          <table:table-cell office:value-type="float" office:value="6.37505292892" calcext:value-type="float">
            <text:p>6.3750529289</text:p>
          </table:table-cell>
          <table:table-cell office:value-type="float" office:value="-0.405372560024" calcext:value-type="float">
            <text:p>-0.40537256</text:p>
          </table:table-cell>
          <table:table-cell office:value-type="float" office:value="7.199512468" calcext:value-type="float">
            <text:p>7.199512468</text:p>
          </table:table-cell>
          <table:table-cell office:value-type="float" office:value="-0.271459023276" calcext:value-type="float">
            <text:p>-0.2714590233</text:p>
          </table:table-cell>
        </table:table-row>
        <table:table-row table:style-name="ro1">
          <table:table-cell office:value-type="float" office:value="6.37437391281" calcext:value-type="float">
            <text:p>6.3743739128</text:p>
          </table:table-cell>
          <table:table-cell office:value-type="float" office:value="-0.404978096485" calcext:value-type="float">
            <text:p>-0.4049780965</text:p>
          </table:table-cell>
          <table:table-cell office:value-type="float" office:value="7.19923402109" calcext:value-type="float">
            <text:p>7.1992340211</text:p>
          </table:table-cell>
          <table:table-cell office:value-type="float" office:value="-0.271393115771" calcext:value-type="float">
            <text:p>-0.2713931158</text:p>
          </table:table-cell>
        </table:table-row>
        <table:table-row table:style-name="ro1">
          <table:table-cell office:value-type="float" office:value="6.37357378006" calcext:value-type="float">
            <text:p>6.3735737801</text:p>
          </table:table-cell>
          <table:table-cell office:value-type="float" office:value="-0.40479183197" calcext:value-type="float">
            <text:p>-0.404791832</text:p>
          </table:table-cell>
          <table:table-cell office:value-type="float" office:value="7.19858524135" calcext:value-type="float">
            <text:p>7.1985852414</text:p>
          </table:table-cell>
          <table:table-cell office:value-type="float" office:value="-0.271184785461" calcext:value-type="float">
            <text:p>-0.2711847855</text:p>
          </table:table-cell>
        </table:table-row>
        <table:table-row table:style-name="ro1">
          <table:table-cell office:value-type="float" office:value="6.37272977829" calcext:value-type="float">
            <text:p>6.3727297783</text:p>
          </table:table-cell>
          <table:table-cell office:value-type="float" office:value="-0.404308766127" calcext:value-type="float">
            <text:p>-0.4043087661</text:p>
          </table:table-cell>
          <table:table-cell office:value-type="float" office:value="7.19781227828" calcext:value-type="float">
            <text:p>7.1978122783</text:p>
          </table:table-cell>
          <table:table-cell office:value-type="float" office:value="-0.271166002785" calcext:value-type="float">
            <text:p>-0.2711660028</text:p>
          </table:table-cell>
        </table:table-row>
        <table:table-row table:style-name="ro1">
          <table:table-cell office:value-type="float" office:value="6.37179374695" calcext:value-type="float">
            <text:p>6.371793747</text:p>
          </table:table-cell>
          <table:table-cell office:value-type="float" office:value="-0.403838783503" calcext:value-type="float">
            <text:p>-0.4038387835</text:p>
          </table:table-cell>
          <table:table-cell office:value-type="float" office:value="7.19699040013" calcext:value-type="float">
            <text:p>7.1969904001</text:p>
          </table:table-cell>
          <table:table-cell office:value-type="float" office:value="-0.270819472745" calcext:value-type="float">
            <text:p>-0.2708194727</text:p>
          </table:table-cell>
        </table:table-row>
        <table:table-row table:style-name="ro1">
          <table:table-cell office:value-type="float" office:value="6.37191963196" calcext:value-type="float">
            <text:p>6.371919632</text:p>
          </table:table-cell>
          <table:table-cell office:value-type="float" office:value="-0.404060900211" calcext:value-type="float">
            <text:p>-0.4040609002</text:p>
          </table:table-cell>
          <table:table-cell office:value-type="float" office:value="7.19607742865" calcext:value-type="float">
            <text:p>7.1960774287</text:p>
          </table:table-cell>
          <table:table-cell office:value-type="float" office:value="-0.270491956626" calcext:value-type="float">
            <text:p>-0.2704919566</text:p>
          </table:table-cell>
        </table:table-row>
        <table:table-row table:style-name="ro1">
          <table:table-cell office:value-type="float" office:value="6.37217998505" calcext:value-type="float">
            <text:p>6.3721799851</text:p>
          </table:table-cell>
          <table:table-cell office:value-type="float" office:value="-0.40428635478" calcext:value-type="float">
            <text:p>-0.4042863548</text:p>
          </table:table-cell>
          <table:table-cell office:value-type="float" office:value="7.19620494717" calcext:value-type="float">
            <text:p>7.1962049472</text:p>
          </table:table-cell>
          <table:table-cell office:value-type="float" office:value="-0.270724171266" calcext:value-type="float">
            <text:p>-0.2707241713</text:p>
          </table:table-cell>
        </table:table-row>
        <table:table-row table:style-name="ro1">
          <table:table-cell office:value-type="float" office:value="6.37226486206" calcext:value-type="float">
            <text:p>6.3722648621</text:p>
          </table:table-cell>
          <table:table-cell office:value-type="float" office:value="-0.404358685017" calcext:value-type="float">
            <text:p>-0.404358685</text:p>
          </table:table-cell>
          <table:table-cell office:value-type="float" office:value="7.19646167797" calcext:value-type="float">
            <text:p>7.196461678</text:p>
          </table:table-cell>
          <table:table-cell office:value-type="float" office:value="-0.270927234797" calcext:value-type="float">
            <text:p>-0.2709272348</text:p>
          </table:table-cell>
        </table:table-row>
        <table:table-row table:style-name="ro1">
          <table:table-cell office:value-type="float" office:value="6.37243032455" calcext:value-type="float">
            <text:p>6.3724303246</text:p>
          </table:table-cell>
          <table:table-cell office:value-type="float" office:value="-0.404481470585" calcext:value-type="float">
            <text:p>-0.4044814706</text:p>
          </table:table-cell>
          <table:table-cell office:value-type="float" office:value="7.19653646617" calcext:value-type="float">
            <text:p>7.1965364662</text:p>
          </table:table-cell>
          <table:table-cell office:value-type="float" office:value="-0.270937221878" calcext:value-type="float">
            <text:p>-0.2709372219</text:p>
          </table:table-cell>
        </table:table-row>
        <table:table-row table:style-name="ro1">
          <table:table-cell office:value-type="float" office:value="6.37248754501" calcext:value-type="float">
            <text:p>6.372487545</text:p>
          </table:table-cell>
          <table:table-cell office:value-type="float" office:value="-0.404628306627" calcext:value-type="float">
            <text:p>-0.4046283066</text:p>
          </table:table-cell>
          <table:table-cell office:value-type="float" office:value="7.19669841068" calcext:value-type="float">
            <text:p>7.1966984107</text:p>
          </table:table-cell>
          <table:table-cell office:value-type="float" office:value="-0.271038275328" calcext:value-type="float">
            <text:p>-0.2710382753</text:p>
          </table:table-cell>
        </table:table-row>
        <table:table-row table:style-name="ro1">
          <table:table-cell office:value-type="float" office:value="6.37222385406" calcext:value-type="float">
            <text:p>6.3722238541</text:p>
          </table:table-cell>
          <table:table-cell office:value-type="float" office:value="-0.404436469078" calcext:value-type="float">
            <text:p>-0.4044364691</text:p>
          </table:table-cell>
          <table:table-cell office:value-type="float" office:value="7.19674390039" calcext:value-type="float">
            <text:p>7.1967439004</text:p>
          </table:table-cell>
          <table:table-cell office:value-type="float" office:value="-0.271112671648" calcext:value-type="float">
            <text:p>-0.2711126716</text:p>
          </table:table-cell>
        </table:table-row>
        <table:table-row table:style-name="ro1">
          <table:table-cell office:value-type="float" office:value="6.37172746658" calcext:value-type="float">
            <text:p>6.3717274666</text:p>
          </table:table-cell>
          <table:table-cell office:value-type="float" office:value="-0.404354989529" calcext:value-type="float">
            <text:p>-0.4043549895</text:p>
          </table:table-cell>
          <table:table-cell office:value-type="float" office:value="7.19648312495" calcext:value-type="float">
            <text:p>7.196483125</text:p>
          </table:table-cell>
          <table:table-cell office:value-type="float" office:value="-0.270938834176" calcext:value-type="float">
            <text:p>-0.2709388342</text:p>
          </table:table-cell>
        </table:table-row>
        <table:table-row table:style-name="ro1">
          <table:table-cell office:value-type="float" office:value="6.37151956558" calcext:value-type="float">
            <text:p>6.3715195656</text:p>
          </table:table-cell>
          <table:table-cell office:value-type="float" office:value="-0.404351592064" calcext:value-type="float">
            <text:p>-0.4043515921</text:p>
          </table:table-cell>
          <table:table-cell office:value-type="float" office:value="7.19598111943" calcext:value-type="float">
            <text:p>7.1959811194</text:p>
          </table:table-cell>
          <table:table-cell office:value-type="float" office:value="-0.270822671608" calcext:value-type="float">
            <text:p>-0.2708226716</text:p>
          </table:table-cell>
        </table:table-row>
        <table:table-row table:style-name="ro1">
          <table:table-cell office:value-type="float" office:value="6.37178707123" calcext:value-type="float">
            <text:p>6.3717870712</text:p>
          </table:table-cell>
          <table:table-cell office:value-type="float" office:value="-0.404509544373" calcext:value-type="float">
            <text:p>-0.4045095444</text:p>
          </table:table-cell>
          <table:table-cell office:value-type="float" office:value="7.19576019889" calcext:value-type="float">
            <text:p>7.1957601989</text:p>
          </table:table-cell>
          <table:table-cell office:value-type="float" office:value="-0.270738933375" calcext:value-type="float">
            <text:p>-0.2707389334</text:p>
          </table:table-cell>
        </table:table-row>
        <table:table-row table:style-name="ro1">
          <table:table-cell office:value-type="float" office:value="6.37197875977" calcext:value-type="float">
            <text:p>6.3719787598</text:p>
          </table:table-cell>
          <table:table-cell office:value-type="float" office:value="-0.404640823603" calcext:value-type="float">
            <text:p>-0.4046408236</text:p>
          </table:table-cell>
          <table:table-cell office:value-type="float" office:value="7.19602122743" calcext:value-type="float">
            <text:p>7.1960212274</text:p>
          </table:table-cell>
          <table:table-cell office:value-type="float" office:value="-0.270856935282" calcext:value-type="float">
            <text:p>-0.2708569353</text:p>
          </table:table-cell>
        </table:table-row>
        <table:table-row table:style-name="ro1">
          <table:table-cell office:value-type="float" office:value="6.37172174454" calcext:value-type="float">
            <text:p>6.3717217445</text:p>
          </table:table-cell>
          <table:table-cell office:value-type="float" office:value="-0.404513478279" calcext:value-type="float">
            <text:p>-0.4045134783</text:p>
          </table:table-cell>
          <table:table-cell office:value-type="float" office:value="7.19619589543" calcext:value-type="float">
            <text:p>7.1961958954</text:p>
          </table:table-cell>
          <table:table-cell office:value-type="float" office:value="-0.270883291328" calcext:value-type="float">
            <text:p>-0.2708832913</text:p>
          </table:table-cell>
        </table:table-row>
        <table:table-row table:style-name="ro1">
          <table:table-cell office:value-type="float" office:value="6.37126636505" calcext:value-type="float">
            <text:p>6.3712663651</text:p>
          </table:table-cell>
          <table:table-cell office:value-type="float" office:value="-0.404470831156" calcext:value-type="float">
            <text:p>-0.4044708312</text:p>
          </table:table-cell>
          <table:table-cell office:value-type="float" office:value="7.1959311489" calcext:value-type="float">
            <text:p>7.1959311489</text:p>
          </table:table-cell>
          <table:table-cell office:value-type="float" office:value="-0.270708314228" calcext:value-type="float">
            <text:p>-0.2707083142</text:p>
          </table:table-cell>
        </table:table-row>
        <table:table-row table:style-name="ro1">
          <table:table-cell office:value-type="float" office:value="6.37103891373" calcext:value-type="float">
            <text:p>6.3710389137</text:p>
          </table:table-cell>
          <table:table-cell office:value-type="float" office:value="-0.404282897711" calcext:value-type="float">
            <text:p>-0.4042828977</text:p>
          </table:table-cell>
          <table:table-cell office:value-type="float" office:value="7.19546742935" calcext:value-type="float">
            <text:p>7.1954674294</text:p>
          </table:table-cell>
          <table:table-cell office:value-type="float" office:value="-0.270614304307" calcext:value-type="float">
            <text:p>-0.2706143043</text:p>
          </table:table-cell>
        </table:table-row>
        <table:table-row table:style-name="ro1">
          <table:table-cell office:value-type="float" office:value="6.37118625641" calcext:value-type="float">
            <text:p>6.3711862564</text:p>
          </table:table-cell>
          <table:table-cell office:value-type="float" office:value="-0.404157876968" calcext:value-type="float">
            <text:p>-0.404157877</text:p>
          </table:table-cell>
          <table:table-cell office:value-type="float" office:value="7.19523698337" calcext:value-type="float">
            <text:p>7.1952369834</text:p>
          </table:table-cell>
          <table:table-cell office:value-type="float" office:value="-0.270407933061" calcext:value-type="float">
            <text:p>-0.2704079331</text:p>
          </table:table-cell>
        </table:table-row>
        <table:table-row table:style-name="ro1">
          <table:table-cell office:value-type="float" office:value="6.37117910385" calcext:value-type="float">
            <text:p>6.3711791039</text:p>
          </table:table-cell>
          <table:table-cell office:value-type="float" office:value="-0.404001533985" calcext:value-type="float">
            <text:p>-0.404001534</text:p>
          </table:table-cell>
          <table:table-cell office:value-type="float" office:value="7.19537551796" calcext:value-type="float">
            <text:p>7.195375518</text:p>
          </table:table-cell>
          <table:table-cell office:value-type="float" office:value="-0.270228696794" calcext:value-type="float">
            <text:p>-0.2702286968</text:p>
          </table:table-cell>
        </table:table-row>
        <table:table-row table:style-name="ro1">
          <table:table-cell office:value-type="float" office:value="6.37136745453" calcext:value-type="float">
            <text:p>6.3713674545</text:p>
          </table:table-cell>
          <table:table-cell office:value-type="float" office:value="-0.403763711452" calcext:value-type="float">
            <text:p>-0.4037637115</text:p>
          </table:table-cell>
          <table:table-cell office:value-type="float" office:value="7.19536750937" calcext:value-type="float">
            <text:p>7.1953675094</text:p>
          </table:table-cell>
          <table:table-cell office:value-type="float" office:value="-0.270067085936" calcext:value-type="float">
            <text:p>-0.2700670859</text:p>
          </table:table-cell>
        </table:table-row>
        <table:table-row table:style-name="ro1">
          <table:table-cell office:value-type="float" office:value="6.37109184265" calcext:value-type="float">
            <text:p>6.3710918427</text:p>
          </table:table-cell>
          <table:table-cell office:value-type="float" office:value="-0.403727114201" calcext:value-type="float">
            <text:p>-0.4037271142</text:p>
          </table:table-cell>
          <table:table-cell office:value-type="float" office:value="7.19555885603" calcext:value-type="float">
            <text:p>7.195558856</text:p>
          </table:table-cell>
          <table:table-cell office:value-type="float" office:value="-0.269847700988" calcext:value-type="float">
            <text:p>-0.269847701</text:p>
          </table:table-cell>
        </table:table-row>
        <table:table-row table:style-name="ro1">
          <table:table-cell office:value-type="float" office:value="6.36960363388" calcext:value-type="float">
            <text:p>6.3696036339</text:p>
          </table:table-cell>
          <table:table-cell office:value-type="float" office:value="-0.403191626072" calcext:value-type="float">
            <text:p>-0.4031916261</text:p>
          </table:table-cell>
          <table:table-cell office:value-type="float" office:value="7.19528477765" calcext:value-type="float">
            <text:p>7.1952847777</text:p>
          </table:table-cell>
          <table:table-cell office:value-type="float" office:value="-0.269820542049" calcext:value-type="float">
            <text:p>-0.269820542</text:p>
          </table:table-cell>
        </table:table-row>
        <table:table-row table:style-name="ro1">
          <table:table-cell office:value-type="float" office:value="6.36800384521" calcext:value-type="float">
            <text:p>6.3680038452</text:p>
          </table:table-cell>
          <table:table-cell office:value-type="float" office:value="-0.402552932501" calcext:value-type="float">
            <text:p>-0.4025529325</text:p>
          </table:table-cell>
          <table:table-cell office:value-type="float" office:value="7.19381745647" calcext:value-type="float">
            <text:p>7.1938174565</text:p>
          </table:table-cell>
          <table:table-cell office:value-type="float" office:value="-0.269413680124" calcext:value-type="float">
            <text:p>-0.2694136801</text:p>
          </table:table-cell>
        </table:table-row>
        <table:table-row table:style-name="ro1">
          <table:table-cell office:value-type="float" office:value="6.36752223969" calcext:value-type="float">
            <text:p>6.3675222397</text:p>
          </table:table-cell>
          <table:table-cell office:value-type="float" office:value="-0.403131842613" calcext:value-type="float">
            <text:p>-0.4031318426</text:p>
          </table:table-cell>
          <table:table-cell office:value-type="float" office:value="7.19225607555" calcext:value-type="float">
            <text:p>7.1922560756</text:p>
          </table:table-cell>
          <table:table-cell office:value-type="float" office:value="-0.269011834106" calcext:value-type="float">
            <text:p>-0.2690118341</text:p>
          </table:table-cell>
        </table:table-row>
        <table:table-row table:style-name="ro1">
          <table:table-cell office:value-type="float" office:value="6.36613893509" calcext:value-type="float">
            <text:p>6.3661389351</text:p>
          </table:table-cell>
          <table:table-cell office:value-type="float" office:value="-0.402877092361" calcext:value-type="float">
            <text:p>-0.4028770924</text:p>
          </table:table-cell>
          <table:table-cell office:value-type="float" office:value="7.1916814842" calcext:value-type="float">
            <text:p>7.1916814842</text:p>
          </table:table-cell>
          <table:table-cell office:value-type="float" office:value="-0.269018070605" calcext:value-type="float">
            <text:p>-0.2690180706</text:p>
          </table:table-cell>
        </table:table-row>
        <table:table-row table:style-name="ro1">
          <table:table-cell office:value-type="float" office:value="6.36474227905" calcext:value-type="float">
            <text:p>6.3647422791</text:p>
          </table:table-cell>
          <table:table-cell office:value-type="float" office:value="-0.402852207422" calcext:value-type="float">
            <text:p>-0.4028522074</text:p>
          </table:table-cell>
          <table:table-cell office:value-type="float" office:value="7.19031010571" calcext:value-type="float">
            <text:p>7.1903101057</text:p>
          </table:table-cell>
          <table:table-cell office:value-type="float" office:value="-0.268836629504" calcext:value-type="float">
            <text:p>-0.2688366295</text:p>
          </table:table-cell>
        </table:table-row>
        <table:table-row table:style-name="ro1">
          <table:table-cell office:value-type="float" office:value="6.36337327957" calcext:value-type="float">
            <text:p>6.3633732796</text:p>
          </table:table-cell>
          <table:table-cell office:value-type="float" office:value="-0.403405219316" calcext:value-type="float">
            <text:p>-0.4034052193</text:p>
          </table:table-cell>
          <table:table-cell office:value-type="float" office:value="7.18896237113" calcext:value-type="float">
            <text:p>7.1889623711</text:p>
          </table:table-cell>
          <table:table-cell office:value-type="float" office:value="-0.269112893871" calcext:value-type="float">
            <text:p>-0.2691128939</text:p>
          </table:table-cell>
        </table:table-row>
        <table:table-row table:style-name="ro1">
          <table:table-cell office:value-type="float" office:value="6.36312294006" calcext:value-type="float">
            <text:p>6.3631229401</text:p>
          </table:table-cell>
          <table:table-cell office:value-type="float" office:value="-0.403894305229" calcext:value-type="float">
            <text:p>-0.4038943052</text:p>
          </table:table-cell>
          <table:table-cell office:value-type="float" office:value="7.18761512268" calcext:value-type="float">
            <text:p>7.1876151227</text:p>
          </table:table-cell>
          <table:table-cell office:value-type="float" office:value="-0.269800023924" calcext:value-type="float">
            <text:p>-0.2698000239</text:p>
          </table:table-cell>
        </table:table-row>
        <table:table-row table:style-name="ro1">
          <table:table-cell office:value-type="float" office:value="6.3642783165" calcext:value-type="float">
            <text:p>6.3642783165</text:p>
          </table:table-cell>
          <table:table-cell office:value-type="float" office:value="-0.40472844243" calcext:value-type="float">
            <text:p>-0.4047284424</text:p>
          </table:table-cell>
          <table:table-cell office:value-type="float" office:value="7.18738793416" calcext:value-type="float">
            <text:p>7.1873879342</text:p>
          </table:table-cell>
          <table:table-cell office:value-type="float" office:value="-0.270432012127" calcext:value-type="float">
            <text:p>-0.2704320121</text:p>
          </table:table-cell>
        </table:table-row>
        <table:table-row table:style-name="ro1">
          <table:table-cell office:value-type="float" office:value="6.36557817459" calcext:value-type="float">
            <text:p>6.3655781746</text:p>
          </table:table-cell>
          <table:table-cell office:value-type="float" office:value="-0.405197143555" calcext:value-type="float">
            <text:p>-0.4051971436</text:p>
          </table:table-cell>
          <table:table-cell office:value-type="float" office:value="7.18850364363" calcext:value-type="float">
            <text:p>7.1885036436</text:p>
          </table:table-cell>
          <table:table-cell office:value-type="float" office:value="-0.271021395936" calcext:value-type="float">
            <text:p>-0.2710213959</text:p>
          </table:table-cell>
        </table:table-row>
        <table:table-row table:style-name="ro1">
          <table:table-cell office:value-type="float" office:value="6.36666536331" calcext:value-type="float">
            <text:p>6.3666653633</text:p>
          </table:table-cell>
          <table:table-cell office:value-type="float" office:value="-0.405461400747" calcext:value-type="float">
            <text:p>-0.4054614007</text:p>
          </table:table-cell>
          <table:table-cell office:value-type="float" office:value="7.18979819543" calcext:value-type="float">
            <text:p>7.1897981954</text:p>
          </table:table-cell>
          <table:table-cell office:value-type="float" office:value="-0.271457390997" calcext:value-type="float">
            <text:p>-0.271457391</text:p>
          </table:table-cell>
        </table:table-row>
        <table:table-row table:style-name="ro1">
          <table:table-cell office:value-type="float" office:value="6.36701536179" calcext:value-type="float">
            <text:p>6.3670153618</text:p>
          </table:table-cell>
          <table:table-cell office:value-type="float" office:value="-0.405903697014" calcext:value-type="float">
            <text:p>-0.405903697</text:p>
          </table:table-cell>
          <table:table-cell office:value-type="float" office:value="7.19090055171" calcext:value-type="float">
            <text:p>7.1909005517</text:p>
          </table:table-cell>
          <table:table-cell office:value-type="float" office:value="-0.271815157359" calcext:value-type="float">
            <text:p>-0.2718151574</text:p>
          </table:table-cell>
        </table:table-row>
        <table:table-row table:style-name="ro1">
          <table:table-cell office:value-type="float" office:value="6.36701011658" calcext:value-type="float">
            <text:p>6.3670101166</text:p>
          </table:table-cell>
          <table:table-cell office:value-type="float" office:value="-0.405896812677" calcext:value-type="float">
            <text:p>-0.4058968127</text:p>
          </table:table-cell>
          <table:table-cell office:value-type="float" office:value="7.19125005189" calcext:value-type="float">
            <text:p>7.1912500519</text:p>
          </table:table-cell>
          <table:table-cell office:value-type="float" office:value="-0.272254380527" calcext:value-type="float">
            <text:p>-0.2722543805</text:p>
          </table:table-cell>
        </table:table-row>
        <table:table-row table:style-name="ro1">
          <table:table-cell office:value-type="float" office:value="6.36747312546" calcext:value-type="float">
            <text:p>6.3674731255</text:p>
          </table:table-cell>
          <table:table-cell office:value-type="float" office:value="-0.405839979649" calcext:value-type="float">
            <text:p>-0.4058399796</text:p>
          </table:table-cell>
          <table:table-cell office:value-type="float" office:value="7.19126814309" calcext:value-type="float">
            <text:p>7.1912681431</text:p>
          </table:table-cell>
          <table:table-cell office:value-type="float" office:value="-0.272391494808" calcext:value-type="float">
            <text:p>-0.2723914948</text:p>
          </table:table-cell>
        </table:table-row>
        <table:table-row table:style-name="ro1">
          <table:table-cell office:value-type="float" office:value="6.36832141876" calcext:value-type="float">
            <text:p>6.3683214188</text:p>
          </table:table-cell>
          <table:table-cell office:value-type="float" office:value="-0.405501633883" calcext:value-type="float">
            <text:p>-0.4055016339</text:p>
          </table:table-cell>
          <table:table-cell office:value-type="float" office:value="7.19176003855" calcext:value-type="float">
            <text:p>7.1917600386</text:p>
          </table:table-cell>
          <table:table-cell office:value-type="float" office:value="-0.272513129133" calcext:value-type="float">
            <text:p>-0.2725131291</text:p>
          </table:table-cell>
        </table:table-row>
        <table:table-row table:style-name="ro1">
          <table:table-cell office:value-type="float" office:value="6.36918592453" calcext:value-type="float">
            <text:p>6.3691859245</text:p>
          </table:table-cell>
          <table:table-cell office:value-type="float" office:value="-0.405963212252" calcext:value-type="float">
            <text:p>-0.4059632123</text:p>
          </table:table-cell>
          <table:table-cell office:value-type="float" office:value="7.19266414759" calcext:value-type="float">
            <text:p>7.1926641476</text:p>
          </table:table-cell>
          <table:table-cell office:value-type="float" office:value="-0.272520320946" calcext:value-type="float">
            <text:p>-0.2725203209</text:p>
          </table:table-cell>
        </table:table-row>
        <table:table-row table:style-name="ro1">
          <table:table-cell office:value-type="float" office:value="6.36965560913" calcext:value-type="float">
            <text:p>6.3696556091</text:p>
          </table:table-cell>
          <table:table-cell office:value-type="float" office:value="-0.406410902739" calcext:value-type="float">
            <text:p>-0.4064109027</text:p>
          </table:table-cell>
          <table:table-cell office:value-type="float" office:value="7.19347031647" calcext:value-type="float">
            <text:p>7.1934703165</text:p>
          </table:table-cell>
          <table:table-cell office:value-type="float" office:value="-0.272620775777" calcext:value-type="float">
            <text:p>-0.2726207758</text:p>
          </table:table-cell>
        </table:table-row>
        <table:table-row table:style-name="ro1">
          <table:table-cell office:value-type="float" office:value="6.36925697327" calcext:value-type="float">
            <text:p>6.3692569733</text:p>
          </table:table-cell>
          <table:table-cell office:value-type="float" office:value="-0.406052231789" calcext:value-type="float">
            <text:p>-0.4060522318</text:p>
          </table:table-cell>
          <table:table-cell office:value-type="float" office:value="7.19390929754" calcext:value-type="float">
            <text:p>7.1939092975</text:p>
          </table:table-cell>
          <table:table-cell office:value-type="float" office:value="-0.27287880433" calcext:value-type="float">
            <text:p>-0.2728788043</text:p>
          </table:table-cell>
        </table:table-row>
        <table:table-row table:style-name="ro1">
          <table:table-cell office:value-type="float" office:value="6.36896276474" calcext:value-type="float">
            <text:p>6.3689627647</text:p>
          </table:table-cell>
          <table:table-cell office:value-type="float" office:value="-0.406054109335" calcext:value-type="float">
            <text:p>-0.4060541093</text:p>
          </table:table-cell>
          <table:table-cell office:value-type="float" office:value="7.19356879793" calcext:value-type="float">
            <text:p>7.1935687979</text:p>
          </table:table-cell>
          <table:table-cell office:value-type="float" office:value="-0.272879487265" calcext:value-type="float">
            <text:p>-0.2728794873</text:p>
          </table:table-cell>
        </table:table-row>
        <table:table-row table:style-name="ro1">
          <table:table-cell office:value-type="float" office:value="6.36874294281" calcext:value-type="float">
            <text:p>6.3687429428</text:p>
          </table:table-cell>
          <table:table-cell office:value-type="float" office:value="-0.406227111816" calcext:value-type="float">
            <text:p>-0.4062271118</text:p>
          </table:table-cell>
          <table:table-cell office:value-type="float" office:value="7.19327636263" calcext:value-type="float">
            <text:p>7.1932763626</text:p>
          </table:table-cell>
          <table:table-cell office:value-type="float" office:value="-0.272892341199" calcext:value-type="float">
            <text:p>-0.2728923412</text:p>
          </table:table-cell>
        </table:table-row>
        <table:table-row table:style-name="ro1">
          <table:table-cell office:value-type="float" office:value="6.36866188049" calcext:value-type="float">
            <text:p>6.3686618805</text:p>
          </table:table-cell>
          <table:table-cell office:value-type="float" office:value="-0.406161874533" calcext:value-type="float">
            <text:p>-0.4061618745</text:p>
          </table:table-cell>
          <table:table-cell office:value-type="float" office:value="7.19304671518" calcext:value-type="float">
            <text:p>7.1930467152</text:p>
          </table:table-cell>
          <table:table-cell office:value-type="float" office:value="-0.273004534789" calcext:value-type="float">
            <text:p>-0.2730045348</text:p>
          </table:table-cell>
        </table:table-row>
        <table:table-row table:style-name="ro1">
          <table:table-cell office:value-type="float" office:value="6.36862945557" calcext:value-type="float">
            <text:p>6.3686294556</text:p>
          </table:table-cell>
          <table:table-cell office:value-type="float" office:value="-0.406168490648" calcext:value-type="float">
            <text:p>-0.4061684906</text:p>
          </table:table-cell>
          <table:table-cell office:value-type="float" office:value="7.1929850513" calcext:value-type="float">
            <text:p>7.1929850513</text:p>
          </table:table-cell>
          <table:table-cell office:value-type="float" office:value="-0.273059379299" calcext:value-type="float">
            <text:p>-0.2730593793</text:p>
          </table:table-cell>
        </table:table-row>
        <table:table-row table:style-name="ro1">
          <table:table-cell office:value-type="float" office:value="6.36892938614" calcext:value-type="float">
            <text:p>6.3689293861</text:p>
          </table:table-cell>
          <table:table-cell office:value-type="float" office:value="-0.406182259321" calcext:value-type="float">
            <text:p>-0.4061822593</text:p>
          </table:table-cell>
          <table:table-cell office:value-type="float" office:value="7.1929371303" calcext:value-type="float">
            <text:p>7.1929371303</text:p>
          </table:table-cell>
          <table:table-cell office:value-type="float" office:value="-0.272970061469" calcext:value-type="float">
            <text:p>-0.2729700615</text:p>
          </table:table-cell>
        </table:table-row>
        <table:table-row table:style-name="ro1">
          <table:table-cell office:value-type="float" office:value="6.36919546127" calcext:value-type="float">
            <text:p>6.3691954613</text:p>
          </table:table-cell>
          <table:table-cell office:value-type="float" office:value="-0.406142830849" calcext:value-type="float">
            <text:p>-0.4061428308</text:p>
          </table:table-cell>
          <table:table-cell office:value-type="float" office:value="7.19322581303" calcext:value-type="float">
            <text:p>7.193225813</text:p>
          </table:table-cell>
          <table:table-cell office:value-type="float" office:value="-0.272914240743" calcext:value-type="float">
            <text:p>-0.2729142407</text:p>
          </table:table-cell>
        </table:table-row>
        <table:table-row table:style-name="ro1">
          <table:table-cell office:value-type="float" office:value="6.36961221695" calcext:value-type="float">
            <text:p>6.369612217</text:p>
          </table:table-cell>
          <table:table-cell office:value-type="float" office:value="-0.406232982874" calcext:value-type="float">
            <text:p>-0.4062329829</text:p>
          </table:table-cell>
          <table:table-cell office:value-type="float" office:value="7.19350920102" calcext:value-type="float">
            <text:p>7.193509201</text:p>
          </table:table-cell>
          <table:table-cell office:value-type="float" office:value="-0.272981940825" calcext:value-type="float">
            <text:p>-0.2729819408</text:p>
          </table:table-cell>
        </table:table-row>
        <table:table-row table:style-name="ro1">
          <table:table-cell office:value-type="float" office:value="6.3708114624" calcext:value-type="float">
            <text:p>6.3708114624</text:p>
          </table:table-cell>
          <table:table-cell office:value-type="float" office:value="-0.406067371368" calcext:value-type="float">
            <text:p>-0.4060673714</text:p>
          </table:table-cell>
          <table:table-cell office:value-type="float" office:value="7.19393198454" calcext:value-type="float">
            <text:p>7.1939319845</text:p>
          </table:table-cell>
          <table:table-cell office:value-type="float" office:value="-0.273109412752" calcext:value-type="float">
            <text:p>-0.2731094128</text:p>
          </table:table-cell>
        </table:table-row>
        <table:table-row table:style-name="ro1">
          <table:table-cell office:value-type="float" office:value="6.3725233078" calcext:value-type="float">
            <text:p>6.3725233078</text:p>
          </table:table-cell>
          <table:table-cell office:value-type="float" office:value="-0.40604159236" calcext:value-type="float">
            <text:p>-0.4060415924</text:p>
          </table:table-cell>
          <table:table-cell office:value-type="float" office:value="7.19515617438" calcext:value-type="float">
            <text:p>7.1951561744</text:p>
          </table:table-cell>
          <table:table-cell office:value-type="float" office:value="-0.273098352449" calcext:value-type="float">
            <text:p>-0.2730983524</text:p>
          </table:table-cell>
        </table:table-row>
        <table:table-row table:style-name="ro1">
          <table:table-cell office:value-type="float" office:value="6.37401199341" calcext:value-type="float">
            <text:p>6.3740119934</text:p>
          </table:table-cell>
          <table:table-cell office:value-type="float" office:value="-0.406013995409" calcext:value-type="float">
            <text:p>-0.4060139954</text:p>
          </table:table-cell>
          <table:table-cell office:value-type="float" office:value="7.19683399752" calcext:value-type="float">
            <text:p>7.1968339975</text:p>
          </table:table-cell>
          <table:table-cell office:value-type="float" office:value="-0.27286182296" calcext:value-type="float">
            <text:p>-0.272861823</text:p>
          </table:table-cell>
        </table:table-row>
        <table:table-row table:style-name="ro1">
          <table:table-cell office:value-type="float" office:value="6.37422561646" calcext:value-type="float">
            <text:p>6.3742256165</text:p>
          </table:table-cell>
          <table:table-cell office:value-type="float" office:value="-0.406085163355" calcext:value-type="float">
            <text:p>-0.4060851634</text:p>
          </table:table-cell>
          <table:table-cell office:value-type="float" office:value="7.19826493501" calcext:value-type="float">
            <text:p>7.198264935</text:p>
          </table:table-cell>
          <table:table-cell office:value-type="float" office:value="-0.272477287249" calcext:value-type="float">
            <text:p>-0.2724772872</text:p>
          </table:table-cell>
        </table:table-row>
        <table:table-row table:style-name="ro1">
          <table:table-cell office:value-type="float" office:value="6.37376880646" calcext:value-type="float">
            <text:p>6.3737688065</text:p>
          </table:table-cell>
          <table:table-cell office:value-type="float" office:value="-0.40622445941" calcext:value-type="float">
            <text:p>-0.4062244594</text:p>
          </table:table-cell>
          <table:table-cell office:value-type="float" office:value="7.19848058505" calcext:value-type="float">
            <text:p>7.1984805851</text:p>
          </table:table-cell>
          <table:table-cell office:value-type="float" office:value="-0.272560967386" calcext:value-type="float">
            <text:p>-0.2725609674</text:p>
          </table:table-cell>
        </table:table-row>
        <table:table-row table:style-name="ro1">
          <table:table-cell office:value-type="float" office:value="6.3727889061" calcext:value-type="float">
            <text:p>6.3727889061</text:p>
          </table:table-cell>
          <table:table-cell office:value-type="float" office:value="-0.40625423193" calcext:value-type="float">
            <text:p>-0.4062542319</text:p>
          </table:table-cell>
          <table:table-cell office:value-type="float" office:value="7.19802896614" calcext:value-type="float">
            <text:p>7.1980289661</text:p>
          </table:table-cell>
          <table:table-cell office:value-type="float" office:value="-0.272732312349" calcext:value-type="float">
            <text:p>-0.2727323123</text:p>
          </table:table-cell>
        </table:table-row>
        <table:table-row table:style-name="ro1">
          <table:table-cell office:value-type="float" office:value="6.37195301056" calcext:value-type="float">
            <text:p>6.3719530106</text:p>
          </table:table-cell>
          <table:table-cell office:value-type="float" office:value="-0.406312942505" calcext:value-type="float">
            <text:p>-0.4063129425</text:p>
          </table:table-cell>
          <table:table-cell office:value-type="float" office:value="7.19705617483" calcext:value-type="float">
            <text:p>7.1970561748</text:p>
          </table:table-cell>
          <table:table-cell office:value-type="float" office:value="-0.27280598781" calcext:value-type="float">
            <text:p>-0.2728059878</text:p>
          </table:table-cell>
        </table:table-row>
        <table:table-row table:style-name="ro1">
          <table:table-cell office:value-type="float" office:value="6.37155580521" calcext:value-type="float">
            <text:p>6.3715558052</text:p>
          </table:table-cell>
          <table:table-cell office:value-type="float" office:value="-0.406134814024" calcext:value-type="float">
            <text:p>-0.406134814</text:p>
          </table:table-cell>
          <table:table-cell office:value-type="float" office:value="7.19622870049" calcext:value-type="float">
            <text:p>7.1962287005</text:p>
          </table:table-cell>
          <table:table-cell office:value-type="float" office:value="-0.272916723862" calcext:value-type="float">
            <text:p>-0.2729167239</text:p>
          </table:table-cell>
        </table:table-row>
        <table:table-row table:style-name="ro1">
          <table:table-cell office:value-type="float" office:value="6.37188863754" calcext:value-type="float">
            <text:p>6.3718886375</text:p>
          </table:table-cell>
          <table:table-cell office:value-type="float" office:value="-0.405916690826" calcext:value-type="float">
            <text:p>-0.4059166908</text:p>
          </table:table-cell>
          <table:table-cell office:value-type="float" office:value="7.19583348448" calcext:value-type="float">
            <text:p>7.1958334845</text:p>
          </table:table-cell>
          <table:table-cell office:value-type="float" office:value="-0.272750888398" calcext:value-type="float">
            <text:p>-0.2727508884</text:p>
          </table:table-cell>
        </table:table-row>
        <table:table-row table:style-name="ro1">
          <table:table-cell office:value-type="float" office:value="6.37233734131" calcext:value-type="float">
            <text:p>6.3723373413</text:p>
          </table:table-cell>
          <table:table-cell office:value-type="float" office:value="-0.405899107456" calcext:value-type="float">
            <text:p>-0.4058991075</text:p>
          </table:table-cell>
          <table:table-cell office:value-type="float" office:value="7.19616645891" calcext:value-type="float">
            <text:p>7.1961664589</text:p>
          </table:table-cell>
          <table:table-cell office:value-type="float" office:value="-0.272533643274" calcext:value-type="float">
            <text:p>-0.2725336433</text:p>
          </table:table-cell>
        </table:table-row>
        <table:table-row table:style-name="ro1">
          <table:table-cell office:value-type="float" office:value="6.3723487854" calcext:value-type="float">
            <text:p>6.3723487854</text:p>
          </table:table-cell>
          <table:table-cell office:value-type="float" office:value="-0.406094282866" calcext:value-type="float">
            <text:p>-0.4060942829</text:p>
          </table:table-cell>
          <table:table-cell office:value-type="float" office:value="7.19659497671" calcext:value-type="float">
            <text:p>7.1965949767</text:p>
          </table:table-cell>
          <table:table-cell office:value-type="float" office:value="-0.272391374942" calcext:value-type="float">
            <text:p>-0.2723913749</text:p>
          </table:table-cell>
        </table:table-row>
        <table:table-row table:style-name="ro1">
          <table:table-cell office:value-type="float" office:value="6.37155151367" calcext:value-type="float">
            <text:p>6.3715515137</text:p>
          </table:table-cell>
          <table:table-cell office:value-type="float" office:value="-0.406503170729" calcext:value-type="float">
            <text:p>-0.4065031707</text:p>
          </table:table-cell>
          <table:table-cell office:value-type="float" office:value="7.19659251423" calcext:value-type="float">
            <text:p>7.1965925142</text:p>
          </table:table-cell>
          <table:table-cell office:value-type="float" office:value="-0.272500721457" calcext:value-type="float">
            <text:p>-0.2725007215</text:p>
          </table:table-cell>
        </table:table-row>
        <table:table-row table:style-name="ro1">
          <table:table-cell office:value-type="float" office:value="6.37005710602" calcext:value-type="float">
            <text:p>6.370057106</text:p>
          </table:table-cell>
          <table:table-cell office:value-type="float" office:value="-0.406507074833" calcext:value-type="float">
            <text:p>-0.4065070748</text:p>
          </table:table-cell>
          <table:table-cell office:value-type="float" office:value="7.19576383986" calcext:value-type="float">
            <text:p>7.1957638399</text:p>
          </table:table-cell>
          <table:table-cell office:value-type="float" office:value="-0.272716005729" calcext:value-type="float">
            <text:p>-0.2727160057</text:p>
          </table:table-cell>
        </table:table-row>
        <table:table-row table:style-name="ro1">
          <table:table-cell office:value-type="float" office:value="6.36852836609" calcext:value-type="float">
            <text:p>6.3685283661</text:p>
          </table:table-cell>
          <table:table-cell office:value-type="float" office:value="-0.405875295401" calcext:value-type="float">
            <text:p>-0.4058752954</text:p>
          </table:table-cell>
          <table:table-cell office:value-type="float" office:value="7.19430677558" calcext:value-type="float">
            <text:p>7.1943067756</text:p>
          </table:table-cell>
          <table:table-cell office:value-type="float" office:value="-0.272950171624" calcext:value-type="float">
            <text:p>-0.2729501716</text:p>
          </table:table-cell>
        </table:table-row>
        <table:table-row table:style-name="ro1">
          <table:table-cell office:value-type="float" office:value="6.36765480042" calcext:value-type="float">
            <text:p>6.3676548004</text:p>
          </table:table-cell>
          <table:table-cell office:value-type="float" office:value="-0.405624568462" calcext:value-type="float">
            <text:p>-0.4056245685</text:p>
          </table:table-cell>
          <table:table-cell office:value-type="float" office:value="7.19291683773" calcext:value-type="float">
            <text:p>7.1929168377</text:p>
          </table:table-cell>
          <table:table-cell office:value-type="float" office:value="-0.273177850069" calcext:value-type="float">
            <text:p>-0.2731778501</text:p>
          </table:table-cell>
        </table:table-row>
        <table:table-row table:style-name="ro1">
          <table:table-cell office:value-type="float" office:value="6.36629152298" calcext:value-type="float">
            <text:p>6.366291523</text:p>
          </table:table-cell>
          <table:table-cell office:value-type="float" office:value="-0.405628025532" calcext:value-type="float">
            <text:p>-0.4056280255</text:p>
          </table:table-cell>
          <table:table-cell office:value-type="float" office:value="7.19210629509" calcext:value-type="float">
            <text:p>7.1921062951</text:p>
          </table:table-cell>
          <table:table-cell office:value-type="float" office:value="-0.273319250736" calcext:value-type="float">
            <text:p>-0.2733192507</text:p>
          </table:table-cell>
        </table:table-row>
        <table:table-row table:style-name="ro1">
          <table:table-cell office:value-type="float" office:value="6.36355876923" calcext:value-type="float">
            <text:p>6.3635587692</text:p>
          </table:table-cell>
          <table:table-cell office:value-type="float" office:value="-0.406704366207" calcext:value-type="float">
            <text:p>-0.4067043662</text:p>
          </table:table-cell>
          <table:table-cell office:value-type="float" office:value="7.19074692838" calcext:value-type="float">
            <text:p>7.1907469284</text:p>
          </table:table-cell>
          <table:table-cell office:value-type="float" office:value="-0.273347079546" calcext:value-type="float">
            <text:p>-0.2733470795</text:p>
          </table:table-cell>
        </table:table-row>
        <table:table-row table:style-name="ro1">
          <table:table-cell office:value-type="float" office:value="6.35791349411" calcext:value-type="float">
            <text:p>6.3579134941</text:p>
          </table:table-cell>
          <table:table-cell office:value-type="float" office:value="-0.408813804388" calcext:value-type="float">
            <text:p>-0.4088138044</text:p>
          </table:table-cell>
          <table:table-cell office:value-type="float" office:value="7.18793020045" calcext:value-type="float">
            <text:p>7.1879302005</text:p>
          </table:table-cell>
          <table:table-cell office:value-type="float" office:value="-0.273901099865" calcext:value-type="float">
            <text:p>-0.2739010999</text:p>
          </table:table-cell>
        </table:table-row>
        <table:table-row table:style-name="ro1">
          <table:table-cell office:value-type="float" office:value="6.35001659393" calcext:value-type="float">
            <text:p>6.3500165939</text:p>
          </table:table-cell>
          <table:table-cell office:value-type="float" office:value="-0.411321163177" calcext:value-type="float">
            <text:p>-0.4113211632</text:p>
          </table:table-cell>
          <table:table-cell office:value-type="float" office:value="7.18218545354" calcext:value-type="float">
            <text:p>7.1821854535</text:p>
          </table:table-cell>
          <table:table-cell office:value-type="float" office:value="-0.275394536418" calcext:value-type="float">
            <text:p>-0.2753945364</text:p>
          </table:table-cell>
        </table:table-row>
        <table:table-row table:style-name="ro1">
          <table:table-cell office:value-type="float" office:value="6.34156227112" calcext:value-type="float">
            <text:p>6.3415622711</text:p>
          </table:table-cell>
          <table:table-cell office:value-type="float" office:value="-0.413684308529" calcext:value-type="float">
            <text:p>-0.4136843085</text:p>
          </table:table-cell>
          <table:table-cell office:value-type="float" office:value="7.17426779288" calcext:value-type="float">
            <text:p>7.1742677929</text:p>
          </table:table-cell>
          <table:table-cell office:value-type="float" office:value="-0.277773698949" calcext:value-type="float">
            <text:p>-0.2777736989</text:p>
          </table:table-cell>
        </table:table-row>
        <table:table-row table:style-name="ro1">
          <table:table-cell office:value-type="float" office:value="6.33287286758" calcext:value-type="float">
            <text:p>6.3328728676</text:p>
          </table:table-cell>
          <table:table-cell office:value-type="float" office:value="-0.415544480085" calcext:value-type="float">
            <text:p>-0.4155444801</text:p>
          </table:table-cell>
          <table:table-cell office:value-type="float" office:value="7.16582317736" calcext:value-type="float">
            <text:p>7.1658231774</text:p>
          </table:table-cell>
          <table:table-cell office:value-type="float" office:value="-0.280196771259" calcext:value-type="float">
            <text:p>-0.2801967713</text:p>
          </table:table-cell>
        </table:table-row>
        <table:table-row table:style-name="ro1">
          <table:table-cell office:value-type="float" office:value="6.32353687286" calcext:value-type="float">
            <text:p>6.3235368729</text:p>
          </table:table-cell>
          <table:table-cell office:value-type="float" office:value="-0.417630970478" calcext:value-type="float">
            <text:p>-0.4176309705</text:p>
          </table:table-cell>
          <table:table-cell office:value-type="float" office:value="7.15713835927" calcext:value-type="float">
            <text:p>7.1571383593</text:p>
          </table:table-cell>
          <table:table-cell office:value-type="float" office:value="-0.282085260195" calcext:value-type="float">
            <text:p>-0.2820852602</text:p>
          </table:table-cell>
        </table:table-row>
        <table:table-row table:style-name="ro1">
          <table:table-cell office:value-type="float" office:value="6.31341838837" calcext:value-type="float">
            <text:p>6.3134183884</text:p>
          </table:table-cell>
          <table:table-cell office:value-type="float" office:value="-0.420345038176" calcext:value-type="float">
            <text:p>-0.4203450382</text:p>
          </table:table-cell>
          <table:table-cell office:value-type="float" office:value="7.14779898777" calcext:value-type="float">
            <text:p>7.1477989878</text:p>
          </table:table-cell>
          <table:table-cell office:value-type="float" office:value="-0.284150896688" calcext:value-type="float">
            <text:p>-0.2841508967</text:p>
          </table:table-cell>
        </table:table-row>
        <table:table-row table:style-name="ro1">
          <table:table-cell office:value-type="float" office:value="6.30313777924" calcext:value-type="float">
            <text:p>6.3031377792</text:p>
          </table:table-cell>
          <table:table-cell office:value-type="float" office:value="-0.422832340002" calcext:value-type="float">
            <text:p>-0.42283234</text:p>
          </table:table-cell>
          <table:table-cell office:value-type="float" office:value="7.13759951621" calcext:value-type="float">
            <text:p>7.1375995162</text:p>
          </table:table-cell>
          <table:table-cell office:value-type="float" office:value="-0.286365813415" calcext:value-type="float">
            <text:p>-0.2863658134</text:p>
          </table:table-cell>
        </table:table-row>
        <table:table-row table:style-name="ro1">
          <table:table-cell office:value-type="float" office:value="6.29172515869" calcext:value-type="float">
            <text:p>6.2917251587</text:p>
          </table:table-cell>
          <table:table-cell office:value-type="float" office:value="-0.425417631865" calcext:value-type="float">
            <text:p>-0.4254176319</text:p>
          </table:table-cell>
          <table:table-cell office:value-type="float" office:value="7.12719739794" calcext:value-type="float">
            <text:p>7.1271973979</text:p>
          </table:table-cell>
          <table:table-cell office:value-type="float" office:value="-0.28810777288" calcext:value-type="float">
            <text:p>-0.2881077729</text:p>
          </table:table-cell>
        </table:table-row>
        <table:table-row table:style-name="ro1">
          <table:table-cell office:value-type="float" office:value="6.28154659271" calcext:value-type="float">
            <text:p>6.2815465927</text:p>
          </table:table-cell>
          <table:table-cell office:value-type="float" office:value="-0.427152425051" calcext:value-type="float">
            <text:p>-0.4271524251</text:p>
          </table:table-cell>
          <table:table-cell office:value-type="float" office:value="7.11568228397" calcext:value-type="float">
            <text:p>7.115682284</text:p>
          </table:table-cell>
          <table:table-cell office:value-type="float" office:value="-0.290067641598" calcext:value-type="float">
            <text:p>-0.2900676416</text:p>
          </table:table-cell>
        </table:table-row>
        <table:table-row table:style-name="ro1">
          <table:table-cell office:value-type="float" office:value="6.27213907242" calcext:value-type="float">
            <text:p>6.2721390724</text:p>
          </table:table-cell>
          <table:table-cell office:value-type="float" office:value="-0.428927689791" calcext:value-type="float">
            <text:p>-0.4289276898</text:p>
          </table:table-cell>
          <table:table-cell office:value-type="float" office:value="7.105467679" calcext:value-type="float">
            <text:p>7.105467679</text:p>
          </table:table-cell>
          <table:table-cell office:value-type="float" office:value="-0.291583225952" calcext:value-type="float">
            <text:p>-0.291583226</text:p>
          </table:table-cell>
        </table:table-row>
        <table:table-row table:style-name="ro1">
          <table:table-cell office:value-type="float" office:value="6.262114048" calcext:value-type="float">
            <text:p>6.262114048</text:p>
          </table:table-cell>
          <table:table-cell office:value-type="float" office:value="-0.430782675743" calcext:value-type="float">
            <text:p>-0.4307826757</text:p>
          </table:table-cell>
          <table:table-cell office:value-type="float" office:value="7.09603834107" calcext:value-type="float">
            <text:p>7.0960383411</text:p>
          </table:table-cell>
          <table:table-cell office:value-type="float" office:value="-0.293225960676" calcext:value-type="float">
            <text:p>-0.2932259607</text:p>
          </table:table-cell>
        </table:table-row>
        <table:table-row table:style-name="ro1">
          <table:table-cell office:value-type="float" office:value="6.25245952606" calcext:value-type="float">
            <text:p>6.2524595261</text:p>
          </table:table-cell>
          <table:table-cell office:value-type="float" office:value="-0.433257371187" calcext:value-type="float">
            <text:p>-0.4332573712</text:p>
          </table:table-cell>
          <table:table-cell office:value-type="float" office:value="7.08595581713" calcext:value-type="float">
            <text:p>7.0859558171</text:p>
          </table:table-cell>
          <table:table-cell office:value-type="float" office:value="-0.294732304142" calcext:value-type="float">
            <text:p>-0.2947323041</text:p>
          </table:table-cell>
        </table:table-row>
        <table:table-row table:style-name="ro1">
          <table:table-cell office:value-type="float" office:value="6.24501562119" calcext:value-type="float">
            <text:p>6.2450156212</text:p>
          </table:table-cell>
          <table:table-cell office:value-type="float" office:value="-0.433635592461" calcext:value-type="float">
            <text:p>-0.4336355925</text:p>
          </table:table-cell>
          <table:table-cell office:value-type="float" office:value="7.07621526029" calcext:value-type="float">
            <text:p>7.0762152603</text:p>
          </table:table-cell>
          <table:table-cell office:value-type="float" office:value="-0.29668704318" calcext:value-type="float">
            <text:p>-0.2966870432</text:p>
          </table:table-cell>
        </table:table-row>
        <table:table-row table:style-name="ro1">
          <table:table-cell office:value-type="float" office:value="6.23842191696" calcext:value-type="float">
            <text:p>6.238421917</text:p>
          </table:table-cell>
          <table:table-cell office:value-type="float" office:value="-0.435244172812" calcext:value-type="float">
            <text:p>-0.4352441728</text:p>
          </table:table-cell>
          <table:table-cell office:value-type="float" office:value="7.06861551917" calcext:value-type="float">
            <text:p>7.0686155192</text:p>
          </table:table-cell>
          <table:table-cell office:value-type="float" office:value="-0.296128602813" calcext:value-type="float">
            <text:p>-0.2961286028</text:p>
          </table:table-cell>
        </table:table-row>
        <table:table-row table:style-name="ro1">
          <table:table-cell office:value-type="float" office:value="6.22957181931" calcext:value-type="float">
            <text:p>6.2295718193</text:p>
          </table:table-cell>
          <table:table-cell office:value-type="float" office:value="-0.436535328627" calcext:value-type="float">
            <text:p>-0.4365353286</text:p>
          </table:table-cell>
          <table:table-cell office:value-type="float" office:value="7.06197680114" calcext:value-type="float">
            <text:p>7.0619768011</text:p>
          </table:table-cell>
          <table:table-cell office:value-type="float" office:value="-0.297467843552" calcext:value-type="float">
            <text:p>-0.2974678436</text:p>
          </table:table-cell>
        </table:table-row>
        <table:table-row table:style-name="ro1">
          <table:table-cell office:value-type="float" office:value="6.22183704376" calcext:value-type="float">
            <text:p>6.2218370438</text:p>
          </table:table-cell>
          <table:table-cell office:value-type="float" office:value="-0.435980111361" calcext:value-type="float">
            <text:p>-0.4359801114</text:p>
          </table:table-cell>
          <table:table-cell office:value-type="float" office:value="7.05328663576" calcext:value-type="float">
            <text:p>7.0532866358</text:p>
          </table:table-cell>
          <table:table-cell office:value-type="float" office:value="-0.299718424268" calcext:value-type="float">
            <text:p>-0.2997184243</text:p>
          </table:table-cell>
        </table:table-row>
        <table:table-row table:style-name="ro1">
          <table:table-cell office:value-type="float" office:value="6.21308803558" calcext:value-type="float">
            <text:p>6.2130880356</text:p>
          </table:table-cell>
          <table:table-cell office:value-type="float" office:value="-0.434845596552" calcext:value-type="float">
            <text:p>-0.4348455966</text:p>
          </table:table-cell>
          <table:table-cell office:value-type="float" office:value="7.04589616015" calcext:value-type="float">
            <text:p>7.0458961602</text:p>
          </table:table-cell>
          <table:table-cell office:value-type="float" office:value="-0.301252471794" calcext:value-type="float">
            <text:p>-0.3012524718</text:p>
          </table:table-cell>
        </table:table-row>
        <table:table-row table:style-name="ro1">
          <table:table-cell office:value-type="float" office:value="6.20326042175" calcext:value-type="float">
            <text:p>6.2032604218</text:p>
          </table:table-cell>
          <table:table-cell office:value-type="float" office:value="-0.433327496052" calcext:value-type="float">
            <text:p>-0.4333274961</text:p>
          </table:table-cell>
          <table:table-cell office:value-type="float" office:value="7.03762501384" calcext:value-type="float">
            <text:p>7.0376250138</text:p>
          </table:table-cell>
          <table:table-cell office:value-type="float" office:value="-0.303074068343" calcext:value-type="float">
            <text:p>-0.3030740683</text:p>
          </table:table-cell>
        </table:table-row>
        <table:table-row table:style-name="ro1">
          <table:table-cell office:value-type="float" office:value="6.19302845001" calcext:value-type="float">
            <text:p>6.19302845</text:p>
          </table:table-cell>
          <table:table-cell office:value-type="float" office:value="-0.433279067278" calcext:value-type="float">
            <text:p>-0.4332790673</text:p>
          </table:table-cell>
          <table:table-cell office:value-type="float" office:value="7.02823482431" calcext:value-type="float">
            <text:p>7.0282348243</text:p>
          </table:table-cell>
          <table:table-cell office:value-type="float" office:value="-0.304322847694" calcext:value-type="float">
            <text:p>-0.3043228477</text:p>
          </table:table-cell>
        </table:table-row>
        <table:table-row table:style-name="ro1">
          <table:table-cell office:value-type="float" office:value="6.1828660965" calcext:value-type="float">
            <text:p>6.1828660965</text:p>
          </table:table-cell>
          <table:table-cell office:value-type="float" office:value="-0.433675408363" calcext:value-type="float">
            <text:p>-0.4336754084</text:p>
          </table:table-cell>
          <table:table-cell office:value-type="float" office:value="7.01832203054" calcext:value-type="float">
            <text:p>7.0183220305</text:p>
          </table:table-cell>
          <table:table-cell office:value-type="float" office:value="-0.306332345747" calcext:value-type="float">
            <text:p>-0.3063323457</text:p>
          </table:table-cell>
        </table:table-row>
        <table:table-row table:style-name="ro1">
          <table:table-cell office:value-type="float" office:value="6.17178344727" calcext:value-type="float">
            <text:p>6.1717834473</text:p>
          </table:table-cell>
          <table:table-cell office:value-type="float" office:value="-0.43311843276" calcext:value-type="float">
            <text:p>-0.4331184328</text:p>
          </table:table-cell>
          <table:table-cell office:value-type="float" office:value="7.00843979941" calcext:value-type="float">
            <text:p>7.0084397994</text:p>
          </table:table-cell>
          <table:table-cell office:value-type="float" office:value="-0.308563357711" calcext:value-type="float">
            <text:p>-0.3085633577</text:p>
          </table:table-cell>
        </table:table-row>
        <table:table-row table:style-name="ro1">
          <table:table-cell office:value-type="float" office:value="6.16069984436" calcext:value-type="float">
            <text:p>6.1606998444</text:p>
          </table:table-cell>
          <table:table-cell office:value-type="float" office:value="-0.431738734245" calcext:value-type="float">
            <text:p>-0.4317387342</text:p>
          </table:table-cell>
          <table:table-cell office:value-type="float" office:value="6.99774075908" calcext:value-type="float">
            <text:p>6.9977407591</text:p>
          </table:table-cell>
          <table:table-cell office:value-type="float" office:value="-0.310564431481" calcext:value-type="float">
            <text:p>-0.3105644315</text:p>
          </table:table-cell>
        </table:table-row>
        <table:table-row table:style-name="ro1">
          <table:table-cell office:value-type="float" office:value="6.14988088608" calcext:value-type="float">
            <text:p>6.1498808861</text:p>
          </table:table-cell>
          <table:table-cell office:value-type="float" office:value="-0.430175900459" calcext:value-type="float">
            <text:p>-0.4301759005</text:p>
          </table:table-cell>
          <table:table-cell office:value-type="float" office:value="6.98716270209" calcext:value-type="float">
            <text:p>6.9871627021</text:p>
          </table:table-cell>
          <table:table-cell office:value-type="float" office:value="-0.312641677387" calcext:value-type="float">
            <text:p>-0.3126416774</text:p>
          </table:table-cell>
        </table:table-row>
        <table:table-row table:style-name="ro1">
          <table:table-cell office:value-type="float" office:value="6.13898086548" calcext:value-type="float">
            <text:p>6.1389808655</text:p>
          </table:table-cell>
          <table:table-cell office:value-type="float" office:value="-0.428192794323" calcext:value-type="float">
            <text:p>-0.4281927943</text:p>
          </table:table-cell>
          <table:table-cell office:value-type="float" office:value="6.9769160415" calcext:value-type="float">
            <text:p>6.9769160415</text:p>
          </table:table-cell>
          <table:table-cell office:value-type="float" office:value="-0.315120192807" calcext:value-type="float">
            <text:p>-0.3151201928</text:p>
          </table:table-cell>
        </table:table-row>
        <table:table-row table:style-name="ro1">
          <table:table-cell office:value-type="float" office:value="6.12534809113" calcext:value-type="float">
            <text:p>6.1253480911</text:p>
          </table:table-cell>
          <table:table-cell office:value-type="float" office:value="-0.426709294319" calcext:value-type="float">
            <text:p>-0.4267092943</text:p>
          </table:table-cell>
          <table:table-cell office:value-type="float" office:value="6.96655977362" calcext:value-type="float">
            <text:p>6.9665597736</text:p>
          </table:table-cell>
          <table:table-cell office:value-type="float" office:value="-0.317115726673" calcext:value-type="float">
            <text:p>-0.3171157267</text:p>
          </table:table-cell>
        </table:table-row>
        <table:table-row table:style-name="ro1">
          <table:table-cell office:value-type="float" office:value="6.1108288765" calcext:value-type="float">
            <text:p>6.1108288765</text:p>
          </table:table-cell>
          <table:table-cell office:value-type="float" office:value="-0.425481587648" calcext:value-type="float">
            <text:p>-0.4254815876</text:p>
          </table:table-cell>
          <table:table-cell office:value-type="float" office:value="6.95338588616" calcext:value-type="float">
            <text:p>6.9533858862</text:p>
          </table:table-cell>
          <table:table-cell office:value-type="float" office:value="-0.319106440461" calcext:value-type="float">
            <text:p>-0.3191064405</text:p>
          </table:table-cell>
        </table:table-row>
        <table:table-row table:style-name="ro1">
          <table:table-cell office:value-type="float" office:value="6.09617090225" calcext:value-type="float">
            <text:p>6.0961709023</text:p>
          </table:table-cell>
          <table:table-cell office:value-type="float" office:value="-0.424974292517" calcext:value-type="float">
            <text:p>-0.4249742925</text:p>
          </table:table-cell>
          <table:table-cell office:value-type="float" office:value="6.93924037612" calcext:value-type="float">
            <text:p>6.9392403761</text:p>
          </table:table-cell>
          <table:table-cell office:value-type="float" office:value="-0.3207946665" calcext:value-type="float">
            <text:p>-0.3207946665</text:p>
          </table:table-cell>
        </table:table-row>
        <table:table-row table:style-name="ro1">
          <table:table-cell office:value-type="float" office:value="6.0804476738" calcext:value-type="float">
            <text:p>6.0804476738</text:p>
          </table:table-cell>
          <table:table-cell office:value-type="float" office:value="-0.424466341734" calcext:value-type="float">
            <text:p>-0.4244663417</text:p>
          </table:table-cell>
          <table:table-cell office:value-type="float" office:value="6.92489146023" calcext:value-type="float">
            <text:p>6.9248914602</text:p>
          </table:table-cell>
          <table:table-cell office:value-type="float" office:value="-0.32276274252" calcext:value-type="float">
            <text:p>-0.3227627425</text:p>
          </table:table-cell>
        </table:table-row>
        <table:table-row table:style-name="ro1">
          <table:table-cell office:value-type="float" office:value="6.06916904449" calcext:value-type="float">
            <text:p>6.0691690445</text:p>
          </table:table-cell>
          <table:table-cell office:value-type="float" office:value="-0.424414813519" calcext:value-type="float">
            <text:p>-0.4244148135</text:p>
          </table:table-cell>
          <table:table-cell office:value-type="float" office:value="6.90943912295" calcext:value-type="float">
            <text:p>6.909439123</text:p>
          </table:table-cell>
          <table:table-cell office:value-type="float" office:value="-0.324475635157" calcext:value-type="float">
            <text:p>-0.3244756352</text:p>
          </table:table-cell>
        </table:table-row>
        <table:table-row table:style-name="ro1">
          <table:table-cell office:value-type="float" office:value="6.05852222443" calcext:value-type="float">
            <text:p>6.0585222244</text:p>
          </table:table-cell>
          <table:table-cell office:value-type="float" office:value="-0.424851834774" calcext:value-type="float">
            <text:p>-0.4248518348</text:p>
          </table:table-cell>
          <table:table-cell office:value-type="float" office:value="6.89835908216" calcext:value-type="float">
            <text:p>6.8983590822</text:p>
          </table:table-cell>
          <table:table-cell office:value-type="float" office:value="-0.326084525182" calcext:value-type="float">
            <text:p>-0.3260845252</text:p>
          </table:table-cell>
        </table:table-row>
        <table:table-row table:style-name="ro1">
          <table:table-cell office:value-type="float" office:value="6.047935009" calcext:value-type="float">
            <text:p>6.047935009</text:p>
          </table:table-cell>
          <table:table-cell office:value-type="float" office:value="-0.425513416529" calcext:value-type="float">
            <text:p>-0.4255134165</text:p>
          </table:table-cell>
          <table:table-cell office:value-type="float" office:value="6.88785933128" calcext:value-type="float">
            <text:p>6.8878593313</text:p>
          </table:table-cell>
          <table:table-cell office:value-type="float" office:value="-0.327769769684" calcext:value-type="float">
            <text:p>-0.3277697697</text:p>
          </table:table-cell>
        </table:table-row>
        <table:table-row table:style-name="ro1">
          <table:table-cell office:value-type="float" office:value="5.98989009857" calcext:value-type="float">
            <text:p>5.9898900986</text:p>
          </table:table-cell>
          <table:table-cell office:value-type="float" office:value="-0.422668606043" calcext:value-type="float">
            <text:p>-0.422668606</text:p>
          </table:table-cell>
          <table:table-cell office:value-type="float" office:value="6.87737882874" calcext:value-type="float">
            <text:p>6.8773788287</text:p>
          </table:table-cell>
          <table:table-cell office:value-type="float" office:value="-0.329347341076" calcext:value-type="float">
            <text:p>-0.3293473411</text:p>
          </table:table-cell>
        </table:table-row>
        <table:table-row table:style-name="ro1">
          <table:table-cell office:value-type="float" office:value="5.97690439224" calcext:value-type="float">
            <text:p>5.9769043922</text:p>
          </table:table-cell>
          <table:table-cell office:value-type="float" office:value="-0.423806607723" calcext:value-type="float">
            <text:p>-0.4238066077</text:p>
          </table:table-cell>
          <table:table-cell office:value-type="float" office:value="6.8193025269" calcext:value-type="float">
            <text:p>6.8193025269</text:p>
          </table:table-cell>
          <table:table-cell office:value-type="float" office:value="-0.326232161137" calcext:value-type="float">
            <text:p>-0.3262321611</text:p>
          </table:table-cell>
        </table:table-row>
        <table:table-row table:style-name="ro1">
          <table:table-cell office:value-type="float" office:value="5.95552539825" calcext:value-type="float">
            <text:p>5.9555253983</text:p>
          </table:table-cell>
          <table:table-cell office:value-type="float" office:value="-0.425316691399" calcext:value-type="float">
            <text:p>-0.4253166914</text:p>
          </table:table-cell>
          <table:table-cell office:value-type="float" office:value="6.80630530887" calcext:value-type="float">
            <text:p>6.8063053089</text:p>
          </table:table-cell>
          <table:table-cell office:value-type="float" office:value="-0.327271206624" calcext:value-type="float">
            <text:p>-0.3272712066</text:p>
          </table:table-cell>
        </table:table-row>
        <table:table-row table:style-name="ro1">
          <table:table-cell office:value-type="float" office:value="5.94111585617" calcext:value-type="float">
            <text:p>5.9411158562</text:p>
          </table:table-cell>
          <table:table-cell office:value-type="float" office:value="-0.42734837532" calcext:value-type="float">
            <text:p>-0.4273483753</text:p>
          </table:table-cell>
          <table:table-cell office:value-type="float" office:value="6.78484312357" calcext:value-type="float">
            <text:p>6.7848431236</text:p>
          </table:table-cell>
          <table:table-cell office:value-type="float" office:value="-0.328069199731" calcext:value-type="float">
            <text:p>-0.3280691997</text:p>
          </table:table-cell>
        </table:table-row>
        <table:table-row table:style-name="ro1">
          <table:table-cell office:value-type="float" office:value="5.92665576935" calcext:value-type="float">
            <text:p>5.9266557694</text:p>
          </table:table-cell>
          <table:table-cell office:value-type="float" office:value="-0.429003089666" calcext:value-type="float">
            <text:p>-0.4290030897</text:p>
          </table:table-cell>
          <table:table-cell office:value-type="float" office:value="6.77034328103" calcext:value-type="float">
            <text:p>6.770343281</text:p>
          </table:table-cell>
          <table:table-cell office:value-type="float" office:value="-0.329333876241" calcext:value-type="float">
            <text:p>-0.3293338762</text:p>
          </table:table-cell>
        </table:table-row>
        <table:table-row table:style-name="ro1">
          <table:table-cell office:value-type="float" office:value="5.91198015213" calcext:value-type="float">
            <text:p>5.9119801521</text:p>
          </table:table-cell>
          <table:table-cell office:value-type="float" office:value="-0.430579781532" calcext:value-type="float">
            <text:p>-0.4305797815</text:p>
          </table:table-cell>
          <table:table-cell office:value-type="float" office:value="6.75581646701" calcext:value-type="float">
            <text:p>6.755816467</text:p>
          </table:table-cell>
          <table:table-cell office:value-type="float" office:value="-0.330425700658" calcext:value-type="float">
            <text:p>-0.3304257007</text:p>
          </table:table-cell>
        </table:table-row>
        <table:table-row table:style-name="ro1">
          <table:table-cell office:value-type="float" office:value="5.89751386642" calcext:value-type="float">
            <text:p>5.8975138664</text:p>
          </table:table-cell>
          <table:table-cell office:value-type="float" office:value="-0.432550549507" calcext:value-type="float">
            <text:p>-0.4325505495</text:p>
          </table:table-cell>
          <table:table-cell office:value-type="float" office:value="6.74109663583" calcext:value-type="float">
            <text:p>6.7410966358</text:p>
          </table:table-cell>
          <table:table-cell office:value-type="float" office:value="-0.331631205921" calcext:value-type="float">
            <text:p>-0.3316312059</text:p>
          </table:table-cell>
        </table:table-row>
        <table:table-row table:style-name="ro1">
          <table:table-cell office:value-type="float" office:value="5.88210105896" calcext:value-type="float">
            <text:p>5.882101059</text:p>
          </table:table-cell>
          <table:table-cell office:value-type="float" office:value="-0.434666663408" calcext:value-type="float">
            <text:p>-0.4346666634</text:p>
          </table:table-cell>
          <table:table-cell office:value-type="float" office:value="6.72655434626" calcext:value-type="float">
            <text:p>6.7265543463</text:p>
          </table:table-cell>
          <table:table-cell office:value-type="float" office:value="-0.332967182609" calcext:value-type="float">
            <text:p>-0.3329671826</text:p>
          </table:table-cell>
        </table:table-row>
        <table:table-row table:style-name="ro1">
          <table:table-cell office:value-type="float" office:value="5.86722898483" calcext:value-type="float">
            <text:p>5.8672289848</text:p>
          </table:table-cell>
          <table:table-cell office:value-type="float" office:value="-0.435845255852" calcext:value-type="float">
            <text:p>-0.4358452559</text:p>
          </table:table-cell>
          <table:table-cell office:value-type="float" office:value="6.71107257307" calcext:value-type="float">
            <text:p>6.7110725731</text:p>
          </table:table-cell>
          <table:table-cell office:value-type="float" office:value="-0.334510820029" calcext:value-type="float">
            <text:p>-0.33451082</text:p>
          </table:table-cell>
        </table:table-row>
        <table:table-row table:style-name="ro1">
          <table:table-cell office:value-type="float" office:value="5.85322093964" calcext:value-type="float">
            <text:p>5.8532209396</text:p>
          </table:table-cell>
          <table:table-cell office:value-type="float" office:value="-0.437041521072" calcext:value-type="float">
            <text:p>-0.4370415211</text:p>
          </table:table-cell>
          <table:table-cell office:value-type="float" office:value="6.69617996993" calcext:value-type="float">
            <text:p>6.6961799699</text:p>
          </table:table-cell>
          <table:table-cell office:value-type="float" office:value="-0.335519643619" calcext:value-type="float">
            <text:p>-0.3355196436</text:p>
          </table:table-cell>
        </table:table-row>
        <table:table-row table:style-name="ro1">
          <table:table-cell office:value-type="float" office:value="5.8373799324" calcext:value-type="float">
            <text:p>5.8373799324</text:p>
          </table:table-cell>
          <table:table-cell office:value-type="float" office:value="-0.438827157021" calcext:value-type="float">
            <text:p>-0.438827157</text:p>
          </table:table-cell>
          <table:table-cell office:value-type="float" office:value="6.68216374617" calcext:value-type="float">
            <text:p>6.6821637462</text:p>
          </table:table-cell>
          <table:table-cell office:value-type="float" office:value="-0.336648355694" calcext:value-type="float">
            <text:p>-0.3366483557</text:p>
          </table:table-cell>
        </table:table-row>
        <table:table-row table:style-name="ro1">
          <table:table-cell office:value-type="float" office:value="5.82271623611" calcext:value-type="float">
            <text:p>5.8227162361</text:p>
          </table:table-cell>
          <table:table-cell office:value-type="float" office:value="-0.439890563488" calcext:value-type="float">
            <text:p>-0.4398905635</text:p>
          </table:table-cell>
          <table:table-cell office:value-type="float" office:value="6.66629862566" calcext:value-type="float">
            <text:p>6.6662986257</text:p>
          </table:table-cell>
          <table:table-cell office:value-type="float" office:value="-0.33823508903" calcext:value-type="float">
            <text:p>-0.338235089</text:p>
          </table:table-cell>
        </table:table-row>
        <table:table-row table:style-name="ro1">
          <table:table-cell office:value-type="float" office:value="5.80912876129" calcext:value-type="float">
            <text:p>5.8091287613</text:p>
          </table:table-cell>
          <table:table-cell office:value-type="float" office:value="-0.441131472588" calcext:value-type="float">
            <text:p>-0.4411314726</text:p>
          </table:table-cell>
          <table:table-cell office:value-type="float" office:value="6.65164572068" calcext:value-type="float">
            <text:p>6.6516457207</text:p>
          </table:table-cell>
          <table:table-cell office:value-type="float" office:value="-0.339387460101" calcext:value-type="float">
            <text:p>-0.3393874601</text:p>
          </table:table-cell>
        </table:table-row>
        <table:table-row table:style-name="ro1">
          <table:table-cell office:value-type="float" office:value="5.795170784" calcext:value-type="float">
            <text:p>5.795170784</text:p>
          </table:table-cell>
          <table:table-cell office:value-type="float" office:value="-0.442690581083" calcext:value-type="float">
            <text:p>-0.4426905811</text:p>
          </table:table-cell>
          <table:table-cell office:value-type="float" office:value="6.63808220423" calcext:value-type="float">
            <text:p>6.6380822042</text:p>
          </table:table-cell>
          <table:table-cell office:value-type="float" office:value="-0.340826170582" calcext:value-type="float">
            <text:p>-0.3408261706</text:p>
          </table:table-cell>
        </table:table-row>
        <table:table-row table:style-name="ro1">
          <table:table-cell office:value-type="float" office:value="5.78169631958" calcext:value-type="float">
            <text:p>5.7816963196</text:p>
          </table:table-cell>
          <table:table-cell office:value-type="float" office:value="-0.443695098162" calcext:value-type="float">
            <text:p>-0.4436950982</text:p>
          </table:table-cell>
          <table:table-cell office:value-type="float" office:value="6.62416223315" calcext:value-type="float">
            <text:p>6.6241622332</text:p>
          </table:table-cell>
          <table:table-cell office:value-type="float" office:value="-0.342699874506" calcext:value-type="float">
            <text:p>-0.3426998745</text:p>
          </table:table-cell>
        </table:table-row>
        <table:table-row table:style-name="ro1">
          <table:table-cell office:value-type="float" office:value="5.76786231995" calcext:value-type="float">
            <text:p>5.76786232</text:p>
          </table:table-cell>
          <table:table-cell office:value-type="float" office:value="-0.444368720055" calcext:value-type="float">
            <text:p>-0.4443687201</text:p>
          </table:table-cell>
          <table:table-cell office:value-type="float" office:value="6.61076141173" calcext:value-type="float">
            <text:p>6.6107614117</text:p>
          </table:table-cell>
          <table:table-cell office:value-type="float" office:value="-0.344316845282" calcext:value-type="float">
            <text:p>-0.3443168453</text:p>
          </table:table-cell>
        </table:table-row>
        <table:table-row table:style-name="ro1">
          <table:table-cell office:value-type="float" office:value="5.75261449814" calcext:value-type="float">
            <text:p>5.7526144981</text:p>
          </table:table-cell>
          <table:table-cell office:value-type="float" office:value="-0.445097148418" calcext:value-type="float">
            <text:p>-0.4450971484</text:p>
          </table:table-cell>
          <table:table-cell office:value-type="float" office:value="6.59702104848" calcext:value-type="float">
            <text:p>6.5970210485</text:p>
          </table:table-cell>
          <table:table-cell office:value-type="float" office:value="-0.345774769652" calcext:value-type="float">
            <text:p>-0.3457747697</text:p>
          </table:table-cell>
        </table:table-row>
        <table:table-row table:style-name="ro1">
          <table:table-cell office:value-type="float" office:value="5.72072124481" calcext:value-type="float">
            <text:p>5.7207212448</text:p>
          </table:table-cell>
          <table:table-cell office:value-type="float" office:value="-0.446077674627" calcext:value-type="float">
            <text:p>-0.4460776746</text:p>
          </table:table-cell>
          <table:table-cell office:value-type="float" office:value="6.58192662799" calcext:value-type="float">
            <text:p>6.581926628</text:p>
          </table:table-cell>
          <table:table-cell office:value-type="float" office:value="-0.347801951007" calcext:value-type="float">
            <text:p>-0.347801951</text:p>
          </table:table-cell>
        </table:table-row>
        <table:table-row table:style-name="ro1">
          <table:table-cell office:value-type="float" office:value="5.703769207" calcext:value-type="float">
            <text:p>5.703769207</text:p>
          </table:table-cell>
          <table:table-cell office:value-type="float" office:value="-0.447345435619" calcext:value-type="float">
            <text:p>-0.4473454356</text:p>
          </table:table-cell>
          <table:table-cell office:value-type="float" office:value="6.55018622438" calcext:value-type="float">
            <text:p>6.5501862244</text:p>
          </table:table-cell>
          <table:table-cell office:value-type="float" office:value="-0.350094281053" calcext:value-type="float">
            <text:p>-0.3500942811</text:p>
          </table:table-cell>
        </table:table-row>
        <table:table-row table:style-name="ro1">
          <table:table-cell office:value-type="float" office:value="5.68750667572" calcext:value-type="float">
            <text:p>5.6875066757</text:p>
          </table:table-cell>
          <table:table-cell office:value-type="float" office:value="-0.449064671993" calcext:value-type="float">
            <text:p>-0.449064672</text:p>
          </table:table-cell>
          <table:table-cell office:value-type="float" office:value="6.53332821092" calcext:value-type="float">
            <text:p>6.5333282109</text:p>
          </table:table-cell>
          <table:table-cell office:value-type="float" office:value="-0.352178092551" calcext:value-type="float">
            <text:p>-0.3521780926</text:p>
          </table:table-cell>
        </table:table-row>
        <table:table-row table:style-name="ro1">
          <table:table-cell office:value-type="float" office:value="5.67063999176" calcext:value-type="float">
            <text:p>5.6706399918</text:p>
          </table:table-cell>
          <table:table-cell office:value-type="float" office:value="-0.44837257266" calcext:value-type="float">
            <text:p>-0.4483725727</text:p>
          </table:table-cell>
          <table:table-cell office:value-type="float" office:value="6.5171256315" calcext:value-type="float">
            <text:p>6.5171256315</text:p>
          </table:table-cell>
          <table:table-cell office:value-type="float" office:value="-0.354421381811" calcext:value-type="float">
            <text:p>-0.3544213818</text:p>
          </table:table-cell>
        </table:table-row>
        <table:table-row table:style-name="ro1">
          <table:table-cell office:value-type="float" office:value="5.65034818649" calcext:value-type="float">
            <text:p>5.6503481865</text:p>
          </table:table-cell>
          <table:table-cell office:value-type="float" office:value="-0.449652761221" calcext:value-type="float">
            <text:p>-0.4496527612</text:p>
          </table:table-cell>
          <table:table-cell office:value-type="float" office:value="6.50048121325" calcext:value-type="float">
            <text:p>6.5004812133</text:p>
          </table:table-cell>
          <table:table-cell office:value-type="float" office:value="-0.355698351456" calcext:value-type="float">
            <text:p>-0.3556983515</text:p>
          </table:table-cell>
        </table:table-row>
        <table:table-row table:style-name="ro1">
          <table:table-cell office:value-type="float" office:value="5.62968969345" calcext:value-type="float">
            <text:p>5.6296896935</text:p>
          </table:table-cell>
          <table:table-cell office:value-type="float" office:value="-0.45207208395" calcext:value-type="float">
            <text:p>-0.452072084</text:p>
          </table:table-cell>
          <table:table-cell office:value-type="float" office:value="6.48038058663" calcext:value-type="float">
            <text:p>6.4803805866</text:p>
          </table:table-cell>
          <table:table-cell office:value-type="float" office:value="-0.358706739381" calcext:value-type="float">
            <text:p>-0.3587067394</text:p>
          </table:table-cell>
        </table:table-row>
        <table:table-row table:style-name="ro1">
          <table:table-cell office:value-type="float" office:value="5.60769748688" calcext:value-type="float">
            <text:p>5.6076974869</text:p>
          </table:table-cell>
          <table:table-cell office:value-type="float" office:value="-0.452340096235" calcext:value-type="float">
            <text:p>-0.4523400962</text:p>
          </table:table-cell>
          <table:table-cell office:value-type="float" office:value="6.45984760237" calcext:value-type="float">
            <text:p>6.4598476024</text:p>
          </table:table-cell>
          <table:table-cell office:value-type="float" office:value="-0.362278930429" calcext:value-type="float">
            <text:p>-0.3622789304</text:p>
          </table:table-cell>
        </table:table-row>
        <table:table-row table:style-name="ro1">
          <table:table-cell office:value-type="float" office:value="5.58841085434" calcext:value-type="float">
            <text:p>5.5884108543</text:p>
          </table:table-cell>
          <table:table-cell office:value-type="float" office:value="-0.452155321836" calcext:value-type="float">
            <text:p>-0.4521553218</text:p>
          </table:table-cell>
          <table:table-cell office:value-type="float" office:value="6.43802630417" calcext:value-type="float">
            <text:p>6.4380263042</text:p>
          </table:table-cell>
          <table:table-cell office:value-type="float" office:value="-0.364141347117" calcext:value-type="float">
            <text:p>-0.3641413471</text:p>
          </table:table-cell>
        </table:table-row>
        <table:table-row table:style-name="ro1">
          <table:table-cell office:value-type="float" office:value="5.57237005234" calcext:value-type="float">
            <text:p>5.5723700523</text:p>
          </table:table-cell>
          <table:table-cell office:value-type="float" office:value="-0.452835142612" calcext:value-type="float">
            <text:p>-0.4528351426</text:p>
          </table:table-cell>
          <table:table-cell office:value-type="float" office:value="6.41891517179" calcext:value-type="float">
            <text:p>6.4189151718</text:p>
          </table:table-cell>
          <table:table-cell office:value-type="float" office:value="-0.365624732714" calcext:value-type="float">
            <text:p>-0.3656247327</text:p>
          </table:table-cell>
        </table:table-row>
        <table:table-row table:style-name="ro1">
          <table:table-cell office:value-type="float" office:value="5.55702352524" calcext:value-type="float">
            <text:p>5.5570235252</text:p>
          </table:table-cell>
          <table:table-cell office:value-type="float" office:value="-0.453675866127" calcext:value-type="float">
            <text:p>-0.4536758661</text:p>
          </table:table-cell>
          <table:table-cell office:value-type="float" office:value="6.4029912216" calcext:value-type="float">
            <text:p>6.4029912216</text:p>
          </table:table-cell>
          <table:table-cell office:value-type="float" office:value="-0.367433518864" calcext:value-type="float">
            <text:p>-0.3674335189</text:p>
          </table:table-cell>
        </table:table-row>
        <table:table-row table:style-name="ro1">
          <table:table-cell office:value-type="float" office:value="5.54051446915" calcext:value-type="float">
            <text:p>5.5405144692</text:p>
          </table:table-cell>
          <table:table-cell office:value-type="float" office:value="-0.45407935977" calcext:value-type="float">
            <text:p>-0.4540793598</text:p>
          </table:table-cell>
          <table:table-cell office:value-type="float" office:value="6.38775637506" calcext:value-type="float">
            <text:p>6.3877563751</text:p>
          </table:table-cell>
          <table:table-cell office:value-type="float" office:value="-0.369367524983" calcext:value-type="float">
            <text:p>-0.369367525</text:p>
          </table:table-cell>
        </table:table-row>
        <table:table-row table:style-name="ro1">
          <table:table-cell office:value-type="float" office:value="5.52332544327" calcext:value-type="float">
            <text:p>5.5233254433</text:p>
          </table:table-cell>
          <table:table-cell office:value-type="float" office:value="-0.454209417105" calcext:value-type="float">
            <text:p>-0.4542094171</text:p>
          </table:table-cell>
          <table:table-cell office:value-type="float" office:value="6.37137022725" calcext:value-type="float">
            <text:p>6.3713702273</text:p>
          </table:table-cell>
          <table:table-cell office:value-type="float" office:value="-0.370991012903" calcext:value-type="float">
            <text:p>-0.3709910129</text:p>
          </table:table-cell>
        </table:table-row>
        <table:table-row table:style-name="ro1">
          <table:table-cell office:value-type="float" office:value="5.50867891312" calcext:value-type="float">
            <text:p>5.5086789131</text:p>
          </table:table-cell>
          <table:table-cell office:value-type="float" office:value="-0.454536259174" calcext:value-type="float">
            <text:p>-0.4545362592</text:p>
          </table:table-cell>
          <table:table-cell office:value-type="float" office:value="6.35429664728" calcext:value-type="float">
            <text:p>6.3542966473</text:p>
          </table:table-cell>
          <table:table-cell office:value-type="float" office:value="-0.372283705224" calcext:value-type="float">
            <text:p>-0.3722837052</text:p>
          </table:table-cell>
        </table:table-row>
        <table:table-row table:style-name="ro1">
          <table:table-cell office:value-type="float" office:value="5.49381065369" calcext:value-type="float">
            <text:p>5.4938106537</text:p>
          </table:table-cell>
          <table:table-cell office:value-type="float" office:value="-0.454601556063" calcext:value-type="float">
            <text:p>-0.4546015561</text:p>
          </table:table-cell>
          <table:table-cell office:value-type="float" office:value="6.33974533082" calcext:value-type="float">
            <text:p>6.3397453308</text:p>
          </table:table-cell>
          <table:table-cell office:value-type="float" office:value="-0.373582114545" calcext:value-type="float">
            <text:p>-0.3735821145</text:p>
          </table:table-cell>
        </table:table-row>
        <table:table-row table:style-name="ro1">
          <table:table-cell office:value-type="float" office:value="5.25999975204" calcext:value-type="float">
            <text:p>5.259999752</text:p>
          </table:table-cell>
          <table:table-cell office:value-type="float" office:value="-0.47055631876" calcext:value-type="float">
            <text:p>-0.4705563188</text:p>
          </table:table-cell>
          <table:table-cell office:value-type="float" office:value="6.32499467156" calcext:value-type="float">
            <text:p>6.3249946716</text:p>
          </table:table-cell>
          <table:table-cell office:value-type="float" office:value="-0.374863907488" calcext:value-type="float">
            <text:p>-0.3748639075</text:p>
          </table:table-cell>
        </table:table-row>
        <table:table-row table:style-name="ro1">
          <table:table-cell office:value-type="float" office:value="5.23872804642" calcext:value-type="float">
            <text:p>5.2387280464</text:p>
          </table:table-cell>
          <table:table-cell office:value-type="float" office:value="-0.471270352602" calcext:value-type="float">
            <text:p>-0.4712703526</text:p>
          </table:table-cell>
          <table:table-cell office:value-type="float" office:value="6.09146384909" calcext:value-type="float">
            <text:p>6.0914638491</text:p>
          </table:table-cell>
          <table:table-cell office:value-type="float" office:value="-0.393794222049" calcext:value-type="float">
            <text:p>-0.393794222</text:p>
          </table:table-cell>
        </table:table-row>
        <table:table-row table:style-name="ro1">
          <table:table-cell office:value-type="float" office:value="5.18416833878" calcext:value-type="float">
            <text:p>5.1841683388</text:p>
          </table:table-cell>
          <table:table-cell office:value-type="float" office:value="-0.473177492619" calcext:value-type="float">
            <text:p>-0.4731774926</text:p>
          </table:table-cell>
          <table:table-cell office:value-type="float" office:value="6.07029525301" calcext:value-type="float">
            <text:p>6.070295253</text:p>
          </table:table-cell>
          <table:table-cell office:value-type="float" office:value="-0.395633423271" calcext:value-type="float">
            <text:p>-0.3956334233</text:p>
          </table:table-cell>
        </table:table-row>
        <table:table-row table:style-name="ro1">
          <table:table-cell office:value-type="float" office:value="5.16106510162" calcext:value-type="float">
            <text:p>5.1610651016</text:p>
          </table:table-cell>
          <table:table-cell office:value-type="float" office:value="-0.473706752062" calcext:value-type="float">
            <text:p>-0.4737067521</text:p>
          </table:table-cell>
          <table:table-cell office:value-type="float" office:value="6.01590137159" calcext:value-type="float">
            <text:p>6.0159013716</text:p>
          </table:table-cell>
          <table:table-cell office:value-type="float" office:value="-0.399386393594" calcext:value-type="float">
            <text:p>-0.3993863936</text:p>
          </table:table-cell>
        </table:table-row>
        <table:table-row table:style-name="ro1">
          <table:table-cell office:value-type="float" office:value="5.12756824493" calcext:value-type="float">
            <text:p>5.1275682449</text:p>
          </table:table-cell>
          <table:table-cell office:value-type="float" office:value="-0.475824266672" calcext:value-type="float">
            <text:p>-0.4758242667</text:p>
          </table:table-cell>
          <table:table-cell office:value-type="float" office:value="5.99288298387" calcext:value-type="float">
            <text:p>5.9928829839</text:p>
          </table:table-cell>
          <table:table-cell office:value-type="float" office:value="-0.400878358233" calcext:value-type="float">
            <text:p>-0.4008783582</text:p>
          </table:table-cell>
        </table:table-row>
        <table:table-row table:style-name="ro1">
          <table:table-cell office:value-type="float" office:value="5.09791278839" calcext:value-type="float">
            <text:p>5.0979127884</text:p>
          </table:table-cell>
          <table:table-cell office:value-type="float" office:value="-0.476668089628" calcext:value-type="float">
            <text:p>-0.4766680896</text:p>
          </table:table-cell>
          <table:table-cell office:value-type="float" office:value="5.95949393057" calcext:value-type="float">
            <text:p>5.9594939306</text:p>
          </table:table-cell>
          <table:table-cell office:value-type="float" office:value="-0.404237831135" calcext:value-type="float">
            <text:p>-0.4042378311</text:p>
          </table:table-cell>
        </table:table-row>
        <table:table-row table:style-name="ro1">
          <table:table-cell office:value-type="float" office:value="5.07427597046" calcext:value-type="float">
            <text:p>5.0742759705</text:p>
          </table:table-cell>
          <table:table-cell office:value-type="float" office:value="-0.477407872677" calcext:value-type="float">
            <text:p>-0.4774078727</text:p>
          </table:table-cell>
          <table:table-cell office:value-type="float" office:value="5.9299467269" calcext:value-type="float">
            <text:p>5.9299467269</text:p>
          </table:table-cell>
          <table:table-cell office:value-type="float" office:value="-0.406351026745" calcext:value-type="float">
            <text:p>-0.4063510267</text:p>
          </table:table-cell>
        </table:table-row>
        <table:table-row table:style-name="ro1">
          <table:table-cell office:value-type="float" office:value="5.05132961273" calcext:value-type="float">
            <text:p>5.0513296127</text:p>
          </table:table-cell>
          <table:table-cell office:value-type="float" office:value="-0.477765619755" calcext:value-type="float">
            <text:p>-0.4777656198</text:p>
          </table:table-cell>
          <table:table-cell office:value-type="float" office:value="5.90639981746" calcext:value-type="float">
            <text:p>5.9063998175</text:p>
          </table:table-cell>
          <table:table-cell office:value-type="float" office:value="-0.408162891469" calcext:value-type="float">
            <text:p>-0.4081628915</text:p>
          </table:table-cell>
        </table:table-row>
        <table:table-row table:style-name="ro1">
          <table:table-cell office:value-type="float" office:value="5.02855920792" calcext:value-type="float">
            <text:p>5.0285592079</text:p>
          </table:table-cell>
          <table:table-cell office:value-type="float" office:value="-0.478142619133" calcext:value-type="float">
            <text:p>-0.4781426191</text:p>
          </table:table-cell>
          <table:table-cell office:value-type="float" office:value="5.88355058592" calcext:value-type="float">
            <text:p>5.8835505859</text:p>
          </table:table-cell>
          <table:table-cell office:value-type="float" office:value="-0.409697889079" calcext:value-type="float">
            <text:p>-0.4096978891</text:p>
          </table:table-cell>
        </table:table-row>
        <table:table-row table:style-name="ro1">
          <table:table-cell office:value-type="float" office:value="5.00633239746" calcext:value-type="float">
            <text:p>5.0063323975</text:p>
          </table:table-cell>
          <table:table-cell office:value-type="float" office:value="-0.478710889816" calcext:value-type="float">
            <text:p>-0.4787108898</text:p>
          </table:table-cell>
          <table:table-cell office:value-type="float" office:value="5.86087113294" calcext:value-type="float">
            <text:p>5.8608711329</text:p>
          </table:table-cell>
          <table:table-cell office:value-type="float" office:value="-0.411196195567" calcext:value-type="float">
            <text:p>-0.4111961956</text:p>
          </table:table-cell>
        </table:table-row>
        <table:table-row table:style-name="ro1">
          <table:table-cell office:value-type="float" office:value="4.98334264755" calcext:value-type="float">
            <text:p>4.9833426476</text:p>
          </table:table-cell>
          <table:table-cell office:value-type="float" office:value="-0.479281723499" calcext:value-type="float">
            <text:p>-0.4792817235</text:p>
          </table:table-cell>
          <table:table-cell office:value-type="float" office:value="5.83873290446" calcext:value-type="float">
            <text:p>5.8387329045</text:p>
          </table:table-cell>
          <table:table-cell office:value-type="float" office:value="-0.412875032474" calcext:value-type="float">
            <text:p>-0.4128750325</text:p>
          </table:table-cell>
        </table:table-row>
        <table:table-row table:style-name="ro1">
          <table:table-cell office:value-type="float" office:value="4.95951652527" calcext:value-type="float">
            <text:p>4.9595165253</text:p>
          </table:table-cell>
          <table:table-cell office:value-type="float" office:value="-0.480500370264" calcext:value-type="float">
            <text:p>-0.4805003703</text:p>
          </table:table-cell>
          <table:table-cell office:value-type="float" office:value="5.81583569874" calcext:value-type="float">
            <text:p>5.8158356987</text:p>
          </table:table-cell>
          <table:table-cell office:value-type="float" office:value="-0.414626608548" calcext:value-type="float">
            <text:p>-0.4146266085</text:p>
          </table:table-cell>
        </table:table-row>
        <table:table-row table:style-name="ro1">
          <table:table-cell office:value-type="float" office:value="4.935754776" calcext:value-type="float">
            <text:p>4.935754776</text:p>
          </table:table-cell>
          <table:table-cell office:value-type="float" office:value="-0.481776684523" calcext:value-type="float">
            <text:p>-0.4817766845</text:p>
          </table:table-cell>
          <table:table-cell office:value-type="float" office:value="5.79206849345" calcext:value-type="float">
            <text:p>5.7920684935</text:p>
          </table:table-cell>
          <table:table-cell office:value-type="float" office:value="-0.4166083955" calcext:value-type="float">
            <text:p>-0.4166083955</text:p>
          </table:table-cell>
        </table:table-row>
        <table:table-row table:style-name="ro1">
          <table:table-cell office:value-type="float" office:value="4.91178703308" calcext:value-type="float">
            <text:p>4.9117870331</text:p>
          </table:table-cell>
          <table:table-cell office:value-type="float" office:value="-0.482611358166" calcext:value-type="float">
            <text:p>-0.4826113582</text:p>
          </table:table-cell>
          <table:table-cell office:value-type="float" office:value="5.76836412093" calcext:value-type="float">
            <text:p>5.7683641209</text:p>
          </table:table-cell>
          <table:table-cell office:value-type="float" office:value="-0.418636816763" calcext:value-type="float">
            <text:p>-0.4186368168</text:p>
          </table:table-cell>
        </table:table-row>
        <table:table-row table:style-name="ro1">
          <table:table-cell office:value-type="float" office:value="4.88937997818" calcext:value-type="float">
            <text:p>4.8893799782</text:p>
          </table:table-cell>
          <table:table-cell office:value-type="float" office:value="-0.483041286469" calcext:value-type="float">
            <text:p>-0.4830412865</text:p>
          </table:table-cell>
          <table:table-cell office:value-type="float" office:value="5.74446129244" calcext:value-type="float">
            <text:p>5.7444612924</text:p>
          </table:table-cell>
          <table:table-cell office:value-type="float" office:value="-0.420333416906" calcext:value-type="float">
            <text:p>-0.4203334169</text:p>
          </table:table-cell>
        </table:table-row>
        <table:table-row table:style-name="ro1">
          <table:table-cell office:value-type="float" office:value="4.86828947067" calcext:value-type="float">
            <text:p>4.8682894707</text:p>
          </table:table-cell>
          <table:table-cell office:value-type="float" office:value="-0.483569592237" calcext:value-type="float">
            <text:p>-0.4835695922</text:p>
          </table:table-cell>
          <table:table-cell office:value-type="float" office:value="5.72212064705" calcext:value-type="float">
            <text:p>5.7221206471</text:p>
          </table:table-cell>
          <table:table-cell office:value-type="float" office:value="-0.421657717148" calcext:value-type="float">
            <text:p>-0.4216577171</text:p>
          </table:table-cell>
        </table:table-row>
        <table:table-row table:style-name="ro1">
          <table:table-cell office:value-type="float" office:value="4.8461060524" calcext:value-type="float">
            <text:p>4.8461060524</text:p>
          </table:table-cell>
          <table:table-cell office:value-type="float" office:value="-0.484201878309" calcext:value-type="float">
            <text:p>-0.4842018783</text:p>
          </table:table-cell>
          <table:table-cell office:value-type="float" office:value="5.70109990356" calcext:value-type="float">
            <text:p>5.7010999036</text:p>
          </table:table-cell>
          <table:table-cell office:value-type="float" office:value="-0.423139905457" calcext:value-type="float">
            <text:p>-0.4231399055</text:p>
          </table:table-cell>
        </table:table-row>
        <table:table-row table:style-name="ro1">
          <table:table-cell office:value-type="float" office:value="4.82431459427" calcext:value-type="float">
            <text:p>4.8243145943</text:p>
          </table:table-cell>
          <table:table-cell office:value-type="float" office:value="-0.484429955482" calcext:value-type="float">
            <text:p>-0.4844299555</text:p>
          </table:table-cell>
          <table:table-cell office:value-type="float" office:value="5.67896998725" calcext:value-type="float">
            <text:p>5.6789699873</text:p>
          </table:table-cell>
          <table:table-cell office:value-type="float" office:value="-0.42451410576" calcext:value-type="float">
            <text:p>-0.4245141058</text:p>
          </table:table-cell>
        </table:table-row>
        <table:table-row table:style-name="ro1">
          <table:table-cell office:value-type="float" office:value="4.80286836624" calcext:value-type="float">
            <text:p>4.8028683662</text:p>
          </table:table-cell>
          <table:table-cell office:value-type="float" office:value="-0.484719514847" calcext:value-type="float">
            <text:p>-0.4847195148</text:p>
          </table:table-cell>
          <table:table-cell office:value-type="float" office:value="5.657243362" calcext:value-type="float">
            <text:p>5.657243362</text:p>
          </table:table-cell>
          <table:table-cell office:value-type="float" office:value="-0.425653837408" calcext:value-type="float">
            <text:p>-0.4256538374</text:p>
          </table:table-cell>
        </table:table-row>
        <table:table-row table:style-name="ro1">
          <table:table-cell office:value-type="float" office:value="4.78151893616" calcext:value-type="float">
            <text:p>4.7815189362</text:p>
          </table:table-cell>
          <table:table-cell office:value-type="float" office:value="-0.485406368971" calcext:value-type="float">
            <text:p>-0.485406369</text:p>
          </table:table-cell>
          <table:table-cell office:value-type="float" office:value="5.63586988156" calcext:value-type="float">
            <text:p>5.6358698816</text:p>
          </table:table-cell>
          <table:table-cell office:value-type="float" office:value="-0.426983567337" calcext:value-type="float">
            <text:p>-0.4269835673</text:p>
          </table:table-cell>
        </table:table-row>
        <table:table-row table:style-name="ro1">
          <table:table-cell office:value-type="float" office:value="4.76042604446" calcext:value-type="float">
            <text:p>4.7604260445</text:p>
          </table:table-cell>
          <table:table-cell office:value-type="float" office:value="-0.485680341721" calcext:value-type="float">
            <text:p>-0.4856803417</text:p>
          </table:table-cell>
          <table:table-cell office:value-type="float" office:value="5.61458727705" calcext:value-type="float">
            <text:p>5.6145872771</text:p>
          </table:table-cell>
          <table:table-cell office:value-type="float" office:value="-0.428642792856" calcext:value-type="float">
            <text:p>-0.4286427929</text:p>
          </table:table-cell>
        </table:table-row>
        <table:table-row table:style-name="ro1">
          <table:table-cell office:value-type="float" office:value="4.73774719238" calcext:value-type="float">
            <text:p>4.7377471924</text:p>
          </table:table-cell>
          <table:table-cell office:value-type="float" office:value="-0.486377209425" calcext:value-type="float">
            <text:p>-0.4863772094</text:p>
          </table:table-cell>
          <table:table-cell office:value-type="float" office:value="5.59357443079" calcext:value-type="float">
            <text:p>5.5935744308</text:p>
          </table:table-cell>
          <table:table-cell office:value-type="float" office:value="-0.430103993146" calcext:value-type="float">
            <text:p>-0.4301039931</text:p>
          </table:table-cell>
        </table:table-row>
        <table:table-row table:style-name="ro1">
          <table:table-cell office:value-type="float" office:value="4.71457052231" calcext:value-type="float">
            <text:p>4.7145705223</text:p>
          </table:table-cell>
          <table:table-cell office:value-type="float" office:value="-0.487565904856" calcext:value-type="float">
            <text:p>-0.4875659049</text:p>
          </table:table-cell>
          <table:table-cell office:value-type="float" office:value="5.57095679915" calcext:value-type="float">
            <text:p>5.5709567992</text:p>
          </table:table-cell>
          <table:table-cell office:value-type="float" office:value="-0.43172635993" calcext:value-type="float">
            <text:p>-0.4317263599</text:p>
          </table:table-cell>
        </table:table-row>
        <table:table-row table:style-name="ro1">
          <table:table-cell office:value-type="float" office:value="4.69111728668" calcext:value-type="float">
            <text:p>4.6911172867</text:p>
          </table:table-cell>
          <table:table-cell office:value-type="float" office:value="-0.487972974777" calcext:value-type="float">
            <text:p>-0.4879729748</text:p>
          </table:table-cell>
          <table:table-cell office:value-type="float" office:value="5.54781468767" calcext:value-type="float">
            <text:p>5.5478146877</text:p>
          </table:table-cell>
          <table:table-cell office:value-type="float" office:value="-0.433444512943" calcext:value-type="float">
            <text:p>-0.4334445129</text:p>
          </table:table-cell>
        </table:table-row>
        <table:table-row table:style-name="ro1">
          <table:table-cell office:value-type="float" office:value="4.66857481003" calcext:value-type="float">
            <text:p>4.66857481</text:p>
          </table:table-cell>
          <table:table-cell office:value-type="float" office:value="-0.48758995533" calcext:value-type="float">
            <text:p>-0.4875899553</text:p>
          </table:table-cell>
          <table:table-cell office:value-type="float" office:value="5.52440749991" calcext:value-type="float">
            <text:p>5.5244074999</text:p>
          </table:table-cell>
          <table:table-cell office:value-type="float" office:value="-0.434565253441" calcext:value-type="float">
            <text:p>-0.4345652534</text:p>
          </table:table-cell>
        </table:table-row>
        <table:table-row table:style-name="ro1">
          <table:table-cell office:value-type="float" office:value="4.51141881943" calcext:value-type="float">
            <text:p>4.5114188194</text:p>
          </table:table-cell>
          <table:table-cell office:value-type="float" office:value="-0.488937675953" calcext:value-type="float">
            <text:p>-0.488937676</text:p>
          </table:table-cell>
          <table:table-cell office:value-type="float" office:value="5.50193605571" calcext:value-type="float">
            <text:p>5.5019360557</text:p>
          </table:table-cell>
          <table:table-cell office:value-type="float" office:value="-0.435302305127" calcext:value-type="float">
            <text:p>-0.4353023051</text:p>
          </table:table-cell>
        </table:table-row>
        <table:table-row table:style-name="ro1">
          <table:table-cell office:value-type="float" office:value="4.48662900925" calcext:value-type="float">
            <text:p>4.4866290093</text:p>
          </table:table-cell>
          <table:table-cell office:value-type="float" office:value="-0.490116238594" calcext:value-type="float">
            <text:p>-0.4901162386</text:p>
          </table:table-cell>
          <table:table-cell office:value-type="float" office:value="5.34487871235" calcext:value-type="float">
            <text:p>5.3448787124</text:p>
          </table:table-cell>
          <table:table-cell office:value-type="float" office:value="-0.43824673931" calcext:value-type="float">
            <text:p>-0.4382467393</text:p>
          </table:table-cell>
        </table:table-row>
        <table:table-row table:style-name="ro1">
          <table:table-cell office:value-type="float" office:value="4.46209526062" calcext:value-type="float">
            <text:p>4.4620952606</text:p>
          </table:table-cell>
          <table:table-cell office:value-type="float" office:value="-0.490070343018" calcext:value-type="float">
            <text:p>-0.490070343</text:p>
          </table:table-cell>
          <table:table-cell office:value-type="float" office:value="5.32014643135" calcext:value-type="float">
            <text:p>5.3201464314</text:p>
          </table:table-cell>
          <table:table-cell office:value-type="float" office:value="-0.440380223274" calcext:value-type="float">
            <text:p>-0.4403802233</text:p>
          </table:table-cell>
        </table:table-row>
        <table:table-row table:style-name="ro1">
          <table:table-cell office:value-type="float" office:value="4.32866096497" calcext:value-type="float">
            <text:p>4.328660965</text:p>
          </table:table-cell>
          <table:table-cell office:value-type="float" office:value="-0.491808056831" calcext:value-type="float">
            <text:p>-0.4918080568</text:p>
          </table:table-cell>
          <table:table-cell office:value-type="float" office:value="5.29568630505" calcext:value-type="float">
            <text:p>5.2956863051</text:p>
          </table:table-cell>
          <table:table-cell office:value-type="float" office:value="-0.441583903581" calcext:value-type="float">
            <text:p>-0.4415839036</text:p>
          </table:table-cell>
        </table:table-row>
        <table:table-row table:style-name="ro1">
          <table:table-cell office:value-type="float" office:value="4.24864721298" calcext:value-type="float">
            <text:p>4.248647213</text:p>
          </table:table-cell>
          <table:table-cell office:value-type="float" office:value="-0.495713204145" calcext:value-type="float">
            <text:p>-0.4957132041</text:p>
          </table:table-cell>
          <table:table-cell office:value-type="float" office:value="5.16236472723" calcext:value-type="float">
            <text:p>5.1623647272</text:p>
          </table:table-cell>
          <table:table-cell office:value-type="float" office:value="-0.445299982725" calcext:value-type="float">
            <text:p>-0.4452999827</text:p>
          </table:table-cell>
        </table:table-row>
        <table:table-row table:style-name="ro1">
          <table:table-cell office:value-type="float" office:value="4.20863485336" calcext:value-type="float">
            <text:p>4.2086348534</text:p>
          </table:table-cell>
          <table:table-cell office:value-type="float" office:value="-0.496426016092" calcext:value-type="float">
            <text:p>-0.4964260161</text:p>
          </table:table-cell>
          <table:table-cell office:value-type="float" office:value="5.08246200807" calcext:value-type="float">
            <text:p>5.0824620081</text:p>
          </table:table-cell>
          <table:table-cell office:value-type="float" office:value="-0.451240160004" calcext:value-type="float">
            <text:p>-0.45124016</text:p>
          </table:table-cell>
        </table:table-row>
        <table:table-row table:style-name="ro1">
          <table:table-cell office:value-type="float" office:value="4.16256666183" calcext:value-type="float">
            <text:p>4.1625666618</text:p>
          </table:table-cell>
          <table:table-cell office:value-type="float" office:value="-0.496715664864" calcext:value-type="float">
            <text:p>-0.4967156649</text:p>
          </table:table-cell>
          <table:table-cell office:value-type="float" office:value="5.04254191572" calcext:value-type="float">
            <text:p>5.0425419157</text:p>
          </table:table-cell>
          <table:table-cell office:value-type="float" office:value="-0.453717989748" calcext:value-type="float">
            <text:p>-0.4537179897</text:p>
          </table:table-cell>
        </table:table-row>
        <table:table-row table:style-name="ro1">
          <table:table-cell office:value-type="float" office:value="4.12739896774" calcext:value-type="float">
            <text:p>4.1273989677</text:p>
          </table:table-cell>
          <table:table-cell office:value-type="float" office:value="-0.497103273869" calcext:value-type="float">
            <text:p>-0.4971032739</text:p>
          </table:table-cell>
          <table:table-cell office:value-type="float" office:value="4.99656271318" calcext:value-type="float">
            <text:p>4.9965627132</text:p>
          </table:table-cell>
          <table:table-cell office:value-type="float" office:value="-0.455782176138" calcext:value-type="float">
            <text:p>-0.4557821761</text:p>
          </table:table-cell>
        </table:table-row>
        <table:table-row table:style-name="ro1">
          <table:table-cell office:value-type="float" office:value="4.07464361191" calcext:value-type="float">
            <text:p>4.0746436119</text:p>
          </table:table-cell>
          <table:table-cell office:value-type="float" office:value="-0.498161792755" calcext:value-type="float">
            <text:p>-0.4981617928</text:p>
          </table:table-cell>
          <table:table-cell office:value-type="float" office:value="4.96145707189" calcext:value-type="float">
            <text:p>4.9614570719</text:p>
          </table:table-cell>
          <table:table-cell office:value-type="float" office:value="-0.457454275571" calcext:value-type="float">
            <text:p>-0.4574542756</text:p>
          </table:table-cell>
        </table:table-row>
        <table:table-row table:style-name="ro1">
          <table:table-cell office:value-type="float" office:value="4.03508710861" calcext:value-type="float">
            <text:p>4.0350871086</text:p>
          </table:table-cell>
          <table:table-cell office:value-type="float" office:value="-0.498337686062" calcext:value-type="float">
            <text:p>-0.4983376861</text:p>
          </table:table-cell>
          <table:table-cell office:value-type="float" office:value="4.90875330026" calcext:value-type="float">
            <text:p>4.9087533003</text:p>
          </table:table-cell>
          <table:table-cell office:value-type="float" office:value="-0.459613226544" calcext:value-type="float">
            <text:p>-0.4596132265</text:p>
          </table:table-cell>
        </table:table-row>
        <table:table-row table:style-name="ro1">
          <table:table-cell office:value-type="float" office:value="3.97449612617" calcext:value-type="float">
            <text:p>3.9744961262</text:p>
          </table:table-cell>
          <table:table-cell office:value-type="float" office:value="-0.501639723778" calcext:value-type="float">
            <text:p>-0.5016397238</text:p>
          </table:table-cell>
          <table:table-cell office:value-type="float" office:value="4.86925924046" calcext:value-type="float">
            <text:p>4.8692592405</text:p>
          </table:table-cell>
          <table:table-cell office:value-type="float" office:value="-0.461164865168" calcext:value-type="float">
            <text:p>-0.4611648652</text:p>
          </table:table-cell>
        </table:table-row>
        <table:table-row table:style-name="ro1">
          <table:table-cell office:value-type="float" office:value="3.92049241066" calcext:value-type="float">
            <text:p>3.9204924107</text:p>
          </table:table-cell>
          <table:table-cell office:value-type="float" office:value="-0.502571284771" calcext:value-type="float">
            <text:p>-0.5025712848</text:p>
          </table:table-cell>
          <table:table-cell office:value-type="float" office:value="4.80872777448" calcext:value-type="float">
            <text:p>4.8087277745</text:p>
          </table:table-cell>
          <table:table-cell office:value-type="float" office:value="-0.465827419628" calcext:value-type="float">
            <text:p>-0.4658274196</text:p>
          </table:table-cell>
        </table:table-row>
        <table:table-row table:style-name="ro1">
          <table:table-cell office:value-type="float" office:value="3.86256217957" calcext:value-type="float">
            <text:p>3.8625621796</text:p>
          </table:table-cell>
          <table:table-cell office:value-type="float" office:value="-0.502306342125" calcext:value-type="float">
            <text:p>-0.5023063421</text:p>
          </table:table-cell>
          <table:table-cell office:value-type="float" office:value="4.75479103964" calcext:value-type="float">
            <text:p>4.7547910396</text:p>
          </table:table-cell>
          <table:table-cell office:value-type="float" office:value="-0.46835488747" calcext:value-type="float">
            <text:p>-0.4683548875</text:p>
          </table:table-cell>
        </table:table-row>
        <table:table-row table:style-name="ro1">
          <table:table-cell office:value-type="float" office:value="3.80445694923" calcext:value-type="float">
            <text:p>3.8044569492</text:p>
          </table:table-cell>
          <table:table-cell office:value-type="float" office:value="-0.502581655979" calcext:value-type="float">
            <text:p>-0.502581656</text:p>
          </table:table-cell>
          <table:table-cell office:value-type="float" office:value="4.69694772898" calcext:value-type="float">
            <text:p>4.696947729</text:p>
          </table:table-cell>
          <table:table-cell office:value-type="float" office:value="-0.470279492485" calcext:value-type="float">
            <text:p>-0.4702794925</text:p>
          </table:table-cell>
        </table:table-row>
        <table:table-row table:style-name="ro1">
          <table:table-cell office:value-type="float" office:value="3.7494161129" calcext:value-type="float">
            <text:p>3.7494161129</text:p>
          </table:table-cell>
          <table:table-cell office:value-type="float" office:value="-0.502598404884" calcext:value-type="float">
            <text:p>-0.5025984049</text:p>
          </table:table-cell>
          <table:table-cell office:value-type="float" office:value="4.63892511801" calcext:value-type="float">
            <text:p>4.638925118</text:p>
          </table:table-cell>
          <table:table-cell office:value-type="float" office:value="-0.472785020811" calcext:value-type="float">
            <text:p>-0.4727850208</text:p>
          </table:table-cell>
        </table:table-row>
        <table:table-row table:style-name="ro1">
          <table:table-cell office:value-type="float" office:value="3.69540953636" calcext:value-type="float">
            <text:p>3.6954095364</text:p>
          </table:table-cell>
          <table:table-cell office:value-type="float" office:value="-0.503191709518" calcext:value-type="float">
            <text:p>-0.5031917095</text:p>
          </table:table-cell>
          <table:table-cell office:value-type="float" office:value="4.58392491297" calcext:value-type="float">
            <text:p>4.583924913</text:p>
          </table:table-cell>
          <table:table-cell office:value-type="float" office:value="-0.473962295326" calcext:value-type="float">
            <text:p>-0.4739622953</text:p>
          </table:table-cell>
        </table:table-row>
        <table:table-row table:style-name="ro1">
          <table:table-cell office:value-type="float" office:value="3.64161086082" calcext:value-type="float">
            <text:p>3.6416108608</text:p>
          </table:table-cell>
          <table:table-cell office:value-type="float" office:value="-0.504135012627" calcext:value-type="float">
            <text:p>-0.5041350126</text:p>
          </table:table-cell>
          <table:table-cell office:value-type="float" office:value="4.52995814365" calcext:value-type="float">
            <text:p>4.5299581437</text:p>
          </table:table-cell>
          <table:table-cell office:value-type="float" office:value="-0.475740184347" calcext:value-type="float">
            <text:p>-0.4757401843</text:p>
          </table:table-cell>
        </table:table-row>
        <table:table-row table:style-name="ro1">
          <table:table-cell office:value-type="float" office:value="3.58832216263" calcext:value-type="float">
            <text:p>3.5883221626</text:p>
          </table:table-cell>
          <table:table-cell office:value-type="float" office:value="-0.504234910011" calcext:value-type="float">
            <text:p>-0.50423491</text:p>
          </table:table-cell>
          <table:table-cell office:value-type="float" office:value="4.47621708519" calcext:value-type="float">
            <text:p>4.4762170852</text:p>
          </table:table-cell>
          <table:table-cell office:value-type="float" office:value="-0.478494918685" calcext:value-type="float">
            <text:p>-0.4784949187</text:p>
          </table:table-cell>
        </table:table-row>
        <table:table-row table:style-name="ro1">
          <table:table-cell office:value-type="float" office:value="3.53313279152" calcext:value-type="float">
            <text:p>3.5331327915</text:p>
          </table:table-cell>
          <table:table-cell office:value-type="float" office:value="-0.503845930099" calcext:value-type="float">
            <text:p>-0.5038459301</text:p>
          </table:table-cell>
          <table:table-cell office:value-type="float" office:value="4.42299003368" calcext:value-type="float">
            <text:p>4.4229900337</text:p>
          </table:table-cell>
          <table:table-cell office:value-type="float" office:value="-0.480686891059" calcext:value-type="float">
            <text:p>-0.4806868911</text:p>
          </table:table-cell>
        </table:table-row>
        <table:table-row table:style-name="ro1">
          <table:table-cell office:value-type="float" office:value="3.48528599739" calcext:value-type="float">
            <text:p>3.4852859974</text:p>
          </table:table-cell>
          <table:table-cell office:value-type="float" office:value="-0.502768993378" calcext:value-type="float">
            <text:p>-0.5027689934</text:p>
          </table:table-cell>
          <table:table-cell office:value-type="float" office:value="4.36784887995" calcext:value-type="float">
            <text:p>4.36784888</text:p>
          </table:table-cell>
          <table:table-cell office:value-type="float" office:value="-0.482074024286" calcext:value-type="float">
            <text:p>-0.4820740243</text:p>
          </table:table-cell>
        </table:table-row>
        <table:table-row table:style-name="ro1">
          <table:table-cell office:value-type="float" office:value="3.43674826622" calcext:value-type="float">
            <text:p>3.4367482662</text:p>
          </table:table-cell>
          <table:table-cell office:value-type="float" office:value="-0.500442683697" calcext:value-type="float">
            <text:p>-0.5004426837</text:p>
          </table:table-cell>
          <table:table-cell office:value-type="float" office:value="4.320063292" calcext:value-type="float">
            <text:p>4.320063292</text:p>
          </table:table-cell>
          <table:table-cell office:value-type="float" office:value="-0.483486032917" calcext:value-type="float">
            <text:p>-0.4834860329</text:p>
          </table:table-cell>
        </table:table-row>
        <table:table-row table:style-name="ro1">
          <table:table-cell office:value-type="float" office:value="3.37729930878" calcext:value-type="float">
            <text:p>3.3772993088</text:p>
          </table:table-cell>
          <table:table-cell office:value-type="float" office:value="-0.502230286598" calcext:value-type="float">
            <text:p>-0.5022302866</text:p>
          </table:table-cell>
          <table:table-cell office:value-type="float" office:value="4.27158606652" calcext:value-type="float">
            <text:p>4.2715860665</text:p>
          </table:table-cell>
          <table:table-cell office:value-type="float" office:value="-0.483986336758" calcext:value-type="float">
            <text:p>-0.4839863368</text:p>
          </table:table-cell>
        </table:table-row>
        <table:table-row table:style-name="ro1">
          <table:table-cell office:value-type="float" office:value="3.32075476646" calcext:value-type="float">
            <text:p>3.3207547665</text:p>
          </table:table-cell>
          <table:table-cell office:value-type="float" office:value="-0.502211332321" calcext:value-type="float">
            <text:p>-0.5022113323</text:p>
          </table:table-cell>
          <table:table-cell office:value-type="float" office:value="4.21217091921" calcext:value-type="float">
            <text:p>4.2121709192</text:p>
          </table:table-cell>
          <table:table-cell office:value-type="float" office:value="-0.487589307773" calcext:value-type="float">
            <text:p>-0.4875893078</text:p>
          </table:table-cell>
        </table:table-row>
        <table:table-row table:style-name="ro1">
          <table:table-cell office:value-type="float" office:value="3.26306867599" calcext:value-type="float">
            <text:p>3.263068676</text:p>
          </table:table-cell>
          <table:table-cell office:value-type="float" office:value="-0.496257066727" calcext:value-type="float">
            <text:p>-0.4962570667</text:p>
          </table:table-cell>
          <table:table-cell office:value-type="float" office:value="4.15566007141" calcext:value-type="float">
            <text:p>4.1556600714</text:p>
          </table:table-cell>
          <table:table-cell office:value-type="float" office:value="-0.489637711378" calcext:value-type="float">
            <text:p>-0.4896377114</text:p>
          </table:table-cell>
        </table:table-row>
        <table:table-row table:style-name="ro1">
          <table:table-cell office:value-type="float" office:value="3.20809817314" calcext:value-type="float">
            <text:p>3.2080981731</text:p>
          </table:table-cell>
          <table:table-cell office:value-type="float" office:value="-0.494108527899" calcext:value-type="float">
            <text:p>-0.4941085279</text:p>
          </table:table-cell>
          <table:table-cell office:value-type="float" office:value="4.09801475227" calcext:value-type="float">
            <text:p>4.0980147523</text:p>
          </table:table-cell>
          <table:table-cell office:value-type="float" office:value="-0.486769502746" calcext:value-type="float">
            <text:p>-0.4867695027</text:p>
          </table:table-cell>
        </table:table-row>
        <table:table-row table:style-name="ro1">
          <table:table-cell office:value-type="float" office:value="3.14805388451" calcext:value-type="float">
            <text:p>3.1480538845</text:p>
          </table:table-cell>
          <table:table-cell office:value-type="float" office:value="-0.494601726532" calcext:value-type="float">
            <text:p>-0.4946017265</text:p>
          </table:table-cell>
          <table:table-cell office:value-type="float" office:value="4.04306609137" calcext:value-type="float">
            <text:p>4.0430660914</text:p>
          </table:table-cell>
          <table:table-cell office:value-type="float" office:value="-0.486791445522" calcext:value-type="float">
            <text:p>-0.4867914455</text:p>
          </table:table-cell>
        </table:table-row>
        <table:table-row table:style-name="ro1">
          <table:table-cell office:value-type="float" office:value="3.09571576118" calcext:value-type="float">
            <text:p>3.0957157612</text:p>
          </table:table-cell>
          <table:table-cell office:value-type="float" office:value="-0.493747442961" calcext:value-type="float">
            <text:p>-0.493747443</text:p>
          </table:table-cell>
          <table:table-cell office:value-type="float" office:value="3.98303385876" calcext:value-type="float">
            <text:p>3.9830338588</text:p>
          </table:table-cell>
          <table:table-cell office:value-type="float" office:value="-0.48882186777" calcext:value-type="float">
            <text:p>-0.4888218678</text:p>
          </table:table-cell>
        </table:table-row>
        <table:table-row table:style-name="ro1">
          <table:table-cell office:value-type="float" office:value="3.04455804825" calcext:value-type="float">
            <text:p>3.0445580483</text:p>
          </table:table-cell>
          <table:table-cell office:value-type="float" office:value="-0.490827351809" calcext:value-type="float">
            <text:p>-0.4908273518</text:p>
          </table:table-cell>
          <table:table-cell office:value-type="float" office:value="3.9307090952" calcext:value-type="float">
            <text:p>3.9307090952</text:p>
          </table:table-cell>
          <table:table-cell office:value-type="float" office:value="-0.490416328799" calcext:value-type="float">
            <text:p>-0.4904163288</text:p>
          </table:table-cell>
        </table:table-row>
        <table:table-row table:style-name="ro1">
          <table:table-cell office:value-type="float" office:value="2.98913812637" calcext:value-type="float">
            <text:p>2.9891381264</text:p>
          </table:table-cell>
          <table:table-cell office:value-type="float" office:value="-0.488950222731" calcext:value-type="float">
            <text:p>-0.4889502227</text:p>
          </table:table-cell>
          <table:table-cell office:value-type="float" office:value="3.87955760015" calcext:value-type="float">
            <text:p>3.8795576002</text:p>
          </table:table-cell>
          <table:table-cell office:value-type="float" office:value="-0.489983259196" calcext:value-type="float">
            <text:p>-0.4899832592</text:p>
          </table:table-cell>
        </table:table-row>
        <table:table-row table:style-name="ro1">
          <table:table-cell office:value-type="float" office:value="2.9393248558" calcext:value-type="float">
            <text:p>2.9393248558</text:p>
          </table:table-cell>
          <table:table-cell office:value-type="float" office:value="-0.489484518766" calcext:value-type="float">
            <text:p>-0.4894845188</text:p>
          </table:table-cell>
          <table:table-cell office:value-type="float" office:value="3.82413783792" calcext:value-type="float">
            <text:p>3.8241378379</text:p>
          </table:table-cell>
          <table:table-cell office:value-type="float" office:value="-0.489617972875" calcext:value-type="float">
            <text:p>-0.4896179729</text:p>
          </table:table-cell>
        </table:table-row>
        <table:table-row table:style-name="ro1">
          <table:table-cell office:value-type="float" office:value="2.88715386391" calcext:value-type="float">
            <text:p>2.8871538639</text:p>
          </table:table-cell>
          <table:table-cell office:value-type="float" office:value="-0.487795591354" calcext:value-type="float">
            <text:p>-0.4877955914</text:p>
          </table:table-cell>
          <table:table-cell office:value-type="float" office:value="3.7743239328" calcext:value-type="float">
            <text:p>3.7743239328</text:p>
          </table:table-cell>
          <table:table-cell office:value-type="float" office:value="-0.490711539021" calcext:value-type="float">
            <text:p>-0.490711539</text:p>
          </table:table-cell>
        </table:table-row>
        <table:table-row table:style-name="ro1">
          <table:table-cell office:value-type="float" office:value="2.83259773254" calcext:value-type="float">
            <text:p>2.8325977325</text:p>
          </table:table-cell>
          <table:table-cell office:value-type="float" office:value="-0.484184652567" calcext:value-type="float">
            <text:p>-0.4841846526</text:p>
          </table:table-cell>
          <table:table-cell office:value-type="float" office:value="3.72215200386" calcext:value-type="float">
            <text:p>3.7221520039</text:p>
          </table:table-cell>
          <table:table-cell office:value-type="float" office:value="-0.489547858031" calcext:value-type="float">
            <text:p>-0.489547858</text:p>
          </table:table-cell>
        </table:table-row>
        <table:table-row table:style-name="ro1">
          <table:table-cell office:value-type="float" office:value="2.77961921692" calcext:value-type="float">
            <text:p>2.7796192169</text:p>
          </table:table-cell>
          <table:table-cell office:value-type="float" office:value="-0.484667927027" calcext:value-type="float">
            <text:p>-0.484667927</text:p>
          </table:table-cell>
          <table:table-cell office:value-type="float" office:value="3.66759712582" calcext:value-type="float">
            <text:p>3.6675971258</text:p>
          </table:table-cell>
          <table:table-cell office:value-type="float" office:value="-0.485173288159" calcext:value-type="float">
            <text:p>-0.4851732882</text:p>
          </table:table-cell>
        </table:table-row>
        <table:table-row table:style-name="ro1">
          <table:table-cell office:value-type="float" office:value="2.72955513" calcext:value-type="float">
            <text:p>2.72955513</text:p>
          </table:table-cell>
          <table:table-cell office:value-type="float" office:value="-0.484458714724" calcext:value-type="float">
            <text:p>-0.4844587147</text:p>
          </table:table-cell>
          <table:table-cell office:value-type="float" office:value="3.61461894646" calcext:value-type="float">
            <text:p>3.6146189465</text:p>
          </table:table-cell>
          <table:table-cell office:value-type="float" office:value="-0.484023081392" calcext:value-type="float">
            <text:p>-0.4840230814</text:p>
          </table:table-cell>
        </table:table-row>
        <table:table-row table:style-name="ro1">
          <table:table-cell office:value-type="float" office:value="2.67850160599" calcext:value-type="float">
            <text:p>2.678501606</text:p>
          </table:table-cell>
          <table:table-cell office:value-type="float" office:value="-0.484378039837" calcext:value-type="float">
            <text:p>-0.4843780398</text:p>
          </table:table-cell>
          <table:table-cell office:value-type="float" office:value="3.56455085181" calcext:value-type="float">
            <text:p>3.5645508518</text:p>
          </table:table-cell>
          <table:table-cell office:value-type="float" office:value="-0.481792494363" calcext:value-type="float">
            <text:p>-0.4817924944</text:p>
          </table:table-cell>
        </table:table-row>
        <table:table-row table:style-name="ro1">
          <table:table-cell office:value-type="float" office:value="2.62913036346" calcext:value-type="float">
            <text:p>2.6291303635</text:p>
          </table:table-cell>
          <table:table-cell office:value-type="float" office:value="-0.485936462879" calcext:value-type="float">
            <text:p>-0.4859364629</text:p>
          </table:table-cell>
          <table:table-cell office:value-type="float" office:value="3.51349162604" calcext:value-type="float">
            <text:p>3.513491626</text:p>
          </table:table-cell>
          <table:table-cell office:value-type="float" office:value="-0.480299978958" calcext:value-type="float">
            <text:p>-0.480299979</text:p>
          </table:table-cell>
        </table:table-row>
        <table:table-row table:style-name="ro1">
          <table:table-cell office:value-type="float" office:value="2.56816840172" calcext:value-type="float">
            <text:p>2.5681684017</text:p>
          </table:table-cell>
          <table:table-cell office:value-type="float" office:value="-0.488456904888" calcext:value-type="float">
            <text:p>-0.4884569049</text:p>
          </table:table-cell>
          <table:table-cell office:value-type="float" office:value="3.46411265679" calcext:value-type="float">
            <text:p>3.4641126568</text:p>
          </table:table-cell>
          <table:table-cell office:value-type="float" office:value="-0.48050194307" calcext:value-type="float">
            <text:p>-0.4805019431</text:p>
          </table:table-cell>
        </table:table-row>
        <table:table-row table:style-name="ro1">
          <table:table-cell office:value-type="float" office:value="2.51328492165" calcext:value-type="float">
            <text:p>2.5132849217</text:p>
          </table:table-cell>
          <table:table-cell office:value-type="float" office:value="-0.490624159575" calcext:value-type="float">
            <text:p>-0.4906241596</text:p>
          </table:table-cell>
          <table:table-cell office:value-type="float" office:value="3.40313603677" calcext:value-type="float">
            <text:p>3.4031360368</text:p>
          </table:table-cell>
          <table:table-cell office:value-type="float" office:value="-0.481107579533" calcext:value-type="float">
            <text:p>-0.4811075795</text:p>
          </table:table-cell>
        </table:table-row>
        <table:table-row table:style-name="ro1">
          <table:table-cell office:value-type="float" office:value="2.4575843811" calcext:value-type="float">
            <text:p>2.4575843811</text:p>
          </table:table-cell>
          <table:table-cell office:value-type="float" office:value="-0.491106063128" calcext:value-type="float">
            <text:p>-0.4911060631</text:p>
          </table:table-cell>
          <table:table-cell office:value-type="float" office:value="3.34824386909" calcext:value-type="float">
            <text:p>3.3482438691</text:p>
          </table:table-cell>
          <table:table-cell office:value-type="float" office:value="-0.482346463679" calcext:value-type="float">
            <text:p>-0.4823464637</text:p>
          </table:table-cell>
        </table:table-row>
        <table:table-row table:style-name="ro1">
          <table:table-cell office:value-type="float" office:value="2.40426301956" calcext:value-type="float">
            <text:p>2.4042630196</text:p>
          </table:table-cell>
          <table:table-cell office:value-type="float" office:value="-0.492637097836" calcext:value-type="float">
            <text:p>-0.4926370978</text:p>
          </table:table-cell>
          <table:table-cell office:value-type="float" office:value="3.29254132504" calcext:value-type="float">
            <text:p>3.292541325</text:p>
          </table:table-cell>
          <table:table-cell office:value-type="float" office:value="-0.482628685478" calcext:value-type="float">
            <text:p>-0.4826286855</text:p>
          </table:table-cell>
        </table:table-row>
        <table:table-row table:style-name="ro1">
          <table:table-cell office:value-type="float" office:value="2.35020065308" calcext:value-type="float">
            <text:p>2.3502006531</text:p>
          </table:table-cell>
          <table:table-cell office:value-type="float" office:value="-0.498798757792" calcext:value-type="float">
            <text:p>-0.4987987578</text:p>
          </table:table-cell>
          <table:table-cell office:value-type="float" office:value="3.23920077784" calcext:value-type="float">
            <text:p>3.2392007778</text:p>
          </table:table-cell>
          <table:table-cell office:value-type="float" office:value="-0.482443767978" calcext:value-type="float">
            <text:p>-0.482443768</text:p>
          </table:table-cell>
        </table:table-row>
        <table:table-row table:style-name="ro1">
          <table:table-cell office:value-type="float" office:value="2.29670476913" calcext:value-type="float">
            <text:p>2.2967047691</text:p>
          </table:table-cell>
          <table:table-cell office:value-type="float" office:value="-0.499244809151" calcext:value-type="float">
            <text:p>-0.4992448092</text:p>
          </table:table-cell>
          <table:table-cell office:value-type="float" office:value="3.18510991399" calcext:value-type="float">
            <text:p>3.185109914</text:p>
          </table:table-cell>
          <table:table-cell office:value-type="float" office:value="-0.486490621869" calcext:value-type="float">
            <text:p>-0.4864906219</text:p>
          </table:table-cell>
        </table:table-row>
        <table:table-row table:style-name="ro1">
          <table:table-cell office:value-type="float" office:value="2.24728298187" calcext:value-type="float">
            <text:p>2.2472829819</text:p>
          </table:table-cell>
          <table:table-cell office:value-type="float" office:value="-0.500645875931" calcext:value-type="float">
            <text:p>-0.5006458759</text:p>
          </table:table-cell>
          <table:table-cell office:value-type="float" office:value="3.13160175876" calcext:value-type="float">
            <text:p>3.1316017588</text:p>
          </table:table-cell>
          <table:table-cell office:value-type="float" office:value="-0.486130661104" calcext:value-type="float">
            <text:p>-0.4861306611</text:p>
          </table:table-cell>
        </table:table-row>
        <table:table-row table:style-name="ro1">
          <table:table-cell office:value-type="float" office:value="2.19727444649" calcext:value-type="float">
            <text:p>2.1972744465</text:p>
          </table:table-cell>
          <table:table-cell office:value-type="float" office:value="-0.504632890224" calcext:value-type="float">
            <text:p>-0.5046328902</text:p>
          </table:table-cell>
          <table:table-cell office:value-type="float" office:value="3.08215687089" calcext:value-type="float">
            <text:p>3.0821568709</text:p>
          </table:table-cell>
          <table:table-cell office:value-type="float" office:value="-0.486135410724" calcext:value-type="float">
            <text:p>-0.4861354107</text:p>
          </table:table-cell>
        </table:table-row>
        <table:table-row table:style-name="ro1">
          <table:table-cell office:value-type="float" office:value="2.14173650742" calcext:value-type="float">
            <text:p>2.1417365074</text:p>
          </table:table-cell>
          <table:table-cell office:value-type="float" office:value="-0.503742873669" calcext:value-type="float">
            <text:p>-0.5037428737</text:p>
          </table:table-cell>
          <table:table-cell office:value-type="float" office:value="3.0321017209" calcext:value-type="float">
            <text:p>3.0321017209</text:p>
          </table:table-cell>
          <table:table-cell office:value-type="float" office:value="-0.48765095667" calcext:value-type="float">
            <text:p>-0.4876509567</text:p>
          </table:table-cell>
        </table:table-row>
        <table:table-row table:style-name="ro1">
          <table:table-cell office:value-type="float" office:value="2.09107422829" calcext:value-type="float">
            <text:p>2.0910742283</text:p>
          </table:table-cell>
          <table:table-cell office:value-type="float" office:value="-0.503794789314" calcext:value-type="float">
            <text:p>-0.5037947893</text:p>
          </table:table-cell>
          <table:table-cell office:value-type="float" office:value="2.97653446212" calcext:value-type="float">
            <text:p>2.9765344621</text:p>
          </table:table-cell>
          <table:table-cell office:value-type="float" office:value="-0.485376083286" calcext:value-type="float">
            <text:p>-0.4853760833</text:p>
          </table:table-cell>
        </table:table-row>
        <table:table-row table:style-name="ro1">
          <table:table-cell office:value-type="float" office:value="2.03532266617" calcext:value-type="float">
            <text:p>2.0353226662</text:p>
          </table:table-cell>
          <table:table-cell office:value-type="float" office:value="-0.505091428757" calcext:value-type="float">
            <text:p>-0.5050914288</text:p>
          </table:table-cell>
          <table:table-cell office:value-type="float" office:value="2.92585293801" calcext:value-type="float">
            <text:p>2.925852938</text:p>
          </table:table-cell>
          <table:table-cell office:value-type="float" office:value="-0.484573187748" calcext:value-type="float">
            <text:p>-0.4845731877</text:p>
          </table:table-cell>
        </table:table-row>
        <table:table-row table:style-name="ro1">
          <table:table-cell office:value-type="float" office:value="1.98013091087" calcext:value-type="float">
            <text:p>1.9801309109</text:p>
          </table:table-cell>
          <table:table-cell office:value-type="float" office:value="-0.506280779839" calcext:value-type="float">
            <text:p>-0.5062807798</text:p>
          </table:table-cell>
          <table:table-cell office:value-type="float" office:value="2.8700694318" calcext:value-type="float">
            <text:p>2.8700694318</text:p>
          </table:table-cell>
          <table:table-cell office:value-type="float" office:value="-0.484529292974" calcext:value-type="float">
            <text:p>-0.484529293</text:p>
          </table:table-cell>
        </table:table-row>
        <table:table-row table:style-name="ro1">
          <table:table-cell office:value-type="float" office:value="1.93064439297" calcext:value-type="float">
            <text:p>1.930644393</text:p>
          </table:table-cell>
          <table:table-cell office:value-type="float" office:value="-0.508247196674" calcext:value-type="float">
            <text:p>-0.5082471967</text:p>
          </table:table-cell>
          <table:table-cell office:value-type="float" office:value="2.81484419186" calcext:value-type="float">
            <text:p>2.8148441919</text:p>
          </table:table-cell>
          <table:table-cell office:value-type="float" office:value="-0.484401504105" calcext:value-type="float">
            <text:p>-0.4844015041</text:p>
          </table:table-cell>
        </table:table-row>
        <table:table-row table:style-name="ro1">
          <table:table-cell office:value-type="float" office:value="1.88489151001" calcext:value-type="float">
            <text:p>1.88489151</text:p>
          </table:table-cell>
          <table:table-cell office:value-type="float" office:value="-0.509623527527" calcext:value-type="float">
            <text:p>-0.5096235275</text:p>
          </table:table-cell>
          <table:table-cell office:value-type="float" office:value="2.76533441439" calcext:value-type="float">
            <text:p>2.7653344144</text:p>
          </table:table-cell>
          <table:table-cell office:value-type="float" office:value="-0.485497860193" calcext:value-type="float">
            <text:p>-0.4854978602</text:p>
          </table:table-cell>
        </table:table-row>
        <table:table-row table:style-name="ro1">
          <table:table-cell office:value-type="float" office:value="1.83665990829" calcext:value-type="float">
            <text:p>1.8366599083</text:p>
          </table:table-cell>
          <table:table-cell office:value-type="float" office:value="-0.511583924294" calcext:value-type="float">
            <text:p>-0.5115839243</text:p>
          </table:table-cell>
          <table:table-cell office:value-type="float" office:value="2.71955607421" calcext:value-type="float">
            <text:p>2.7195560742</text:p>
          </table:table-cell>
          <table:table-cell office:value-type="float" office:value="-0.485958586631" calcext:value-type="float">
            <text:p>-0.4859585866</text:p>
          </table:table-cell>
        </table:table-row>
        <table:table-row table:style-name="ro1">
          <table:table-cell office:value-type="float" office:value="1.78735816479" calcext:value-type="float">
            <text:p>1.7873581648</text:p>
          </table:table-cell>
          <table:table-cell office:value-type="float" office:value="-0.512152969837" calcext:value-type="float">
            <text:p>-0.5121529698</text:p>
          </table:table-cell>
          <table:table-cell office:value-type="float" office:value="2.671295703" calcext:value-type="float">
            <text:p>2.671295703</text:p>
          </table:table-cell>
          <table:table-cell office:value-type="float" office:value="-0.486925165862" calcext:value-type="float">
            <text:p>-0.4869251659</text:p>
          </table:table-cell>
        </table:table-row>
        <table:table-row table:style-name="ro1">
          <table:table-cell office:value-type="float" office:value="1.7419141531" calcext:value-type="float">
            <text:p>1.7419141531</text:p>
          </table:table-cell>
          <table:table-cell office:value-type="float" office:value="-0.513016104698" calcext:value-type="float">
            <text:p>-0.5130161047</text:p>
          </table:table-cell>
          <table:table-cell office:value-type="float" office:value="2.62196704771" calcext:value-type="float">
            <text:p>2.6219670477</text:p>
          </table:table-cell>
          <table:table-cell office:value-type="float" office:value="-0.486599560977" calcext:value-type="float">
            <text:p>-0.486599561</text:p>
          </table:table-cell>
        </table:table-row>
        <table:table-row table:style-name="ro1">
          <table:table-cell office:value-type="float" office:value="1.68373560905" calcext:value-type="float">
            <text:p>1.6837356091</text:p>
          </table:table-cell>
          <table:table-cell office:value-type="float" office:value="-0.512388825417" calcext:value-type="float">
            <text:p>-0.5123888254</text:p>
          </table:table-cell>
          <table:table-cell office:value-type="float" office:value="2.57650084412" calcext:value-type="float">
            <text:p>2.5765008441</text:p>
          </table:table-cell>
          <table:table-cell office:value-type="float" office:value="-0.486747885642" calcext:value-type="float">
            <text:p>-0.4867478856</text:p>
          </table:table-cell>
        </table:table-row>
        <table:table-row table:style-name="ro1">
          <table:table-cell office:value-type="float" office:value="1.61811745167" calcext:value-type="float">
            <text:p>1.6181174517</text:p>
          </table:table-cell>
          <table:table-cell office:value-type="float" office:value="-0.519623219967" calcext:value-type="float">
            <text:p>-0.51962322</text:p>
          </table:table-cell>
          <table:table-cell office:value-type="float" office:value="2.5183012189" calcext:value-type="float">
            <text:p>2.5183012189</text:p>
          </table:table-cell>
          <table:table-cell office:value-type="float" office:value="-0.485459157362" calcext:value-type="float">
            <text:p>-0.4854591574</text:p>
          </table:table-cell>
        </table:table-row>
        <table:table-row table:style-name="ro1">
          <table:table-cell office:value-type="float" office:value="1.56007969379" calcext:value-type="float">
            <text:p>1.5600796938</text:p>
          </table:table-cell>
          <table:table-cell office:value-type="float" office:value="-0.524479150772" calcext:value-type="float">
            <text:p>-0.5244791508</text:p>
          </table:table-cell>
          <table:table-cell office:value-type="float" office:value="2.45263695347" calcext:value-type="float">
            <text:p>2.4526369535</text:p>
          </table:table-cell>
          <table:table-cell office:value-type="float" office:value="-0.491300697493" calcext:value-type="float">
            <text:p>-0.4913006975</text:p>
          </table:table-cell>
        </table:table-row>
        <table:table-row table:style-name="ro1">
          <table:table-cell office:value-type="float" office:value="1.50255560875" calcext:value-type="float">
            <text:p>1.5025556088</text:p>
          </table:table-cell>
          <table:table-cell office:value-type="float" office:value="-0.522399663925" calcext:value-type="float">
            <text:p>-0.5223996639</text:p>
          </table:table-cell>
          <table:table-cell office:value-type="float" office:value="2.39453574856" calcext:value-type="float">
            <text:p>2.3945357486</text:p>
          </table:table-cell>
          <table:table-cell office:value-type="float" office:value="-0.494345169387" calcext:value-type="float">
            <text:p>-0.4943451694</text:p>
          </table:table-cell>
        </table:table-row>
        <table:table-row table:style-name="ro1">
          <table:table-cell office:value-type="float" office:value="1.44507193565" calcext:value-type="float">
            <text:p>1.4450719357</text:p>
          </table:table-cell>
          <table:table-cell office:value-type="float" office:value="-0.527547717094" calcext:value-type="float">
            <text:p>-0.5275477171</text:p>
          </table:table-cell>
          <table:table-cell office:value-type="float" office:value="2.33696278241" calcext:value-type="float">
            <text:p>2.3369627824</text:p>
          </table:table-cell>
          <table:table-cell office:value-type="float" office:value="-0.490941235662" calcext:value-type="float">
            <text:p>-0.4909412357</text:p>
          </table:table-cell>
        </table:table-row>
        <table:table-row table:style-name="ro1">
          <table:table-cell office:value-type="float" office:value="1.39205539227" calcext:value-type="float">
            <text:p>1.3920553923</text:p>
          </table:table-cell>
          <table:table-cell office:value-type="float" office:value="-0.533443152905" calcext:value-type="float">
            <text:p>-0.5334431529</text:p>
          </table:table-cell>
          <table:table-cell office:value-type="float" office:value="2.27943290153" calcext:value-type="float">
            <text:p>2.2794329015</text:p>
          </table:table-cell>
          <table:table-cell office:value-type="float" office:value="-0.494886688524" calcext:value-type="float">
            <text:p>-0.4948866885</text:p>
          </table:table-cell>
        </table:table-row>
        <table:table-row table:style-name="ro1">
          <table:table-cell office:value-type="float" office:value="1.33811378479" calcext:value-type="float">
            <text:p>1.3381137848</text:p>
          </table:table-cell>
          <table:table-cell office:value-type="float" office:value="-0.535188853741" calcext:value-type="float">
            <text:p>-0.5351888537</text:p>
          </table:table-cell>
          <table:table-cell office:value-type="float" office:value="2.22632385158" calcext:value-type="float">
            <text:p>2.2263238516</text:p>
          </table:table-cell>
          <table:table-cell office:value-type="float" office:value="-0.498498883556" calcext:value-type="float">
            <text:p>-0.4984988836</text:p>
          </table:table-cell>
        </table:table-row>
        <table:table-row table:style-name="ro1">
          <table:table-cell office:value-type="float" office:value="1.28377068043" calcext:value-type="float">
            <text:p>1.2837706804</text:p>
          </table:table-cell>
          <table:table-cell office:value-type="float" office:value="-0.537600517273" calcext:value-type="float">
            <text:p>-0.5376005173</text:p>
          </table:table-cell>
          <table:table-cell office:value-type="float" office:value="2.17233408014" calcext:value-type="float">
            <text:p>2.1723340801</text:p>
          </table:table-cell>
          <table:table-cell office:value-type="float" office:value="-0.499113058557" calcext:value-type="float">
            <text:p>-0.4991130586</text:p>
          </table:table-cell>
        </table:table-row>
        <table:table-row table:style-name="ro1">
          <table:table-cell office:value-type="float" office:value="1.2310987711" calcext:value-type="float">
            <text:p>1.2310987711</text:p>
          </table:table-cell>
          <table:table-cell office:value-type="float" office:value="-0.541802763939" calcext:value-type="float">
            <text:p>-0.5418027639</text:p>
          </table:table-cell>
          <table:table-cell office:value-type="float" office:value="2.11795716356" calcext:value-type="float">
            <text:p>2.1179571636</text:p>
          </table:table-cell>
          <table:table-cell office:value-type="float" office:value="-0.500751154632" calcext:value-type="float">
            <text:p>-0.5007511546</text:p>
          </table:table-cell>
        </table:table-row>
        <table:table-row table:style-name="ro1">
          <table:table-cell office:value-type="float" office:value="1.17714285851" calcext:value-type="float">
            <text:p>1.1771428585</text:p>
          </table:table-cell>
          <table:table-cell office:value-type="float" office:value="-0.545292794704" calcext:value-type="float">
            <text:p>-0.5452927947</text:p>
          </table:table-cell>
          <table:table-cell office:value-type="float" office:value="2.06522790903" calcext:value-type="float">
            <text:p>2.065227909</text:p>
          </table:table-cell>
          <table:table-cell office:value-type="float" office:value="-0.50367737337" calcext:value-type="float">
            <text:p>-0.5036773734</text:p>
          </table:table-cell>
        </table:table-row>
        <table:table-row table:style-name="ro1">
          <table:table-cell office:value-type="float" office:value="1.12775754929" calcext:value-type="float">
            <text:p>1.1277575493</text:p>
          </table:table-cell>
          <table:table-cell office:value-type="float" office:value="-0.546103298664" calcext:value-type="float">
            <text:p>-0.5461032987</text:p>
          </table:table-cell>
          <table:table-cell office:value-type="float" office:value="2.01122922559" calcext:value-type="float">
            <text:p>2.0112292256</text:p>
          </table:table-cell>
          <table:table-cell office:value-type="float" office:value="-0.506242872617" calcext:value-type="float">
            <text:p>-0.5062428726</text:p>
          </table:table-cell>
        </table:table-row>
        <table:table-row table:style-name="ro1">
          <table:table-cell office:value-type="float" office:value="1.07097661495" calcext:value-type="float">
            <text:p>1.070976615</text:p>
          </table:table-cell>
          <table:table-cell office:value-type="float" office:value="-0.549821734428" calcext:value-type="float">
            <text:p>-0.5498217344</text:p>
          </table:table-cell>
          <table:table-cell office:value-type="float" office:value="1.96183291184" calcext:value-type="float">
            <text:p>1.9618329118</text:p>
          </table:table-cell>
          <table:table-cell office:value-type="float" office:value="-0.506819030296" calcext:value-type="float">
            <text:p>-0.5068190303</text:p>
          </table:table-cell>
        </table:table-row>
        <table:table-row table:style-name="ro1">
          <table:table-cell office:value-type="float" office:value="1.0193656683" calcext:value-type="float">
            <text:p>1.0193656683</text:p>
          </table:table-cell>
          <table:table-cell office:value-type="float" office:value="-0.551827847958" calcext:value-type="float">
            <text:p>-0.551827848</text:p>
          </table:table-cell>
          <table:table-cell office:value-type="float" office:value="1.90505934896" calcext:value-type="float">
            <text:p>1.905059349</text:p>
          </table:table-cell>
          <table:table-cell office:value-type="float" office:value="-0.510694288916" calcext:value-type="float">
            <text:p>-0.5106942889</text:p>
          </table:table-cell>
        </table:table-row>
        <table:table-row table:style-name="ro1">
          <table:table-cell office:value-type="float" office:value="0.967251777649" calcext:value-type="float">
            <text:p>0.9672517776</text:p>
          </table:table-cell>
          <table:table-cell office:value-type="float" office:value="-0.553259730339" calcext:value-type="float">
            <text:p>-0.5532597303</text:p>
          </table:table-cell>
          <table:table-cell office:value-type="float" office:value="1.85344797503" calcext:value-type="float">
            <text:p>1.853447975</text:p>
          </table:table-cell>
          <table:table-cell office:value-type="float" office:value="-0.512691295131" calcext:value-type="float">
            <text:p>-0.5126912951</text:p>
          </table:table-cell>
        </table:table-row>
        <table:table-row table:style-name="ro1">
          <table:table-cell office:value-type="float" office:value="0.912901520729" calcext:value-type="float">
            <text:p>0.9129015207</text:p>
          </table:table-cell>
          <table:table-cell office:value-type="float" office:value="-0.554040372372" calcext:value-type="float">
            <text:p>-0.5540403724</text:p>
          </table:table-cell>
          <table:table-cell office:value-type="float" office:value="1.80134647656" calcext:value-type="float">
            <text:p>1.8013464766</text:p>
          </table:table-cell>
          <table:table-cell office:value-type="float" office:value="-0.514388180046" calcext:value-type="float">
            <text:p>-0.51438818</text:p>
          </table:table-cell>
        </table:table-row>
        <table:table-row table:style-name="ro1">
          <table:table-cell office:value-type="float" office:value="0.858837604523" calcext:value-type="float">
            <text:p>0.8588376045</text:p>
          </table:table-cell>
          <table:table-cell office:value-type="float" office:value="-0.555887937546" calcext:value-type="float">
            <text:p>-0.5558879375</text:p>
          </table:table-cell>
          <table:table-cell office:value-type="float" office:value="1.74702472918" calcext:value-type="float">
            <text:p>1.7470247292</text:p>
          </table:table-cell>
          <table:table-cell office:value-type="float" office:value="-0.515785473459" calcext:value-type="float">
            <text:p>-0.5157854735</text:p>
          </table:table-cell>
        </table:table-row>
        <table:table-row table:style-name="ro1">
          <table:table-cell office:value-type="float" office:value="0.80396181345" calcext:value-type="float">
            <text:p>0.8039618135</text:p>
          </table:table-cell>
          <table:table-cell office:value-type="float" office:value="-0.558567643166" calcext:value-type="float">
            <text:p>-0.5585676432</text:p>
          </table:table-cell>
          <table:table-cell office:value-type="float" office:value="1.69297074844" calcext:value-type="float">
            <text:p>1.6929707484</text:p>
          </table:table-cell>
          <table:table-cell office:value-type="float" office:value="-0.517850293289" calcext:value-type="float">
            <text:p>-0.5178502933</text:p>
          </table:table-cell>
        </table:table-row>
        <table:table-row table:style-name="ro1">
          <table:table-cell office:value-type="float" office:value="0.750062167645" calcext:value-type="float">
            <text:p>0.7500621676</text:p>
          </table:table-cell>
          <table:table-cell office:value-type="float" office:value="-0.559387505054" calcext:value-type="float">
            <text:p>-0.5593875051</text:p>
          </table:table-cell>
          <table:table-cell office:value-type="float" office:value="1.63810156976" calcext:value-type="float">
            <text:p>1.6381015698</text:p>
          </table:table-cell>
          <table:table-cell office:value-type="float" office:value="-0.52067528107" calcext:value-type="float">
            <text:p>-0.5206752811</text:p>
          </table:table-cell>
        </table:table-row>
        <table:table-row table:style-name="ro1">
          <table:table-cell office:value-type="float" office:value="0.693298220634" calcext:value-type="float">
            <text:p>0.6932982206</text:p>
          </table:table-cell>
          <table:table-cell office:value-type="float" office:value="-0.561109423637" calcext:value-type="float">
            <text:p>-0.5611094236</text:p>
          </table:table-cell>
          <table:table-cell office:value-type="float" office:value="1.58425293366" calcext:value-type="float">
            <text:p>1.5842529337</text:p>
          </table:table-cell>
          <table:table-cell office:value-type="float" office:value="-0.522635225404" calcext:value-type="float">
            <text:p>-0.5226352254</text:p>
          </table:table-cell>
        </table:table-row>
        <table:table-row table:style-name="ro1">
          <table:table-cell office:value-type="float" office:value="0.638426244259" calcext:value-type="float">
            <text:p>0.6384262443</text:p>
          </table:table-cell>
          <table:table-cell office:value-type="float" office:value="-0.560778021812" calcext:value-type="float">
            <text:p>-0.5607780218</text:p>
          </table:table-cell>
          <table:table-cell office:value-type="float" office:value="1.52755612614" calcext:value-type="float">
            <text:p>1.5275561261</text:p>
          </table:table-cell>
          <table:table-cell office:value-type="float" office:value="-0.525914093455" calcext:value-type="float">
            <text:p>-0.5259140935</text:p>
          </table:table-cell>
        </table:table-row>
        <table:table-row table:style-name="ro1">
          <table:table-cell office:value-type="float" office:value="0.587678134441" calcext:value-type="float">
            <text:p>0.5876781344</text:p>
          </table:table-cell>
          <table:table-cell office:value-type="float" office:value="-0.561564862728" calcext:value-type="float">
            <text:p>-0.5615648627</text:p>
          </table:table-cell>
          <table:table-cell office:value-type="float" office:value="1.47273995432" calcext:value-type="float">
            <text:p>1.4727399543</text:p>
          </table:table-cell>
          <table:table-cell office:value-type="float" office:value="-0.526931347307" calcext:value-type="float">
            <text:p>-0.5269313473</text:p>
          </table:table-cell>
        </table:table-row>
        <table:table-row table:style-name="ro1">
          <table:table-cell office:value-type="float" office:value="0.535665690899" calcext:value-type="float">
            <text:p>0.5356656909</text:p>
          </table:table-cell>
          <table:table-cell office:value-type="float" office:value="-0.559368848801" calcext:value-type="float">
            <text:p>-0.5593688488</text:p>
          </table:table-cell>
          <table:table-cell office:value-type="float" office:value="1.42205109913" calcext:value-type="float">
            <text:p>1.4220510991</text:p>
          </table:table-cell>
          <table:table-cell office:value-type="float" office:value="-0.5292118108" calcext:value-type="float">
            <text:p>-0.5292118108</text:p>
          </table:table-cell>
        </table:table-row>
        <table:table-row table:style-name="ro1">
          <table:table-cell office:value-type="float" office:value="0.483851522207" calcext:value-type="float">
            <text:p>0.4838515222</text:p>
          </table:table-cell>
          <table:table-cell office:value-type="float" office:value="-0.560108482838" calcext:value-type="float">
            <text:p>-0.5601084828</text:p>
          </table:table-cell>
          <table:table-cell office:value-type="float" office:value="1.37014022055" calcext:value-type="float">
            <text:p>1.3701402206</text:p>
          </table:table-cell>
          <table:table-cell office:value-type="float" office:value="-0.529750889098" calcext:value-type="float">
            <text:p>-0.5297508891</text:p>
          </table:table-cell>
        </table:table-row>
        <table:table-row table:style-name="ro1">
          <table:table-cell office:value-type="float" office:value="0.438167750835" calcext:value-type="float">
            <text:p>0.4381677508</text:p>
          </table:table-cell>
          <table:table-cell office:value-type="float" office:value="-0.560518801212" calcext:value-type="float">
            <text:p>-0.5605188012</text:p>
          </table:table-cell>
          <table:table-cell office:value-type="float" office:value="1.31839593805" calcext:value-type="float">
            <text:p>1.3183959381</text:p>
          </table:table-cell>
          <table:table-cell office:value-type="float" office:value="-0.532529828845" calcext:value-type="float">
            <text:p>-0.5325298288</text:p>
          </table:table-cell>
        </table:table-row>
        <table:table-row table:style-name="ro1">
          <table:table-cell office:value-type="float" office:value="0.399348199368" calcext:value-type="float">
            <text:p>0.3993481994</text:p>
          </table:table-cell>
          <table:table-cell office:value-type="float" office:value="-0.558897316456" calcext:value-type="float">
            <text:p>-0.5588973165</text:p>
          </table:table-cell>
          <table:table-cell office:value-type="float" office:value="1.27275400801" calcext:value-type="float">
            <text:p>1.272754008</text:p>
          </table:table-cell>
          <table:table-cell office:value-type="float" office:value="-0.534236801799" calcext:value-type="float">
            <text:p>-0.5342368018</text:p>
          </table:table-cell>
        </table:table-row>
        <table:table-row table:style-name="ro1">
          <table:table-cell office:value-type="float" office:value="0.367195427418" calcext:value-type="float">
            <text:p>0.3671954274</text:p>
          </table:table-cell>
          <table:table-cell office:value-type="float" office:value="-0.553933024406" calcext:value-type="float">
            <text:p>-0.5539330244</text:p>
          </table:table-cell>
          <table:table-cell office:value-type="float" office:value="1.23402002824" calcext:value-type="float">
            <text:p>1.2340200282</text:p>
          </table:table-cell>
          <table:table-cell office:value-type="float" office:value="-0.535490004561" calcext:value-type="float">
            <text:p>-0.5354900046</text:p>
          </table:table-cell>
        </table:table-row>
        <table:table-row table:style-name="ro1">
          <table:table-cell office:value-type="float" office:value="0.331069529057" calcext:value-type="float">
            <text:p>0.3310695291</text:p>
          </table:table-cell>
          <table:table-cell office:value-type="float" office:value="-0.548940658569" calcext:value-type="float">
            <text:p>-0.5489406586</text:p>
          </table:table-cell>
          <table:table-cell office:value-type="float" office:value="1.2019558739" calcext:value-type="float">
            <text:p>1.2019558739</text:p>
          </table:table-cell>
          <table:table-cell office:value-type="float" office:value="-0.533933995659" calcext:value-type="float">
            <text:p>-0.5339339957</text:p>
          </table:table-cell>
        </table:table-row>
        <table:table-row table:style-name="ro1">
          <table:table-cell office:value-type="float" office:value="0.305131614208" calcext:value-type="float">
            <text:p>0.3051316142</text:p>
          </table:table-cell>
          <table:table-cell office:value-type="float" office:value="-0.545504152775" calcext:value-type="float">
            <text:p>-0.5455041528</text:p>
          </table:table-cell>
          <table:table-cell office:value-type="float" office:value="1.16588485403" calcext:value-type="float">
            <text:p>1.165884854</text:p>
          </table:table-cell>
          <table:table-cell office:value-type="float" office:value="-0.5313811211" calcext:value-type="float">
            <text:p>-0.5313811211</text:p>
          </table:table-cell>
        </table:table-row>
        <table:table-row table:style-name="ro1">
          <table:table-cell office:value-type="float" office:value="0.288262635469" calcext:value-type="float">
            <text:p>0.2882626355</text:p>
          </table:table-cell>
          <table:table-cell office:value-type="float" office:value="-0.54042994976" calcext:value-type="float">
            <text:p>-0.5404299498</text:p>
          </table:table-cell>
          <table:table-cell office:value-type="float" office:value="1.13999780338" calcext:value-type="float">
            <text:p>1.1399978034</text:p>
          </table:table-cell>
          <table:table-cell office:value-type="float" office:value="-0.530557235427" calcext:value-type="float">
            <text:p>-0.5305572354</text:p>
          </table:table-cell>
        </table:table-row>
        <table:table-row table:style-name="ro1">
          <table:table-cell office:value-type="float" office:value="0.278674066067" calcext:value-type="float">
            <text:p>0.2786740661</text:p>
          </table:table-cell>
          <table:table-cell office:value-type="float" office:value="-0.539593756199" calcext:value-type="float">
            <text:p>-0.5395937562</text:p>
          </table:table-cell>
          <table:table-cell office:value-type="float" office:value="1.1231837353" calcext:value-type="float">
            <text:p>1.1231837353</text:p>
          </table:table-cell>
          <table:table-cell office:value-type="float" office:value="-0.528952963311" calcext:value-type="float">
            <text:p>-0.5289529633</text:p>
          </table:table-cell>
        </table:table-row>
        <table:table-row table:style-name="ro1">
          <table:table-cell office:value-type="float" office:value="0.269558131695" calcext:value-type="float">
            <text:p>0.2695581317</text:p>
          </table:table-cell>
          <table:table-cell office:value-type="float" office:value="-0.538703858852" calcext:value-type="float">
            <text:p>-0.5387038589</text:p>
          </table:table-cell>
          <table:table-cell office:value-type="float" office:value="1.11363123323" calcext:value-type="float">
            <text:p>1.1136312332</text:p>
          </table:table-cell>
          <table:table-cell office:value-type="float" office:value="-0.531138392438" calcext:value-type="float">
            <text:p>-0.5311383924</text:p>
          </table:table-cell>
        </table:table-row>
        <table:table-row table:style-name="ro1">
          <table:table-cell office:value-type="float" office:value="0.261983156204" calcext:value-type="float">
            <text:p>0.2619831562</text:p>
          </table:table-cell>
          <table:table-cell office:value-type="float" office:value="-0.5370439291" calcext:value-type="float">
            <text:p>-0.5370439291</text:p>
          </table:table-cell>
          <table:table-cell office:value-type="float" office:value="1.10453411993" calcext:value-type="float">
            <text:p>1.1045341199</text:p>
          </table:table-cell>
          <table:table-cell office:value-type="float" office:value="-0.532374306151" calcext:value-type="float">
            <text:p>-0.5323743062</text:p>
          </table:table-cell>
        </table:table-row>
        <table:table-row table:style-name="ro1">
          <table:table-cell office:value-type="float" office:value="0.237548097968" calcext:value-type="float">
            <text:p>0.237548098</text:p>
          </table:table-cell>
          <table:table-cell office:value-type="float" office:value="-0.528415620327" calcext:value-type="float">
            <text:p>-0.5284156203</text:p>
          </table:table-cell>
          <table:table-cell office:value-type="float" office:value="1.09697391885" calcext:value-type="float">
            <text:p>1.0969739189</text:p>
          </table:table-cell>
          <table:table-cell office:value-type="float" office:value="-0.533120861085" calcext:value-type="float">
            <text:p>-0.5331208611</text:p>
          </table:table-cell>
        </table:table-row>
        <table:table-row table:style-name="ro1">
          <table:table-cell office:value-type="float" office:value="0.238139554858" calcext:value-type="float">
            <text:p>0.2381395549</text:p>
          </table:table-cell>
          <table:table-cell office:value-type="float" office:value="-0.530941963196" calcext:value-type="float">
            <text:p>-0.5309419632</text:p>
          </table:table-cell>
          <table:table-cell office:value-type="float" office:value="1.07254483994" calcext:value-type="float">
            <text:p>1.0725448399</text:p>
          </table:table-cell>
          <table:table-cell office:value-type="float" office:value="-0.526090742451" calcext:value-type="float">
            <text:p>-0.5260907425</text:p>
          </table:table-cell>
        </table:table-row>
        <table:table-row table:style-name="ro1">
          <table:table-cell office:value-type="float" office:value="0.242471426725" calcext:value-type="float">
            <text:p>0.2424714267</text:p>
          </table:table-cell>
          <table:table-cell office:value-type="float" office:value="-0.531289994717" calcext:value-type="float">
            <text:p>-0.5312899947</text:p>
          </table:table-cell>
          <table:table-cell office:value-type="float" office:value="1.07313664364" calcext:value-type="float">
            <text:p>1.0731366436</text:p>
          </table:table-cell>
          <table:table-cell office:value-type="float" office:value="-0.528745172244" calcext:value-type="float">
            <text:p>-0.5287451722</text:p>
          </table:table-cell>
        </table:table-row>
        <table:table-row table:style-name="ro1">
          <table:table-cell office:value-type="float" office:value="0.248345330358" calcext:value-type="float">
            <text:p>0.2483453304</text:p>
          </table:table-cell>
          <table:table-cell office:value-type="float" office:value="-0.531171917915" calcext:value-type="float">
            <text:p>-0.5311719179</text:p>
          </table:table-cell>
          <table:table-cell office:value-type="float" office:value="1.07747037108" calcext:value-type="float">
            <text:p>1.0774703711</text:p>
          </table:table-cell>
          <table:table-cell office:value-type="float" office:value="-0.529975803976" calcext:value-type="float">
            <text:p>-0.529975804</text:p>
          </table:table-cell>
        </table:table-row>
        <table:table-row table:style-name="ro1">
          <table:table-cell office:value-type="float" office:value="0.251468271017" calcext:value-type="float">
            <text:p>0.251468271</text:p>
          </table:table-cell>
          <table:table-cell office:value-type="float" office:value="-0.532823443413" calcext:value-type="float">
            <text:p>-0.5328234434</text:p>
          </table:table-cell>
          <table:table-cell office:value-type="float" office:value="1.08334424475" calcext:value-type="float">
            <text:p>1.0833442448</text:p>
          </table:table-cell>
          <table:table-cell office:value-type="float" office:value="-0.529838825412" calcext:value-type="float">
            <text:p>-0.5298388254</text:p>
          </table:table-cell>
        </table:table-row>
        <table:table-row table:style-name="ro1">
          <table:table-cell office:value-type="float" office:value="0.250975698233" calcext:value-type="float">
            <text:p>0.2509756982</text:p>
          </table:table-cell>
          <table:table-cell office:value-type="float" office:value="-0.532905638218" calcext:value-type="float">
            <text:p>-0.5329056382</text:p>
          </table:table-cell>
          <table:table-cell office:value-type="float" office:value="1.08646688605" calcext:value-type="float">
            <text:p>1.0864668861</text:p>
          </table:table-cell>
          <table:table-cell office:value-type="float" office:value="-0.531314453372" calcext:value-type="float">
            <text:p>-0.5313144534</text:p>
          </table:table-cell>
        </table:table-row>
        <table:table-row table:style-name="ro1">
          <table:table-cell office:value-type="float" office:value="0.251259028912" calcext:value-type="float">
            <text:p>0.2512590289</text:p>
          </table:table-cell>
          <table:table-cell office:value-type="float" office:value="-0.532616138458" calcext:value-type="float">
            <text:p>-0.5326161385</text:p>
          </table:table-cell>
          <table:table-cell office:value-type="float" office:value="1.08597553749" calcext:value-type="float">
            <text:p>1.0859755375</text:p>
          </table:table-cell>
          <table:table-cell office:value-type="float" office:value="-0.532423347903" calcext:value-type="float">
            <text:p>-0.5324233479</text:p>
          </table:table-cell>
        </table:table-row>
        <table:table-row table:style-name="ro1">
          <table:table-cell office:value-type="float" office:value="0.249793455005" calcext:value-type="float">
            <text:p>0.249793455</text:p>
          </table:table-cell>
          <table:table-cell office:value-type="float" office:value="-0.533786475658" calcext:value-type="float">
            <text:p>-0.5337864757</text:p>
          </table:table-cell>
          <table:table-cell office:value-type="float" office:value="1.08625880839" calcext:value-type="float">
            <text:p>1.0862588084</text:p>
          </table:table-cell>
          <table:table-cell office:value-type="float" office:value="-0.532039561608" calcext:value-type="float">
            <text:p>-0.5320395616</text:p>
          </table:table-cell>
        </table:table-row>
        <table:table-row table:style-name="ro1">
          <table:table-cell office:value-type="float" office:value="0.250647395849" calcext:value-type="float">
            <text:p>0.2506473958</text:p>
          </table:table-cell>
          <table:table-cell office:value-type="float" office:value="-0.53283649683" calcext:value-type="float">
            <text:p>-0.5328364968</text:p>
          </table:table-cell>
          <table:table-cell office:value-type="float" office:value="1.08479107074" calcext:value-type="float">
            <text:p>1.0847910707</text:p>
          </table:table-cell>
          <table:table-cell office:value-type="float" office:value="-0.531800049802" calcext:value-type="float">
            <text:p>-0.5318000498</text:p>
          </table:table-cell>
        </table:table-row>
        <table:table-row table:style-name="ro1">
          <table:table-cell office:value-type="float" office:value="0.253473311663" calcext:value-type="float">
            <text:p>0.2534733117</text:p>
          </table:table-cell>
          <table:table-cell office:value-type="float" office:value="-0.531104981899" calcext:value-type="float">
            <text:p>-0.5311049819</text:p>
          </table:table-cell>
          <table:table-cell office:value-type="float" office:value="1.08564471784" calcext:value-type="float">
            <text:p>1.0856447178</text:p>
          </table:table-cell>
          <table:table-cell office:value-type="float" office:value="-0.530730211775" calcext:value-type="float">
            <text:p>-0.5307302118</text:p>
          </table:table-cell>
        </table:table-row>
        <table:table-row table:style-name="ro1">
          <table:table-cell office:value-type="float" office:value="0.256744235754" calcext:value-type="float">
            <text:p>0.2567442358</text:p>
          </table:table-cell>
          <table:table-cell office:value-type="float" office:value="-0.532026290894" calcext:value-type="float">
            <text:p>-0.5320262909</text:p>
          </table:table-cell>
          <table:table-cell office:value-type="float" office:value="1.08847260204" calcext:value-type="float">
            <text:p>1.088472602</text:p>
          </table:table-cell>
          <table:table-cell office:value-type="float" office:value="-0.53003295614" calcext:value-type="float">
            <text:p>-0.5300329561</text:p>
          </table:table-cell>
        </table:table-row>
        <table:table-row table:style-name="ro1">
          <table:table-cell office:value-type="float" office:value="0.259834587574" calcext:value-type="float">
            <text:p>0.2598345876</text:p>
          </table:table-cell>
          <table:table-cell office:value-type="float" office:value="-0.535335421562" calcext:value-type="float">
            <text:p>-0.5353354216</text:p>
          </table:table-cell>
          <table:table-cell office:value-type="float" office:value="1.09174299809" calcext:value-type="float">
            <text:p>1.0917429981</text:p>
          </table:table-cell>
          <table:table-cell office:value-type="float" office:value="-0.530601135701" calcext:value-type="float">
            <text:p>-0.5306011357</text:p>
          </table:table-cell>
        </table:table-row>
        <table:table-row table:style-name="ro1">
          <table:table-cell office:value-type="float" office:value="0.261008054018" calcext:value-type="float">
            <text:p>0.261008054</text:p>
          </table:table-cell>
          <table:table-cell office:value-type="float" office:value="-0.538098752499" calcext:value-type="float">
            <text:p>-0.5380987525</text:p>
          </table:table-cell>
          <table:table-cell office:value-type="float" office:value="1.09482935828" calcext:value-type="float">
            <text:p>1.0948293583</text:p>
          </table:table-cell>
          <table:table-cell office:value-type="float" office:value="-0.53238634314" calcext:value-type="float">
            <text:p>-0.5323863431</text:p>
          </table:table-cell>
        </table:table-row>
        <table:table-row table:style-name="ro1">
          <table:table-cell office:value-type="float" office:value="0.262729644775" calcext:value-type="float">
            <text:p>0.2627296448</text:p>
          </table:table-cell>
          <table:table-cell office:value-type="float" office:value="-0.538667201996" calcext:value-type="float">
            <text:p>-0.538667202</text:p>
          </table:table-cell>
          <table:table-cell office:value-type="float" office:value="1.09599116833" calcext:value-type="float">
            <text:p>1.0959911683</text:p>
          </table:table-cell>
          <table:table-cell office:value-type="float" office:value="-0.532791872695" calcext:value-type="float">
            <text:p>-0.5327918727</text:p>
          </table:table-cell>
        </table:table-row>
        <table:table-row table:style-name="ro1">
          <table:table-cell office:value-type="float" office:value="0.269699633121" calcext:value-type="float">
            <text:p>0.2696996331</text:p>
          </table:table-cell>
          <table:table-cell office:value-type="float" office:value="-0.544486701488" calcext:value-type="float">
            <text:p>-0.5444867015</text:p>
          </table:table-cell>
          <table:table-cell office:value-type="float" office:value="1.09767859743" calcext:value-type="float">
            <text:p>1.0976785974</text:p>
          </table:table-cell>
          <table:table-cell office:value-type="float" office:value="-0.52943624143" calcext:value-type="float">
            <text:p>-0.5294362414</text:p>
          </table:table-cell>
        </table:table-row>
        <table:table-row table:style-name="ro1">
          <table:table-cell office:value-type="float" office:value="0.274654090405" calcext:value-type="float">
            <text:p>0.2746540904</text:p>
          </table:table-cell>
          <table:table-cell office:value-type="float" office:value="-0.55531257391" calcext:value-type="float">
            <text:p>-0.5553125739</text:p>
          </table:table-cell>
          <table:table-cell office:value-type="float" office:value="1.10454694034" calcext:value-type="float">
            <text:p>1.1045469403</text:p>
          </table:table-cell>
          <table:table-cell office:value-type="float" office:value="-0.528519929681" calcext:value-type="float">
            <text:p>-0.5285199297</text:p>
          </table:table-cell>
        </table:table-row>
        <table:table-row table:style-name="ro1">
          <table:table-cell office:value-type="float" office:value="0.277632951736" calcext:value-type="float">
            <text:p>0.2776329517</text:p>
          </table:table-cell>
          <table:table-cell office:value-type="float" office:value="-0.565178453922" calcext:value-type="float">
            <text:p>-0.5651784539</text:p>
          </table:table-cell>
          <table:table-cell office:value-type="float" office:value="1.10925825675" calcext:value-type="float">
            <text:p>1.1092582568</text:p>
          </table:table-cell>
          <table:table-cell office:value-type="float" office:value="-0.529605577056" calcext:value-type="float">
            <text:p>-0.5296055771</text:p>
          </table:table-cell>
        </table:table-row>
        <table:table-row table:style-name="ro1">
          <table:table-cell office:value-type="float" office:value="0.278608053923" calcext:value-type="float">
            <text:p>0.2786080539</text:p>
          </table:table-cell>
          <table:table-cell office:value-type="float" office:value="-0.575694322586" calcext:value-type="float">
            <text:p>-0.5756943226</text:p>
          </table:table-cell>
          <table:table-cell office:value-type="float" office:value="1.11179797028" calcext:value-type="float">
            <text:p>1.1117979703</text:p>
          </table:table-cell>
          <table:table-cell office:value-type="float" office:value="-0.527846349662" calcext:value-type="float">
            <text:p>-0.5278463497</text:p>
          </table:table-cell>
        </table:table-row>
        <table:table-row table:style-name="ro1">
          <table:table-cell office:value-type="float" office:value="0.274143457413" calcext:value-type="float">
            <text:p>0.2741434574</text:p>
          </table:table-cell>
          <table:table-cell office:value-type="float" office:value="-0.58220666647" calcext:value-type="float">
            <text:p>-0.5822066665</text:p>
          </table:table-cell>
          <table:table-cell office:value-type="float" office:value="1.11217689212" calcext:value-type="float">
            <text:p>1.1121768921</text:p>
          </table:table-cell>
          <table:table-cell office:value-type="float" office:value="-0.526827604389" calcext:value-type="float">
            <text:p>-0.5268276044</text:p>
          </table:table-cell>
        </table:table-row>
        <table:table-row table:style-name="ro1">
          <table:table-cell office:value-type="float" office:value="0.271608352661" calcext:value-type="float">
            <text:p>0.2716083527</text:p>
          </table:table-cell>
          <table:table-cell office:value-type="float" office:value="-0.591097414494" calcext:value-type="float">
            <text:p>-0.5910974145</text:p>
          </table:table-cell>
          <table:table-cell office:value-type="float" office:value="1.10700508675" calcext:value-type="float">
            <text:p>1.1070050868</text:p>
          </table:table-cell>
          <table:table-cell office:value-type="float" office:value="-0.522486732227" calcext:value-type="float">
            <text:p>-0.5224867322</text:p>
          </table:table-cell>
        </table:table-row>
        <table:table-row table:style-name="ro1">
          <table:table-cell office:value-type="float" office:value="0.276582419872" calcext:value-type="float">
            <text:p>0.2765824199</text:p>
          </table:table-cell>
          <table:table-cell office:value-type="float" office:value="-0.603597581387" calcext:value-type="float">
            <text:p>-0.6035975814</text:p>
          </table:table-cell>
          <table:table-cell office:value-type="float" office:value="1.10352783917" calcext:value-type="float">
            <text:p>1.1035278392</text:p>
          </table:table-cell>
          <table:table-cell office:value-type="float" office:value="-0.519438973779" calcext:value-type="float">
            <text:p>-0.5194389738</text:p>
          </table:table-cell>
        </table:table-row>
        <table:table-row table:style-name="ro1">
          <table:table-cell office:value-type="float" office:value="0.280424147844" calcext:value-type="float">
            <text:p>0.2804241478</text:p>
          </table:table-cell>
          <table:table-cell office:value-type="float" office:value="-0.616041839123" calcext:value-type="float">
            <text:p>-0.6160418391</text:p>
          </table:table-cell>
          <table:table-cell office:value-type="float" office:value="1.10729569107" calcext:value-type="float">
            <text:p>1.1072956911</text:p>
          </table:table-cell>
          <table:table-cell office:value-type="float" office:value="-0.519096544612" calcext:value-type="float">
            <text:p>-0.5190965446</text:p>
          </table:table-cell>
        </table:table-row>
        <table:table-row table:style-name="ro1">
          <table:table-cell office:value-type="float" office:value="0.285843580961" calcext:value-type="float">
            <text:p>0.285843581</text:p>
          </table:table-cell>
          <table:table-cell office:value-type="float" office:value="-0.62876111269" calcext:value-type="float">
            <text:p>-0.6287611127</text:p>
          </table:table-cell>
          <table:table-cell office:value-type="float" office:value="1.109656479" calcext:value-type="float">
            <text:p>1.109656479</text:p>
          </table:table-cell>
          <table:table-cell office:value-type="float" office:value="-0.518068857452" calcext:value-type="float">
            <text:p>-0.5180688575</text:p>
          </table:table-cell>
        </table:table-row>
        <table:table-row table:style-name="ro1">
          <table:table-cell office:value-type="float" office:value="0.29244235158" calcext:value-type="float">
            <text:p>0.2924423516</text:p>
          </table:table-cell>
          <table:table-cell office:value-type="float" office:value="-0.643772006035" calcext:value-type="float">
            <text:p>-0.643772006</text:p>
          </table:table-cell>
          <table:table-cell office:value-type="float" office:value="1.11324879148" calcext:value-type="float">
            <text:p>1.1132487915</text:p>
          </table:table-cell>
          <table:table-cell office:value-type="float" office:value="-0.516397498632" calcext:value-type="float">
            <text:p>-0.5163974986</text:p>
          </table:table-cell>
        </table:table-row>
        <table:table-row table:style-name="ro1">
          <table:table-cell office:value-type="float" office:value="0.299951791763" calcext:value-type="float">
            <text:p>0.2999517918</text:p>
          </table:table-cell>
          <table:table-cell office:value-type="float" office:value="-0.658510506153" calcext:value-type="float">
            <text:p>-0.6585105062</text:p>
          </table:table-cell>
          <table:table-cell office:value-type="float" office:value="1.11759764467" calcext:value-type="float">
            <text:p>1.1175976447</text:p>
          </table:table-cell>
          <table:table-cell office:value-type="float" office:value="-0.515929499595" calcext:value-type="float">
            <text:p>-0.5159294996</text:p>
          </table:table-cell>
        </table:table-row>
        <table:table-row table:style-name="ro1">
          <table:table-cell office:value-type="float" office:value="0.31239771843" calcext:value-type="float">
            <text:p>0.3123977184</text:p>
          </table:table-cell>
          <table:table-cell office:value-type="float" office:value="-0.675743997097" calcext:value-type="float">
            <text:p>-0.6757439971</text:p>
          </table:table-cell>
          <table:table-cell office:value-type="float" office:value="1.12248456548" calcext:value-type="float">
            <text:p>1.1224845655</text:p>
          </table:table-cell>
          <table:table-cell office:value-type="float" office:value="-0.514757939831" calcext:value-type="float">
            <text:p>-0.5147579398</text:p>
          </table:table-cell>
        </table:table-row>
        <table:table-row table:style-name="ro1">
          <table:table-cell office:value-type="float" office:value="0.320889919996" calcext:value-type="float">
            <text:p>0.32088992</text:p>
          </table:table-cell>
          <table:table-cell office:value-type="float" office:value="-0.692351162434" calcext:value-type="float">
            <text:p>-0.6923511624</text:p>
          </table:table-cell>
          <table:table-cell office:value-type="float" office:value="1.13189188741" calcext:value-type="float">
            <text:p>1.1318918874</text:p>
          </table:table-cell>
          <table:table-cell office:value-type="float" office:value="-0.515574489493" calcext:value-type="float">
            <text:p>-0.5155744895</text:p>
          </table:table-cell>
        </table:table-row>
        <table:table-row table:style-name="ro1">
          <table:table-cell office:value-type="float" office:value="0.33450704813" calcext:value-type="float">
            <text:p>0.3345070481</text:p>
          </table:table-cell>
          <table:table-cell office:value-type="float" office:value="-0.708959043026" calcext:value-type="float">
            <text:p>-0.708959043</text:p>
          </table:table-cell>
          <table:table-cell office:value-type="float" office:value="1.13696436354" calcext:value-type="float">
            <text:p>1.1369643635</text:p>
          </table:table-cell>
          <table:table-cell office:value-type="float" office:value="-0.51558163238" calcext:value-type="float">
            <text:p>-0.5155816324</text:p>
          </table:table-cell>
        </table:table-row>
        <table:table-row table:style-name="ro1">
          <table:table-cell office:value-type="float" office:value="0.346568852663" calcext:value-type="float">
            <text:p>0.3465688527</text:p>
          </table:table-cell>
          <table:table-cell office:value-type="float" office:value="-0.718531668186" calcext:value-type="float">
            <text:p>-0.7185316682</text:p>
          </table:table-cell>
          <table:table-cell office:value-type="float" office:value="1.14678990864" calcext:value-type="float">
            <text:p>1.1467899086</text:p>
          </table:table-cell>
          <table:table-cell office:value-type="float" office:value="-0.515512619707" calcext:value-type="float">
            <text:p>-0.5155126197</text:p>
          </table:table-cell>
        </table:table-row>
        <table:table-row table:style-name="ro1">
          <table:table-cell office:value-type="float" office:value="0.351772964001" calcext:value-type="float">
            <text:p>0.351772964</text:p>
          </table:table-cell>
          <table:table-cell office:value-type="float" office:value="-0.736866831779" calcext:value-type="float">
            <text:p>-0.7368668318</text:p>
          </table:table-cell>
          <table:table-cell office:value-type="float" office:value="1.15483771428" calcext:value-type="float">
            <text:p>1.1548377143</text:p>
          </table:table-cell>
          <table:table-cell office:value-type="float" office:value="-0.508945381644" calcext:value-type="float">
            <text:p>-0.5089453816</text:p>
          </table:table-cell>
        </table:table-row>
        <table:table-row table:style-name="ro1">
          <table:table-cell office:value-type="float" office:value="0.357993990183" calcext:value-type="float">
            <text:p>0.3579939902</text:p>
          </table:table-cell>
          <table:table-cell office:value-type="float" office:value="-0.756774663925" calcext:value-type="float">
            <text:p>-0.7567746639</text:p>
          </table:table-cell>
          <table:table-cell office:value-type="float" office:value="1.15554994934" calcext:value-type="float">
            <text:p>1.1555499493</text:p>
          </table:table-cell>
          <table:table-cell office:value-type="float" office:value="-0.510664440103" calcext:value-type="float">
            <text:p>-0.5106644401</text:p>
          </table:table-cell>
        </table:table-row>
        <table:table-row table:style-name="ro1">
          <table:table-cell office:value-type="float" office:value="0.372435778379" calcext:value-type="float">
            <text:p>0.3724357784</text:p>
          </table:table-cell>
          <table:table-cell office:value-type="float" office:value="-0.76940715313" calcext:value-type="float">
            <text:p>-0.7694071531</text:p>
          </table:table-cell>
          <table:table-cell office:value-type="float" office:value="1.15676151739" calcext:value-type="float">
            <text:p>1.1567615174</text:p>
          </table:table-cell>
          <table:table-cell office:value-type="float" office:value="-0.513473612462" calcext:value-type="float">
            <text:p>-0.5134736125</text:p>
          </table:table-cell>
        </table:table-row>
        <table:table-row table:style-name="ro1">
          <table:table-cell office:value-type="float" office:value="0.383315682411" calcext:value-type="float">
            <text:p>0.3833156824</text:p>
          </table:table-cell>
          <table:table-cell office:value-type="float" office:value="-0.780916035175" calcext:value-type="float">
            <text:p>-0.7809160352</text:p>
          </table:table-cell>
          <table:table-cell office:value-type="float" office:value="1.16575130227" calcext:value-type="float">
            <text:p>1.1657513023</text:p>
          </table:table-cell>
          <table:table-cell office:value-type="float" office:value="-0.508877992137" calcext:value-type="float">
            <text:p>-0.5088779921</text:p>
          </table:table-cell>
        </table:table-row>
        <table:table-row table:style-name="ro1">
          <table:table-cell office:value-type="float" office:value="0.392247408628" calcext:value-type="float">
            <text:p>0.3922474086</text:p>
          </table:table-cell>
          <table:table-cell office:value-type="float" office:value="-0.796434640884" calcext:value-type="float">
            <text:p>-0.7964346409</text:p>
          </table:table-cell>
          <table:table-cell office:value-type="float" office:value="1.17110909496" calcext:value-type="float">
            <text:p>1.171109095</text:p>
          </table:table-cell>
          <table:table-cell office:value-type="float" office:value="-0.504137236643" calcext:value-type="float">
            <text:p>-0.5041372366</text:p>
          </table:table-cell>
        </table:table-row>
        <table:table-row table:style-name="ro1">
          <table:table-cell office:value-type="float" office:value="0.412126809359" calcext:value-type="float">
            <text:p>0.4121268094</text:p>
          </table:table-cell>
          <table:table-cell office:value-type="float" office:value="-0.806778430939" calcext:value-type="float">
            <text:p>-0.8067784309</text:p>
          </table:table-cell>
          <table:table-cell office:value-type="float" office:value="1.17429770962" calcext:value-type="float">
            <text:p>1.1742977096</text:p>
          </table:table-cell>
          <table:table-cell office:value-type="float" office:value="-0.503821772267" calcext:value-type="float">
            <text:p>-0.5038217723</text:p>
          </table:table-cell>
        </table:table-row>
        <table:table-row table:style-name="ro1">
          <table:table-cell office:value-type="float" office:value="0.423793762922" calcext:value-type="float">
            <text:p>0.4237937629</text:p>
          </table:table-cell>
          <table:table-cell office:value-type="float" office:value="-0.816144347191" calcext:value-type="float">
            <text:p>-0.8161443472</text:p>
          </table:table-cell>
          <table:table-cell office:value-type="float" office:value="1.18873114112" calcext:value-type="float">
            <text:p>1.1887311411</text:p>
          </table:table-cell>
          <table:table-cell office:value-type="float" office:value="-0.500003796968" calcext:value-type="float">
            <text:p>-0.500003797</text:p>
          </table:table-cell>
        </table:table-row>
        <table:table-row table:style-name="ro1">
          <table:table-cell office:value-type="float" office:value="0.436584621668" calcext:value-type="float">
            <text:p>0.4365846217</text:p>
          </table:table-cell>
          <table:table-cell office:value-type="float" office:value="-0.825223207474" calcext:value-type="float">
            <text:p>-0.8252232075</text:p>
          </table:table-cell>
          <table:table-cell office:value-type="float" office:value="1.19466502354" calcext:value-type="float">
            <text:p>1.1946650235</text:p>
          </table:table-cell>
          <table:table-cell office:value-type="float" office:value="-0.495235538142" calcext:value-type="float">
            <text:p>-0.4952355381</text:p>
          </table:table-cell>
        </table:table-row>
        <table:table-row table:style-name="ro1">
          <table:table-cell office:value-type="float" office:value="0.450063169003" calcext:value-type="float">
            <text:p>0.450063169</text:p>
          </table:table-cell>
          <table:table-cell office:value-type="float" office:value="-0.834080636501" calcext:value-type="float">
            <text:p>-0.8340806365</text:p>
          </table:table-cell>
          <table:table-cell office:value-type="float" office:value="1.20146282937" calcext:value-type="float">
            <text:p>1.2014628294</text:p>
          </table:table-cell>
          <table:table-cell office:value-type="float" office:value="-0.490280986275" calcext:value-type="float">
            <text:p>-0.4902809863</text:p>
          </table:table-cell>
        </table:table-row>
        <table:table-row table:style-name="ro1">
          <table:table-cell office:value-type="float" office:value="0.464528143406" calcext:value-type="float">
            <text:p>0.4645281434</text:p>
          </table:table-cell>
          <table:table-cell office:value-type="float" office:value="-0.84292191267" calcext:value-type="float">
            <text:p>-0.8429219127</text:p>
          </table:table-cell>
          <table:table-cell office:value-type="float" office:value="1.20865784604" calcext:value-type="float">
            <text:p>1.208657846</text:p>
          </table:table-cell>
          <table:table-cell office:value-type="float" office:value="-0.485140698789" calcext:value-type="float">
            <text:p>-0.4851406988</text:p>
          </table:table-cell>
        </table:table-row>
        <table:table-row table:style-name="ro1">
          <table:table-cell office:value-type="float" office:value="0.479424715042" calcext:value-type="float">
            <text:p>0.479424715</text:p>
          </table:table-cell>
          <table:table-cell office:value-type="float" office:value="-0.850894510746" calcext:value-type="float">
            <text:p>-0.8508945107</text:p>
          </table:table-cell>
          <table:table-cell office:value-type="float" office:value="1.21634761322" calcext:value-type="float">
            <text:p>1.2163476132</text:p>
          </table:table-cell>
          <table:table-cell office:value-type="float" office:value="-0.479614262092" calcext:value-type="float">
            <text:p>-0.4796142621</text:p>
          </table:table-cell>
        </table:table-row>
        <table:table-row table:style-name="ro1">
          <table:table-cell office:value-type="float" office:value="0.494792580605" calcext:value-type="float">
            <text:p>0.4947925806</text:p>
          </table:table-cell>
          <table:table-cell office:value-type="float" office:value="-0.859223663807" calcext:value-type="float">
            <text:p>-0.8592236638</text:p>
          </table:table-cell>
          <table:table-cell office:value-type="float" office:value="1.22404993048" calcext:value-type="float">
            <text:p>1.2240499305</text:p>
          </table:table-cell>
          <table:table-cell office:value-type="float" office:value="-0.473060879763" calcext:value-type="float">
            <text:p>-0.4730608798</text:p>
          </table:table-cell>
        </table:table-row>
        <table:table-row table:style-name="ro1">
          <table:table-cell office:value-type="float" office:value="0.509944915771" calcext:value-type="float">
            <text:p>0.5099449158</text:p>
          </table:table-cell>
          <table:table-cell office:value-type="float" office:value="-0.867236077785" calcext:value-type="float">
            <text:p>-0.8672360778</text:p>
          </table:table-cell>
          <table:table-cell office:value-type="float" office:value="1.23177196032" calcext:value-type="float">
            <text:p>1.2317719603</text:p>
          </table:table-cell>
          <table:table-cell office:value-type="float" office:value="-0.466685311498" calcext:value-type="float">
            <text:p>-0.4666853115</text:p>
          </table:table-cell>
        </table:table-row>
        <table:table-row table:style-name="ro1">
          <table:table-cell office:value-type="float" office:value="0.525548636913" calcext:value-type="float">
            <text:p>0.5255486369</text:p>
          </table:table-cell>
          <table:table-cell office:value-type="float" office:value="-0.874022006989" calcext:value-type="float">
            <text:p>-0.874022007</text:p>
          </table:table-cell>
          <table:table-cell office:value-type="float" office:value="1.23903060438" calcext:value-type="float">
            <text:p>1.2390306044</text:p>
          </table:table-cell>
          <table:table-cell office:value-type="float" office:value="-0.460223764914" calcext:value-type="float">
            <text:p>-0.4602237649</text:p>
          </table:table-cell>
        </table:table-row>
        <table:table-row table:style-name="ro1">
          <table:table-cell office:value-type="float" office:value="0.542930305004" calcext:value-type="float">
            <text:p>0.542930305</text:p>
          </table:table-cell>
          <table:table-cell office:value-type="float" office:value="-0.883061528206" calcext:value-type="float">
            <text:p>-0.8830615282</text:p>
          </table:table-cell>
          <table:table-cell office:value-type="float" office:value="1.2467474112" calcext:value-type="float">
            <text:p>1.2467474112</text:p>
          </table:table-cell>
          <table:table-cell office:value-type="float" office:value="-0.453192716019" calcext:value-type="float">
            <text:p>-0.453192716</text:p>
          </table:table-cell>
        </table:table-row>
        <table:table-row table:style-name="ro1">
          <table:table-cell office:value-type="float" office:value="0.559232354164" calcext:value-type="float">
            <text:p>0.5592323542</text:p>
          </table:table-cell>
          <table:table-cell office:value-type="float" office:value="-0.890592575073" calcext:value-type="float">
            <text:p>-0.8905925751</text:p>
          </table:table-cell>
          <table:table-cell office:value-type="float" office:value="1.25628264947" calcext:value-type="float">
            <text:p>1.2562826495</text:p>
          </table:table-cell>
          <table:table-cell office:value-type="float" office:value="-0.449064527284" calcext:value-type="float">
            <text:p>-0.4490645273</text:p>
          </table:table-cell>
        </table:table-row>
        <table:table-row table:style-name="ro1">
          <table:table-cell office:value-type="float" office:value="0.575641214848" calcext:value-type="float">
            <text:p>0.5756412148</text:p>
          </table:table-cell>
          <table:table-cell office:value-type="float" office:value="-0.897727489471" calcext:value-type="float">
            <text:p>-0.8977274895</text:p>
          </table:table-cell>
          <table:table-cell office:value-type="float" office:value="1.26469519226" calcext:value-type="float">
            <text:p>1.2646951923</text:p>
          </table:table-cell>
          <table:table-cell office:value-type="float" office:value="-0.44388557016" calcext:value-type="float">
            <text:p>-0.4438855702</text:p>
          </table:table-cell>
        </table:table-row>
        <table:table-row table:style-name="ro1">
          <table:table-cell office:value-type="float" office:value="0.588990092278" calcext:value-type="float">
            <text:p>0.5889900923</text:p>
          </table:table-cell>
          <table:table-cell office:value-type="float" office:value="-0.902752637863" calcext:value-type="float">
            <text:p>-0.9027526379</text:p>
          </table:table-cell>
          <table:table-cell office:value-type="float" office:value="1.27340784156" calcext:value-type="float">
            <text:p>1.2734078416</text:p>
          </table:table-cell>
          <table:table-cell office:value-type="float" office:value="-0.439091796557" calcext:value-type="float">
            <text:p>-0.4390917966</text:p>
          </table:table-cell>
        </table:table-row>
        <table:table-row table:style-name="ro1">
          <table:table-cell office:value-type="float" office:value="0.60581445694" calcext:value-type="float">
            <text:p>0.6058144569</text:p>
          </table:table-cell>
          <table:table-cell office:value-type="float" office:value="-0.90958660841" calcext:value-type="float">
            <text:p>-0.9095866084</text:p>
          </table:table-cell>
          <table:table-cell office:value-type="float" office:value="1.27921280689" calcext:value-type="float">
            <text:p>1.2792128069</text:p>
          </table:table-cell>
          <table:table-cell office:value-type="float" office:value="-0.432840339238" calcext:value-type="float">
            <text:p>-0.4328403392</text:p>
          </table:table-cell>
        </table:table-row>
        <table:table-row table:style-name="ro1">
          <table:table-cell office:value-type="float" office:value="0.621463835239" calcext:value-type="float">
            <text:p>0.6214638352</text:p>
          </table:table-cell>
          <table:table-cell office:value-type="float" office:value="-0.915922820568" calcext:value-type="float">
            <text:p>-0.9159228206</text:p>
          </table:table-cell>
          <table:table-cell office:value-type="float" office:value="1.28884830921" calcext:value-type="float">
            <text:p>1.2888483092</text:p>
          </table:table-cell>
          <table:table-cell office:value-type="float" office:value="-0.429284910702" calcext:value-type="float">
            <text:p>-0.4292849107</text:p>
          </table:table-cell>
        </table:table-row>
        <table:table-row table:style-name="ro1">
          <table:table-cell office:value-type="float" office:value="0.636729419231" calcext:value-type="float">
            <text:p>0.6367294192</text:p>
          </table:table-cell>
          <table:table-cell office:value-type="float" office:value="-0.921878933907" calcext:value-type="float">
            <text:p>-0.9218789339</text:p>
          </table:table-cell>
          <table:table-cell office:value-type="float" office:value="1.29703001488" calcext:value-type="float">
            <text:p>1.2970300149</text:p>
          </table:table-cell>
          <table:table-cell office:value-type="float" office:value="-0.425173086911" calcext:value-type="float">
            <text:p>-0.4251730869</text:p>
          </table:table-cell>
        </table:table-row>
        <table:table-row table:style-name="ro1">
          <table:table-cell office:value-type="float" office:value="0.65212392807" calcext:value-type="float">
            <text:p>0.6521239281</text:p>
          </table:table-cell>
          <table:table-cell office:value-type="float" office:value="-0.929450571537" calcext:value-type="float">
            <text:p>-0.9294505715</text:p>
          </table:table-cell>
          <table:table-cell office:value-type="float" office:value="1.30431472419" calcext:value-type="float">
            <text:p>1.3043147242</text:p>
          </table:table-cell>
          <table:table-cell office:value-type="float" office:value="-0.42032651913" calcext:value-type="float">
            <text:p>-0.4203265191</text:p>
          </table:table-cell>
        </table:table-row>
        <table:table-row table:style-name="ro1">
          <table:table-cell office:value-type="float" office:value="0.666723489761" calcext:value-type="float">
            <text:p>0.6667234898</text:p>
          </table:table-cell>
          <table:table-cell office:value-type="float" office:value="-0.935345113277" calcext:value-type="float">
            <text:p>-0.9353451133</text:p>
          </table:table-cell>
          <table:table-cell office:value-type="float" office:value="1.31147882629" calcext:value-type="float">
            <text:p>1.3114788263</text:p>
          </table:table-cell>
          <table:table-cell office:value-type="float" office:value="-0.417126374993" calcext:value-type="float">
            <text:p>-0.417126375</text:p>
          </table:table-cell>
        </table:table-row>
        <table:table-row table:style-name="ro1">
          <table:table-cell office:value-type="float" office:value="0.680160284042" calcext:value-type="float">
            <text:p>0.680160284</text:p>
          </table:table-cell>
          <table:table-cell office:value-type="float" office:value="-0.942451775074" calcext:value-type="float">
            <text:p>-0.9424517751</text:p>
          </table:table-cell>
          <table:table-cell office:value-type="float" office:value="1.31748167268" calcext:value-type="float">
            <text:p>1.3174816727</text:p>
          </table:table-cell>
          <table:table-cell office:value-type="float" office:value="-0.412144624432" calcext:value-type="float">
            <text:p>-0.4121446244</text:p>
          </table:table-cell>
        </table:table-row>
        <table:table-row table:style-name="ro1">
          <table:table-cell office:value-type="float" office:value="0.693427324295" calcext:value-type="float">
            <text:p>0.6934273243</text:p>
          </table:table-cell>
          <table:table-cell office:value-type="float" office:value="-0.948827266693" calcext:value-type="float">
            <text:p>-0.9488272667</text:p>
          </table:table-cell>
          <table:table-cell office:value-type="float" office:value="1.32207481578" calcext:value-type="float">
            <text:p>1.3220748158</text:p>
          </table:table-cell>
          <table:table-cell office:value-type="float" office:value="-0.408438012975" calcext:value-type="float">
            <text:p>-0.408438013</text:p>
          </table:table-cell>
        </table:table-row>
        <table:table-row table:style-name="ro1">
          <table:table-cell office:value-type="float" office:value="0.706850588322" calcext:value-type="float">
            <text:p>0.7068505883</text:p>
          </table:table-cell>
          <table:table-cell office:value-type="float" office:value="-0.955790877342" calcext:value-type="float">
            <text:p>-0.9557908773</text:p>
          </table:table-cell>
          <table:table-cell office:value-type="float" office:value="1.3264558962" calcext:value-type="float">
            <text:p>1.3264558962</text:p>
          </table:table-cell>
          <table:table-cell office:value-type="float" office:value="-0.404309322714" calcext:value-type="float">
            <text:p>-0.4043093227</text:p>
          </table:table-cell>
        </table:table-row>
        <table:table-row table:style-name="ro1">
          <table:table-cell office:value-type="float" office:value="0.718071341515" calcext:value-type="float">
            <text:p>0.7180713415</text:p>
          </table:table-cell>
          <table:table-cell office:value-type="float" office:value="-0.96382278204" calcext:value-type="float">
            <text:p>-0.963822782</text:p>
          </table:table-cell>
          <table:table-cell office:value-type="float" office:value="1.33062342542" calcext:value-type="float">
            <text:p>1.3306234254</text:p>
          </table:table-cell>
          <table:table-cell office:value-type="float" office:value="-0.400694118327" calcext:value-type="float">
            <text:p>-0.4006941183</text:p>
          </table:table-cell>
        </table:table-row>
        <table:table-row table:style-name="ro1">
          <table:table-cell office:value-type="float" office:value="0.73078584671" calcext:value-type="float">
            <text:p>0.7307858467</text:p>
          </table:table-cell>
          <table:table-cell office:value-type="float" office:value="-0.972095727921" calcext:value-type="float">
            <text:p>-0.9720957279</text:p>
          </table:table-cell>
          <table:table-cell office:value-type="float" office:value="1.33209817202" calcext:value-type="float">
            <text:p>1.332098172</text:p>
          </table:table-cell>
          <table:table-cell office:value-type="float" office:value="-0.397964128677" calcext:value-type="float">
            <text:p>-0.3979641287</text:p>
          </table:table-cell>
        </table:table-row>
        <table:table-row table:style-name="ro1">
          <table:table-cell office:value-type="float" office:value="0.743738532066" calcext:value-type="float">
            <text:p>0.7437385321</text:p>
          </table:table-cell>
          <table:table-cell office:value-type="float" office:value="-0.979049921036" calcext:value-type="float">
            <text:p>-0.979049921</text:p>
          </table:table-cell>
          <table:table-cell office:value-type="float" office:value="1.33527173959" calcext:value-type="float">
            <text:p>1.3352717396</text:p>
          </table:table-cell>
          <table:table-cell office:value-type="float" office:value="-0.396055998844" calcext:value-type="float">
            <text:p>-0.3960559988</text:p>
          </table:table-cell>
        </table:table-row>
        <table:table-row table:style-name="ro1">
          <table:table-cell office:value-type="float" office:value="0.75710940361" calcext:value-type="float">
            <text:p>0.7571094036</text:p>
          </table:table-cell>
          <table:table-cell office:value-type="float" office:value="-0.985627412796" calcext:value-type="float">
            <text:p>-0.9856274128</text:p>
          </table:table-cell>
          <table:table-cell office:value-type="float" office:value="1.33872910901" calcext:value-type="float">
            <text:p>1.338729109</text:p>
          </table:table-cell>
          <table:table-cell office:value-type="float" office:value="-0.39320764063" calcext:value-type="float">
            <text:p>-0.3932076406</text:p>
          </table:table-cell>
        </table:table-row>
        <table:table-row table:style-name="ro1">
          <table:table-cell office:value-type="float" office:value="0.770685613155" calcext:value-type="float">
            <text:p>0.7706856132</text:p>
          </table:table-cell>
          <table:table-cell office:value-type="float" office:value="-0.991851270199" calcext:value-type="float">
            <text:p>-0.9918512702</text:p>
          </table:table-cell>
          <table:table-cell office:value-type="float" office:value="1.34256925121" calcext:value-type="float">
            <text:p>1.3425692512</text:p>
          </table:table-cell>
          <table:table-cell office:value-type="float" office:value="-0.390260525063" calcext:value-type="float">
            <text:p>-0.3902605251</text:p>
          </table:table-cell>
        </table:table-row>
        <table:table-row table:style-name="ro1">
          <table:table-cell office:value-type="float" office:value="0.784247279167" calcext:value-type="float">
            <text:p>0.7842472792</text:p>
          </table:table-cell>
          <table:table-cell office:value-type="float" office:value="-0.99849319458" calcext:value-type="float">
            <text:p>-0.9984931946</text:p>
          </table:table-cell>
          <table:table-cell office:value-type="float" office:value="1.34623821986" calcext:value-type="float">
            <text:p>1.3462382199</text:p>
          </table:table-cell>
          <table:table-cell office:value-type="float" office:value="-0.386901552391" calcext:value-type="float">
            <text:p>-0.3869015524</text:p>
          </table:table-cell>
        </table:table-row>
        <table:table-row table:style-name="ro1">
          <table:table-cell office:value-type="float" office:value="0.79736071825" calcext:value-type="float">
            <text:p>0.7973607183</text:p>
          </table:table-cell>
          <table:table-cell office:value-type="float" office:value="-1.00447595119" calcext:value-type="float">
            <text:p>-1.0044759512</text:p>
          </table:table-cell>
          <table:table-cell office:value-type="float" office:value="1.34953011792" calcext:value-type="float">
            <text:p>1.3495301179</text:p>
          </table:table-cell>
          <table:table-cell office:value-type="float" office:value="-0.383936218887" calcext:value-type="float">
            <text:p>-0.3839362189</text:p>
          </table:table-cell>
        </table:table-row>
        <table:table-row table:style-name="ro1">
          <table:table-cell office:value-type="float" office:value="0.810820698738" calcext:value-type="float">
            <text:p>0.8108206987</text:p>
          </table:table-cell>
          <table:table-cell office:value-type="float" office:value="-1.01047968864" calcext:value-type="float">
            <text:p>-1.0104796886</text:p>
          </table:table-cell>
          <table:table-cell office:value-type="float" office:value="1.35201417045" calcext:value-type="float">
            <text:p>1.3520141705</text:p>
          </table:table-cell>
          <table:table-cell office:value-type="float" office:value="-0.380308896532" calcext:value-type="float">
            <text:p>-0.3803088965</text:p>
          </table:table-cell>
        </table:table-row>
        <table:table-row table:style-name="ro1">
          <table:table-cell office:value-type="float" office:value="0.825113475323" calcext:value-type="float">
            <text:p>0.8251134753</text:p>
          </table:table-cell>
          <table:table-cell office:value-type="float" office:value="-1.01690495014" calcext:value-type="float">
            <text:p>-1.0169049501</text:p>
          </table:table-cell>
          <table:table-cell office:value-type="float" office:value="1.35489854661" calcext:value-type="float">
            <text:p>1.3548985466</text:p>
          </table:table-cell>
          <table:table-cell office:value-type="float" office:value="-0.377072821281" calcext:value-type="float">
            <text:p>-0.3770728213</text:p>
          </table:table-cell>
        </table:table-row>
        <table:table-row table:style-name="ro1">
          <table:table-cell office:value-type="float" office:value="0.838769257069" calcext:value-type="float">
            <text:p>0.8387692571</text:p>
          </table:table-cell>
          <table:table-cell office:value-type="float" office:value="-1.0226817131" calcext:value-type="float">
            <text:p>-1.0226817131</text:p>
          </table:table-cell>
          <table:table-cell office:value-type="float" office:value="1.35827803799" calcext:value-type="float">
            <text:p>1.358278038</text:p>
          </table:table-cell>
          <table:table-cell office:value-type="float" office:value="-0.374284912109" calcext:value-type="float">
            <text:p>-0.3742849121</text:p>
          </table:table-cell>
        </table:table-row>
        <table:table-row table:style-name="ro1">
          <table:table-cell office:value-type="float" office:value="0.852063059807" calcext:value-type="float">
            <text:p>0.8520630598</text:p>
          </table:table-cell>
          <table:table-cell office:value-type="float" office:value="-1.0284845829" calcext:value-type="float">
            <text:p>-1.0284845829</text:p>
          </table:table-cell>
          <table:table-cell office:value-type="float" office:value="1.36079617119" calcext:value-type="float">
            <text:p>1.3607961712</text:p>
          </table:table-cell>
          <table:table-cell office:value-type="float" office:value="-0.370981732209" calcext:value-type="float">
            <text:p>-0.3709817322</text:p>
          </table:table-cell>
        </table:table-row>
        <table:table-row table:style-name="ro1">
          <table:table-cell office:value-type="float" office:value="0.867270171642" calcext:value-type="float">
            <text:p>0.8672701716</text:p>
          </table:table-cell>
          <table:table-cell office:value-type="float" office:value="-1.03506040573" calcext:value-type="float">
            <text:p>-1.0350604057</text:p>
          </table:table-cell>
          <table:table-cell office:value-type="float" office:value="1.36268072198" calcext:value-type="float">
            <text:p>1.362680722</text:p>
          </table:table-cell>
          <table:table-cell office:value-type="float" office:value="-0.367807228025" calcext:value-type="float">
            <text:p>-0.367807228</text:p>
          </table:table-cell>
        </table:table-row>
        <table:table-row table:style-name="ro1">
          <table:table-cell office:value-type="float" office:value="0.880755782127" calcext:value-type="float">
            <text:p>0.8807557821</text:p>
          </table:table-cell>
          <table:table-cell office:value-type="float" office:value="-1.04018688202" calcext:value-type="float">
            <text:p>-1.040186882</text:p>
          </table:table-cell>
          <table:table-cell office:value-type="float" office:value="1.36657352642" calcext:value-type="float">
            <text:p>1.3665735264</text:p>
          </table:table-cell>
          <table:table-cell office:value-type="float" office:value="-0.365791308822" calcext:value-type="float">
            <text:p>-0.3657913088</text:p>
          </table:table-cell>
        </table:table-row>
        <table:table-row table:style-name="ro1">
          <table:table-cell office:value-type="float" office:value="0.893531799316" calcext:value-type="float">
            <text:p>0.8935317993</text:p>
          </table:table-cell>
          <table:table-cell office:value-type="float" office:value="-1.04530000687" calcext:value-type="float">
            <text:p>-1.0453000069</text:p>
          </table:table-cell>
          <table:table-cell office:value-type="float" office:value="1.36915391245" calcext:value-type="float">
            <text:p>1.3691539125</text:p>
          </table:table-cell>
          <table:table-cell office:value-type="float" office:value="-0.362918670408" calcext:value-type="float">
            <text:p>-0.3629186704</text:p>
          </table:table-cell>
        </table:table-row>
        <table:table-row table:style-name="ro1">
          <table:table-cell office:value-type="float" office:value="0.906031250954" calcext:value-type="float">
            <text:p>0.906031251</text:p>
          </table:table-cell>
          <table:table-cell office:value-type="float" office:value="-1.05006182194" calcext:value-type="float">
            <text:p>-1.0500618219</text:p>
          </table:table-cell>
          <table:table-cell office:value-type="float" office:value="1.37135715833" calcext:value-type="float">
            <text:p>1.3713571583</text:p>
          </table:table-cell>
          <table:table-cell office:value-type="float" office:value="-0.360531512812" calcext:value-type="float">
            <text:p>-0.3605315128</text:p>
          </table:table-cell>
        </table:table-row>
        <table:table-row table:style-name="ro1">
          <table:table-cell office:value-type="float" office:value="0.918155252934" calcext:value-type="float">
            <text:p>0.9181552529</text:p>
          </table:table-cell>
          <table:table-cell office:value-type="float" office:value="-1.05439889431" calcext:value-type="float">
            <text:p>-1.0543988943</text:p>
          </table:table-cell>
          <table:table-cell office:value-type="float" office:value="1.37338679587" calcext:value-type="float">
            <text:p>1.3733867959</text:p>
          </table:table-cell>
          <table:table-cell office:value-type="float" office:value="-0.358105350184" calcext:value-type="float">
            <text:p>-0.3581053502</text:p>
          </table:table-cell>
        </table:table-row>
        <table:table-row table:style-name="ro1">
          <table:table-cell office:value-type="float" office:value="0.931163072586" calcext:value-type="float">
            <text:p>0.9311630726</text:p>
          </table:table-cell>
          <table:table-cell office:value-type="float" office:value="-1.05917346478" calcext:value-type="float">
            <text:p>-1.0591734648</text:p>
          </table:table-cell>
          <table:table-cell office:value-type="float" office:value="1.37506270607" calcext:value-type="float">
            <text:p>1.3750627061</text:p>
          </table:table-cell>
          <table:table-cell office:value-type="float" office:value="-0.355499371176" calcext:value-type="float">
            <text:p>-0.3554993712</text:p>
          </table:table-cell>
        </table:table-row>
        <table:table-row table:style-name="ro1">
          <table:table-cell office:value-type="float" office:value="0.944532096386" calcext:value-type="float">
            <text:p>0.9445320964</text:p>
          </table:table-cell>
          <table:table-cell office:value-type="float" office:value="-1.0639603138" calcext:value-type="float">
            <text:p>-1.0639603138</text:p>
          </table:table-cell>
          <table:table-cell office:value-type="float" office:value="1.37733671268" calcext:value-type="float">
            <text:p>1.3773367127</text:p>
          </table:table-cell>
          <table:table-cell office:value-type="float" office:value="-0.353373176415" calcext:value-type="float">
            <text:p>-0.3533731764</text:p>
          </table:table-cell>
        </table:table-row>
        <table:table-row table:style-name="ro1">
          <table:table-cell office:value-type="float" office:value="0.956930458546" calcext:value-type="float">
            <text:p>0.9569304585</text:p>
          </table:table-cell>
          <table:table-cell office:value-type="float" office:value="-1.06813919544" calcext:value-type="float">
            <text:p>-1.0681391954</text:p>
          </table:table-cell>
          <table:table-cell office:value-type="float" office:value="1.37926004621" calcext:value-type="float">
            <text:p>1.3792600462</text:p>
          </table:table-cell>
          <table:table-cell office:value-type="float" office:value="-0.351053185336" calcext:value-type="float">
            <text:p>-0.3510531853</text:p>
          </table:table-cell>
        </table:table-row>
        <table:table-row table:style-name="ro1">
          <table:table-cell office:value-type="float" office:value="0.969949543476" calcext:value-type="float">
            <text:p>0.9699495435</text:p>
          </table:table-cell>
          <table:table-cell office:value-type="float" office:value="-1.07292485237" calcext:value-type="float">
            <text:p>-1.0729248524</text:p>
          </table:table-cell>
          <table:table-cell office:value-type="float" office:value="1.37969057546" calcext:value-type="float">
            <text:p>1.3796905755</text:p>
          </table:table-cell>
          <table:table-cell office:value-type="float" office:value="-0.348070554467" calcext:value-type="float">
            <text:p>-0.3480705545</text:p>
          </table:table-cell>
        </table:table-row>
        <table:table-row table:style-name="ro1">
          <table:table-cell office:value-type="float" office:value="0.985942721367" calcext:value-type="float">
            <text:p>0.9859427214</text:p>
          </table:table-cell>
          <table:table-cell office:value-type="float" office:value="-1.07775831223" calcext:value-type="float">
            <text:p>-1.0777583122</text:p>
          </table:table-cell>
          <table:table-cell office:value-type="float" office:value="1.38040400931" calcext:value-type="float">
            <text:p>1.3804040093</text:p>
          </table:table-cell>
          <table:table-cell office:value-type="float" office:value="-0.345771432768" calcext:value-type="float">
            <text:p>-0.3457714328</text:p>
          </table:table-cell>
        </table:table-row>
        <table:table-row table:style-name="ro1">
          <table:table-cell office:value-type="float" office:value="0.998833298683" calcext:value-type="float">
            <text:p>0.9988332987</text:p>
          </table:table-cell>
          <table:table-cell office:value-type="float" office:value="-1.0821236372" calcext:value-type="float">
            <text:p>-1.0821236372</text:p>
          </table:table-cell>
          <table:table-cell office:value-type="float" office:value="1.38390529991" calcext:value-type="float">
            <text:p>1.3839052999</text:p>
          </table:table-cell>
          <table:table-cell office:value-type="float" office:value="-0.343693771299" calcext:value-type="float">
            <text:p>-0.3436937713</text:p>
          </table:table-cell>
        </table:table-row>
        <table:table-row table:style-name="ro1">
          <table:table-cell office:value-type="float" office:value="1.01271092892" calcext:value-type="float">
            <text:p>1.0127109289</text:p>
          </table:table-cell>
          <table:table-cell office:value-type="float" office:value="-1.08552753925" calcext:value-type="float">
            <text:p>-1.0855275393</text:p>
          </table:table-cell>
          <table:table-cell office:value-type="float" office:value="1.38427100556" calcext:value-type="float">
            <text:p>1.3842710056</text:p>
          </table:table-cell>
          <table:table-cell office:value-type="float" office:value="-0.341405918844" calcext:value-type="float">
            <text:p>-0.3414059188</text:p>
          </table:table-cell>
        </table:table-row>
        <table:table-row table:style-name="ro1">
          <table:table-cell office:value-type="float" office:value="1.02715146542" calcext:value-type="float">
            <text:p>1.0271514654</text:p>
          </table:table-cell>
          <table:table-cell office:value-type="float" office:value="-1.08967792988" calcext:value-type="float">
            <text:p>-1.0896779299</text:p>
          </table:table-cell>
          <table:table-cell office:value-type="float" office:value="1.38563056259" calcext:value-type="float">
            <text:p>1.3856305626</text:p>
          </table:table-cell>
          <table:table-cell office:value-type="float" office:value="-0.338429211731" calcext:value-type="float">
            <text:p>-0.3384292117</text:p>
          </table:table-cell>
        </table:table-row>
        <table:table-row table:style-name="ro1">
          <table:table-cell office:value-type="float" office:value="1.04165291786" calcext:value-type="float">
            <text:p>1.0416529179</text:p>
          </table:table-cell>
          <table:table-cell office:value-type="float" office:value="-1.09397721291" calcext:value-type="float">
            <text:p>-1.0939772129</text:p>
          </table:table-cell>
          <table:table-cell office:value-type="float" office:value="1.38739587942" calcext:value-type="float">
            <text:p>1.3873958794</text:p>
          </table:table-cell>
          <table:table-cell office:value-type="float" office:value="-0.336385870752" calcext:value-type="float">
            <text:p>-0.3363858708</text:p>
          </table:table-cell>
        </table:table-row>
        <table:table-row table:style-name="ro1">
          <table:table-cell office:value-type="float" office:value="1.05521833897" calcext:value-type="float">
            <text:p>1.055218339</text:p>
          </table:table-cell>
          <table:table-cell office:value-type="float" office:value="-1.09648704529" calcext:value-type="float">
            <text:p>-1.0964870453</text:p>
          </table:table-cell>
          <table:table-cell office:value-type="float" office:value="1.38885406569" calcext:value-type="float">
            <text:p>1.3888540657</text:p>
          </table:table-cell>
          <table:table-cell office:value-type="float" office:value="-0.334585135577" calcext:value-type="float">
            <text:p>-0.3345851356</text:p>
          </table:table-cell>
        </table:table-row>
        <table:table-row table:style-name="ro1">
          <table:table-cell office:value-type="float" office:value="1.06868684292" calcext:value-type="float">
            <text:p>1.0686868429</text:p>
          </table:table-cell>
          <table:table-cell office:value-type="float" office:value="-1.10059070587" calcext:value-type="float">
            <text:p>-1.1005907059</text:p>
          </table:table-cell>
          <table:table-cell office:value-type="float" office:value="1.38906395965" calcext:value-type="float">
            <text:p>1.3890639597</text:p>
          </table:table-cell>
          <table:table-cell office:value-type="float" office:value="-0.331129569518" calcext:value-type="float">
            <text:p>-0.3311295695</text:p>
          </table:table-cell>
        </table:table-row>
        <table:table-row table:style-name="ro1">
          <table:table-cell office:value-type="float" office:value="1.08434128761" calcext:value-type="float">
            <text:p>1.0843412876</text:p>
          </table:table-cell>
          <table:table-cell office:value-type="float" office:value="-1.10306549072" calcext:value-type="float">
            <text:p>-1.1030654907</text:p>
          </table:table-cell>
          <table:table-cell office:value-type="float" office:value="1.3884932495" calcext:value-type="float">
            <text:p>1.3884932495</text:p>
          </table:table-cell>
          <table:table-cell office:value-type="float" office:value="-0.329261446426" calcext:value-type="float">
            <text:p>-0.3292614464</text:p>
          </table:table-cell>
        </table:table-row>
        <table:table-row table:style-name="ro1">
          <table:table-cell office:value-type="float" office:value="1.10040414333" calcext:value-type="float">
            <text:p>1.1004041433</text:p>
          </table:table-cell>
          <table:table-cell office:value-type="float" office:value="-1.10698497295" calcext:value-type="float">
            <text:p>-1.106984973</text:p>
          </table:table-cell>
          <table:table-cell office:value-type="float" office:value="1.38945087039" calcext:value-type="float">
            <text:p>1.3894508704</text:p>
          </table:table-cell>
          <table:table-cell office:value-type="float" office:value="-0.325805491327" calcext:value-type="float">
            <text:p>-0.3258054913</text:p>
          </table:table-cell>
        </table:table-row>
        <table:table-row table:style-name="ro1">
          <table:table-cell office:value-type="float" office:value="1.11736190319" calcext:value-type="float">
            <text:p>1.1173619032</text:p>
          </table:table-cell>
          <table:table-cell office:value-type="float" office:value="-1.11070621014" calcext:value-type="float">
            <text:p>-1.1107062101</text:p>
          </table:table-cell>
          <table:table-cell office:value-type="float" office:value="1.39002705948" calcext:value-type="float">
            <text:p>1.3900270595</text:p>
          </table:table-cell>
          <table:table-cell office:value-type="float" office:value="-0.323822454309" calcext:value-type="float">
            <text:p>-0.3238224543</text:p>
          </table:table-cell>
        </table:table-row>
        <table:table-row table:style-name="ro1">
          <table:table-cell office:value-type="float" office:value="1.13433766365" calcext:value-type="float">
            <text:p>1.1343376637</text:p>
          </table:table-cell>
          <table:table-cell office:value-type="float" office:value="-1.11404049397" calcext:value-type="float">
            <text:p>-1.114040494</text:p>
          </table:table-cell>
          <table:table-cell office:value-type="float" office:value="1.3905882126" calcext:value-type="float">
            <text:p>1.3905882126</text:p>
          </table:table-cell>
          <table:table-cell office:value-type="float" office:value="-0.321673670877" calcext:value-type="float">
            <text:p>-0.3216736709</text:p>
          </table:table-cell>
        </table:table-row>
        <table:table-row table:style-name="ro1">
          <table:table-cell office:value-type="float" office:value="1.149548769" calcext:value-type="float">
            <text:p>1.149548769</text:p>
          </table:table-cell>
          <table:table-cell office:value-type="float" office:value="-1.11722588539" calcext:value-type="float">
            <text:p>-1.1172258854</text:p>
          </table:table-cell>
          <table:table-cell office:value-type="float" office:value="1.39034302496" calcext:value-type="float">
            <text:p>1.390343025</text:p>
          </table:table-cell>
          <table:table-cell office:value-type="float" office:value="-0.319253592246" calcext:value-type="float">
            <text:p>-0.3192535922</text:p>
          </table:table-cell>
        </table:table-row>
        <table:table-row table:style-name="ro1">
          <table:table-cell office:value-type="float" office:value="1.16397666931" calcext:value-type="float">
            <text:p>1.1639766693</text:p>
          </table:table-cell>
          <table:table-cell office:value-type="float" office:value="-1.12010014057" calcext:value-type="float">
            <text:p>-1.1201001406</text:p>
          </table:table-cell>
          <table:table-cell office:value-type="float" office:value="1.38790706779" calcext:value-type="float">
            <text:p>1.3879070678</text:p>
          </table:table-cell>
          <table:table-cell office:value-type="float" office:value="-0.316969497998" calcext:value-type="float">
            <text:p>-0.316969498</text:p>
          </table:table-cell>
        </table:table-row>
        <table:table-row table:style-name="ro1">
          <table:table-cell office:value-type="float" office:value="1.17763984203" calcext:value-type="float">
            <text:p>1.177639842</text:p>
          </table:table-cell>
          <table:table-cell office:value-type="float" office:value="-1.12295234203" calcext:value-type="float">
            <text:p>-1.122952342</text:p>
          </table:table-cell>
          <table:table-cell office:value-type="float" office:value="1.38499519808" calcext:value-type="float">
            <text:p>1.3849951981</text:p>
          </table:table-cell>
          <table:table-cell office:value-type="float" office:value="-0.314882297931" calcext:value-type="float">
            <text:p>-0.3148822979</text:p>
          </table:table-cell>
        </table:table-row>
        <table:table-row table:style-name="ro1">
          <table:table-cell office:value-type="float" office:value="1.1911303997" calcext:value-type="float">
            <text:p>1.1911303997</text:p>
          </table:table-cell>
          <table:table-cell office:value-type="float" office:value="-1.12538349628" calcext:value-type="float">
            <text:p>-1.1253834963</text:p>
          </table:table-cell>
          <table:table-cell office:value-type="float" office:value="1.38206907839" calcext:value-type="float">
            <text:p>1.3820690784</text:p>
          </table:table-cell>
          <table:table-cell office:value-type="float" office:value="-0.313363772765" calcext:value-type="float">
            <text:p>-0.3133637728</text:p>
          </table:table-cell>
        </table:table-row>
        <table:table-row table:style-name="ro1">
          <table:table-cell office:value-type="float" office:value="1.20480978489" calcext:value-type="float">
            <text:p>1.2048097849</text:p>
          </table:table-cell>
          <table:table-cell office:value-type="float" office:value="-1.12695813179" calcext:value-type="float">
            <text:p>-1.1269581318</text:p>
          </table:table-cell>
          <table:table-cell office:value-type="float" office:value="1.37987294581" calcext:value-type="float">
            <text:p>1.3798729458</text:p>
          </table:table-cell>
          <table:table-cell office:value-type="float" office:value="-0.311994772824" calcext:value-type="float">
            <text:p>-0.3119947728</text:p>
          </table:table-cell>
        </table:table-row>
        <table:table-row table:style-name="ro1">
          <table:table-cell office:value-type="float" office:value="1.21826398373" calcext:value-type="float">
            <text:p>1.2182639837</text:p>
          </table:table-cell>
          <table:table-cell office:value-type="float" office:value="-1.12899494171" calcext:value-type="float">
            <text:p>-1.1289949417</text:p>
          </table:table-cell>
          <table:table-cell office:value-type="float" office:value="1.37826086398" calcext:value-type="float">
            <text:p>1.378260864</text:p>
          </table:table-cell>
          <table:table-cell office:value-type="float" office:value="-0.310171937411" calcext:value-type="float">
            <text:p>-0.3101719374</text:p>
          </table:table-cell>
        </table:table-row>
        <table:table-row table:style-name="ro1">
          <table:table-cell office:value-type="float" office:value="1.23229217529" calcext:value-type="float">
            <text:p>1.2322921753</text:p>
          </table:table-cell>
          <table:table-cell office:value-type="float" office:value="-1.13045310974" calcext:value-type="float">
            <text:p>-1.1304531097</text:p>
          </table:table-cell>
          <table:table-cell office:value-type="float" office:value="1.3763616804" calcext:value-type="float">
            <text:p>1.3763616804</text:p>
          </table:table-cell>
          <table:table-cell office:value-type="float" office:value="-0.309098556507" calcext:value-type="float">
            <text:p>-0.3090985565</text:p>
          </table:table-cell>
        </table:table-row>
        <table:table-row table:style-name="ro1">
          <table:table-cell office:value-type="float" office:value="1.24689793587" calcext:value-type="float">
            <text:p>1.2468979359</text:p>
          </table:table-cell>
          <table:table-cell office:value-type="float" office:value="-1.13157451153" calcext:value-type="float">
            <text:p>-1.1315745115</text:p>
          </table:table-cell>
          <table:table-cell office:value-type="float" office:value="1.37476217462" calcext:value-type="float">
            <text:p>1.3747621746</text:p>
          </table:table-cell>
          <table:table-cell office:value-type="float" office:value="-0.307697214315" calcext:value-type="float">
            <text:p>-0.3076972143</text:p>
          </table:table-cell>
        </table:table-row>
        <table:table-row table:style-name="ro1">
          <table:table-cell office:value-type="float" office:value="1.26309621334" calcext:value-type="float">
            <text:p>1.2630962133</text:p>
          </table:table-cell>
          <table:table-cell office:value-type="float" office:value="-1.13269925117" calcext:value-type="float">
            <text:p>-1.1326992512</text:p>
          </table:table-cell>
          <table:table-cell office:value-type="float" office:value="1.37312793522" calcext:value-type="float">
            <text:p>1.3731279352</text:p>
          </table:table-cell>
          <table:table-cell office:value-type="float" office:value="-0.306171003279" calcext:value-type="float">
            <text:p>-0.3061710033</text:p>
          </table:table-cell>
        </table:table-row>
        <table:table-row table:style-name="ro1">
          <table:table-cell office:value-type="float" office:value="1.27995061874" calcext:value-type="float">
            <text:p>1.2799506187</text:p>
          </table:table-cell>
          <table:table-cell office:value-type="float" office:value="-1.13347434998" calcext:value-type="float">
            <text:p>-1.13347435</text:p>
          </table:table-cell>
          <table:table-cell office:value-type="float" office:value="1.37249720867" calcext:value-type="float">
            <text:p>1.3724972087</text:p>
          </table:table-cell>
          <table:table-cell office:value-type="float" office:value="-0.304897109123" calcext:value-type="float">
            <text:p>-0.3048971091</text:p>
          </table:table-cell>
        </table:table-row>
        <table:table-row table:style-name="ro1">
          <table:table-cell office:value-type="float" office:value="1.29717409611" calcext:value-type="float">
            <text:p>1.2971740961</text:p>
          </table:table-cell>
          <table:table-cell office:value-type="float" office:value="-1.1338133812" calcext:value-type="float">
            <text:p>-1.1338133812</text:p>
          </table:table-cell>
          <table:table-cell office:value-type="float" office:value="1.37192893594" calcext:value-type="float">
            <text:p>1.3719289359</text:p>
          </table:table-cell>
          <table:table-cell office:value-type="float" office:value="-0.303555707377" calcext:value-type="float">
            <text:p>-0.3035557074</text:p>
          </table:table-cell>
        </table:table-row>
        <table:table-row table:style-name="ro1">
          <table:table-cell office:value-type="float" office:value="1.3132392168" calcext:value-type="float">
            <text:p>1.3132392168</text:p>
          </table:table-cell>
          <table:table-cell office:value-type="float" office:value="-1.13409364223" calcext:value-type="float">
            <text:p>-1.1340936422</text:p>
          </table:table-cell>
          <table:table-cell office:value-type="float" office:value="1.37129251934" calcext:value-type="float">
            <text:p>1.3712925193</text:p>
          </table:table-cell>
          <table:table-cell office:value-type="float" office:value="-0.302109453404" calcext:value-type="float">
            <text:p>-0.3021094534</text:p>
          </table:table-cell>
        </table:table-row>
        <table:table-row table:style-name="ro1">
          <table:table-cell office:value-type="float" office:value="1.32712376118" calcext:value-type="float">
            <text:p>1.3271237612</text:p>
          </table:table-cell>
          <table:table-cell office:value-type="float" office:value="-1.13361084461" calcext:value-type="float">
            <text:p>-1.1336108446</text:p>
          </table:table-cell>
          <table:table-cell office:value-type="float" office:value="1.36955146941" calcext:value-type="float">
            <text:p>1.3695514694</text:p>
          </table:table-cell>
          <table:table-cell office:value-type="float" office:value="-0.3009946719" calcext:value-type="float">
            <text:p>-0.3009946719</text:p>
          </table:table-cell>
        </table:table-row>
        <table:table-row table:style-name="ro1">
          <table:table-cell office:value-type="float" office:value="1.34249353409" calcext:value-type="float">
            <text:p>1.3424935341</text:p>
          </table:table-cell>
          <table:table-cell office:value-type="float" office:value="-1.13234686852" calcext:value-type="float">
            <text:p>-1.1323468685</text:p>
          </table:table-cell>
          <table:table-cell office:value-type="float" office:value="1.36621572397" calcext:value-type="float">
            <text:p>1.366215724</text:p>
          </table:table-cell>
          <table:table-cell office:value-type="float" office:value="-0.299526446838" calcext:value-type="float">
            <text:p>-0.2995264468</text:p>
          </table:table-cell>
        </table:table-row>
        <table:table-row table:style-name="ro1">
          <table:table-cell office:value-type="float" office:value="1.35988485813" calcext:value-type="float">
            <text:p>1.3598848581</text:p>
          </table:table-cell>
          <table:table-cell office:value-type="float" office:value="-1.13166749477" calcext:value-type="float">
            <text:p>-1.1316674948</text:p>
          </table:table-cell>
          <table:table-cell office:value-type="float" office:value="1.36490793371" calcext:value-type="float">
            <text:p>1.3649079337</text:p>
          </table:table-cell>
          <table:table-cell office:value-type="float" office:value="-0.297647785698" calcext:value-type="float">
            <text:p>-0.2976477857</text:p>
          </table:table-cell>
        </table:table-row>
        <table:table-row table:style-name="ro1">
          <table:table-cell office:value-type="float" office:value="1.37693917751" calcext:value-type="float">
            <text:p>1.3769391775</text:p>
          </table:table-cell>
          <table:table-cell office:value-type="float" office:value="-1.13010251522" calcext:value-type="float">
            <text:p>-1.1301025152</text:p>
          </table:table-cell>
          <table:table-cell office:value-type="float" office:value="1.36567789477" calcext:value-type="float">
            <text:p>1.3656778948</text:p>
          </table:table-cell>
          <table:table-cell office:value-type="float" office:value="-0.296687611847" calcext:value-type="float">
            <text:p>-0.2966876118</text:p>
          </table:table-cell>
        </table:table-row>
        <table:table-row table:style-name="ro1">
          <table:table-cell office:value-type="float" office:value="1.39259290695" calcext:value-type="float">
            <text:p>1.392592907</text:p>
          </table:table-cell>
          <table:table-cell office:value-type="float" office:value="-1.12812674046" calcext:value-type="float">
            <text:p>-1.1281267405</text:p>
          </table:table-cell>
          <table:table-cell office:value-type="float" office:value="1.36640239818" calcext:value-type="float">
            <text:p>1.3664023982</text:p>
          </table:table-cell>
          <table:table-cell office:value-type="float" office:value="-0.295169020595" calcext:value-type="float">
            <text:p>-0.2951690206</text:p>
          </table:table-cell>
        </table:table-row>
        <table:table-row table:style-name="ro1">
          <table:table-cell office:value-type="float" office:value="1.40640449524" calcext:value-type="float">
            <text:p>1.4064044952</text:p>
          </table:table-cell>
          <table:table-cell office:value-type="float" office:value="-1.12566065788" calcext:value-type="float">
            <text:p>-1.1256606579</text:p>
          </table:table-cell>
          <table:table-cell office:value-type="float" office:value="1.36588003338" calcext:value-type="float">
            <text:p>1.3658800334</text:p>
          </table:table-cell>
          <table:table-cell office:value-type="float" office:value="-0.293554163293" calcext:value-type="float">
            <text:p>-0.2935541633</text:p>
          </table:table-cell>
        </table:table-row>
        <table:table-row table:style-name="ro1">
          <table:table-cell office:value-type="float" office:value="1.41952311993" calcext:value-type="float">
            <text:p>1.4195231199</text:p>
          </table:table-cell>
          <table:table-cell office:value-type="float" office:value="-1.12324929237" calcext:value-type="float">
            <text:p>-1.1232492924</text:p>
          </table:table-cell>
          <table:table-cell office:value-type="float" office:value="1.36365214407" calcext:value-type="float">
            <text:p>1.3636521441</text:p>
          </table:table-cell>
          <table:table-cell office:value-type="float" office:value="-0.291755866773" calcext:value-type="float">
            <text:p>-0.2917558668</text:p>
          </table:table-cell>
        </table:table-row>
        <table:table-row table:style-name="ro1">
          <table:table-cell office:value-type="float" office:value="1.43556284904" calcext:value-type="float">
            <text:p>1.435562849</text:p>
          </table:table-cell>
          <table:table-cell office:value-type="float" office:value="-1.11955845356" calcext:value-type="float">
            <text:p>-1.1195584536</text:p>
          </table:table-cell>
          <table:table-cell office:value-type="float" office:value="1.36079234528" calcext:value-type="float">
            <text:p>1.3607923453</text:p>
          </table:table-cell>
          <table:table-cell office:value-type="float" office:value="-0.290317326199" calcext:value-type="float">
            <text:p>-0.2903173262</text:p>
          </table:table-cell>
        </table:table-row>
        <table:table-row table:style-name="ro1">
          <table:table-cell office:value-type="float" office:value="1.45283198357" calcext:value-type="float">
            <text:p>1.4528319836</text:p>
          </table:table-cell>
          <table:table-cell office:value-type="float" office:value="-1.11597883701" calcext:value-type="float">
            <text:p>-1.115978837</text:p>
          </table:table-cell>
          <table:table-cell office:value-type="float" office:value="1.36071709947" calcext:value-type="float">
            <text:p>1.3607170995</text:p>
          </table:table-cell>
          <table:table-cell office:value-type="float" office:value="-0.287919663016" calcext:value-type="float">
            <text:p>-0.287919663</text:p>
          </table:table-cell>
        </table:table-row>
        <table:table-row table:style-name="ro1">
          <table:table-cell office:value-type="float" office:value="1.47258639336" calcext:value-type="float">
            <text:p>1.4725863934</text:p>
          </table:table-cell>
          <table:table-cell office:value-type="float" office:value="-1.11306369305" calcext:value-type="float">
            <text:p>-1.1130636931</text:p>
          </table:table-cell>
          <table:table-cell office:value-type="float" office:value="1.36138737837" calcext:value-type="float">
            <text:p>1.3613873784</text:p>
          </table:table-cell>
          <table:table-cell office:value-type="float" office:value="-0.28600121783" calcext:value-type="float">
            <text:p>-0.2860012178</text:p>
          </table:table-cell>
        </table:table-row>
        <table:table-row table:style-name="ro1">
          <table:table-cell office:value-type="float" office:value="1.49251306057" calcext:value-type="float">
            <text:p>1.4925130606</text:p>
          </table:table-cell>
          <table:table-cell office:value-type="float" office:value="-1.10861682892" calcext:value-type="float">
            <text:p>-1.1086168289</text:p>
          </table:table-cell>
          <table:table-cell office:value-type="float" office:value="1.36464657494" calcext:value-type="float">
            <text:p>1.3646465749</text:p>
          </table:table-cell>
          <table:table-cell office:value-type="float" office:value="-0.285069756012" calcext:value-type="float">
            <text:p>-0.285069756</text:p>
          </table:table-cell>
        </table:table-row>
        <table:table-row table:style-name="ro1">
          <table:table-cell office:value-type="float" office:value="1.5106600523" calcext:value-type="float">
            <text:p>1.5106600523</text:p>
          </table:table-cell>
          <table:table-cell office:value-type="float" office:value="-1.10334610939" calcext:value-type="float">
            <text:p>-1.1033461094</text:p>
          </table:table-cell>
          <table:table-cell office:value-type="float" office:value="1.36738252225" calcext:value-type="float">
            <text:p>1.3673825223</text:p>
          </table:table-cell>
          <table:table-cell office:value-type="float" office:value="-0.283045927938" calcext:value-type="float">
            <text:p>-0.2830459279</text:p>
          </table:table-cell>
        </table:table-row>
        <table:table-row table:style-name="ro1">
          <table:table-cell office:value-type="float" office:value="1.52591061592" calcext:value-type="float">
            <text:p>1.5259106159</text:p>
          </table:table-cell>
          <table:table-cell office:value-type="float" office:value="-1.09880745411" calcext:value-type="float">
            <text:p>-1.0988074541</text:p>
          </table:table-cell>
          <table:table-cell office:value-type="float" office:value="1.36920611765" calcext:value-type="float">
            <text:p>1.3692061177</text:p>
          </table:table-cell>
          <table:table-cell office:value-type="float" office:value="-0.280414916314" calcext:value-type="float">
            <text:p>-0.2804149163</text:p>
          </table:table-cell>
        </table:table-row>
        <table:table-row table:style-name="ro1">
          <table:table-cell office:value-type="float" office:value="1.54330801964" calcext:value-type="float">
            <text:p>1.5433080196</text:p>
          </table:table-cell>
          <table:table-cell office:value-type="float" office:value="-1.09222352505" calcext:value-type="float">
            <text:p>-1.0922235251</text:p>
          </table:table-cell>
          <table:table-cell office:value-type="float" office:value="1.36813460139" calcext:value-type="float">
            <text:p>1.3681346014</text:p>
          </table:table-cell>
          <table:table-cell office:value-type="float" office:value="-0.278849105531" calcext:value-type="float">
            <text:p>-0.2788491055</text:p>
          </table:table-cell>
        </table:table-row>
        <table:table-row table:style-name="ro1">
          <table:table-cell office:value-type="float" office:value="1.56122851372" calcext:value-type="float">
            <text:p>1.5612285137</text:p>
          </table:table-cell>
          <table:table-cell office:value-type="float" office:value="-1.08591496944" calcext:value-type="float">
            <text:p>-1.0859149694</text:p>
          </table:table-cell>
          <table:table-cell office:value-type="float" office:value="1.36910224668" calcext:value-type="float">
            <text:p>1.3691022467</text:p>
          </table:table-cell>
          <table:table-cell office:value-type="float" office:value="-0.275597960401" calcext:value-type="float">
            <text:p>-0.2755979604</text:p>
          </table:table-cell>
        </table:table-row>
        <table:table-row table:style-name="ro1">
          <table:table-cell office:value-type="float" office:value="1.57760858536" calcext:value-type="float">
            <text:p>1.5776085854</text:p>
          </table:table-cell>
          <table:table-cell office:value-type="float" office:value="-1.08114552498" calcext:value-type="float">
            <text:p>-1.081145525</text:p>
          </table:table-cell>
          <table:table-cell office:value-type="float" office:value="1.37064241849" calcext:value-type="float">
            <text:p>1.3706424185</text:p>
          </table:table-cell>
          <table:table-cell office:value-type="float" office:value="-0.272956234653" calcext:value-type="float">
            <text:p>-0.2729562347</text:p>
          </table:table-cell>
        </table:table-row>
        <table:table-row table:style-name="ro1">
          <table:table-cell office:value-type="float" office:value="1.5927952528" calcext:value-type="float">
            <text:p>1.5927952528</text:p>
          </table:table-cell>
          <table:table-cell office:value-type="float" office:value="-1.07433450222" calcext:value-type="float">
            <text:p>-1.0743345022</text:p>
          </table:table-cell>
          <table:table-cell office:value-type="float" office:value="1.37094034385" calcext:value-type="float">
            <text:p>1.3709403439</text:p>
          </table:table-cell>
          <table:table-cell office:value-type="float" office:value="-0.272125622801" calcext:value-type="float">
            <text:p>-0.2721256228</text:p>
          </table:table-cell>
        </table:table-row>
        <table:table-row table:style-name="ro1">
          <table:table-cell office:value-type="float" office:value="1.60763430595" calcext:value-type="float">
            <text:p>1.607634306</text:p>
          </table:table-cell>
          <table:table-cell office:value-type="float" office:value="-1.06683564186" calcext:value-type="float">
            <text:p>-1.0668356419</text:p>
          </table:table-cell>
          <table:table-cell office:value-type="float" office:value="1.37030230474" calcext:value-type="float">
            <text:p>1.3703023047</text:p>
          </table:table-cell>
          <table:table-cell office:value-type="float" office:value="-0.269522814787" calcext:value-type="float">
            <text:p>-0.2695228148</text:p>
          </table:table-cell>
        </table:table-row>
        <table:table-row table:style-name="ro1">
          <table:table-cell office:value-type="float" office:value="1.6186555624" calcext:value-type="float">
            <text:p>1.6186555624</text:p>
          </table:table-cell>
          <table:table-cell office:value-type="float" office:value="-1.06093358994" calcext:value-type="float">
            <text:p>-1.0609335899</text:p>
          </table:table-cell>
          <table:table-cell office:value-type="float" office:value="1.36966704353" calcext:value-type="float">
            <text:p>1.3696670435</text:p>
          </table:table-cell>
          <table:table-cell office:value-type="float" office:value="-0.26646288734" calcext:value-type="float">
            <text:p>-0.2664628873</text:p>
          </table:table-cell>
        </table:table-row>
        <table:table-row table:style-name="ro1">
          <table:table-cell office:value-type="float" office:value="1.63153409958" calcext:value-type="float">
            <text:p>1.6315340996</text:p>
          </table:table-cell>
          <table:table-cell office:value-type="float" office:value="-1.05320012569" calcext:value-type="float">
            <text:p>-1.0532001257</text:p>
          </table:table-cell>
          <table:table-cell office:value-type="float" office:value="1.36587206531" calcext:value-type="float">
            <text:p>1.3658720653</text:p>
          </table:table-cell>
          <table:table-cell office:value-type="float" office:value="-0.265116105983" calcext:value-type="float">
            <text:p>-0.265116106</text:p>
          </table:table-cell>
        </table:table-row>
        <table:table-row table:style-name="ro1">
          <table:table-cell office:value-type="float" office:value="1.64302110672" calcext:value-type="float">
            <text:p>1.6430211067</text:p>
          </table:table-cell>
          <table:table-cell office:value-type="float" office:value="-1.04661166668" calcext:value-type="float">
            <text:p>-1.0466116667</text:p>
          </table:table-cell>
          <table:table-cell office:value-type="float" office:value="1.36408762569" calcext:value-type="float">
            <text:p>1.3640876257</text:p>
          </table:table-cell>
          <table:table-cell office:value-type="float" office:value="-0.262189792152" calcext:value-type="float">
            <text:p>-0.2621897922</text:p>
          </table:table-cell>
        </table:table-row>
        <table:table-row table:style-name="ro1">
          <table:table-cell office:value-type="float" office:value="1.65531516075" calcext:value-type="float">
            <text:p>1.6553151608</text:p>
          </table:table-cell>
          <table:table-cell office:value-type="float" office:value="-1.03995120525" calcext:value-type="float">
            <text:p>-1.0399512053</text:p>
          </table:table-cell>
          <table:table-cell office:value-type="float" office:value="1.36103093517" calcext:value-type="float">
            <text:p>1.3610309352</text:p>
          </table:table-cell>
          <table:table-cell office:value-type="float" office:value="-0.26066859793" calcext:value-type="float">
            <text:p>-0.2606685979</text:p>
          </table:table-cell>
        </table:table-row>
        <table:table-row table:style-name="ro1">
          <table:table-cell office:value-type="float" office:value="1.6710319519" calcext:value-type="float">
            <text:p>1.6710319519</text:p>
          </table:table-cell>
          <table:table-cell office:value-type="float" office:value="-1.0311011076" calcext:value-type="float">
            <text:p>-1.0311011076</text:p>
          </table:table-cell>
          <table:table-cell office:value-type="float" office:value="1.35842376582" calcext:value-type="float">
            <text:p>1.3584237658</text:p>
          </table:table-cell>
          <table:table-cell office:value-type="float" office:value="-0.259515132419" calcext:value-type="float">
            <text:p>-0.2595151324</text:p>
          </table:table-cell>
        </table:table-row>
        <table:table-row table:style-name="ro1">
          <table:table-cell office:value-type="float" office:value="1.68755543232" calcext:value-type="float">
            <text:p>1.6875554323</text:p>
          </table:table-cell>
          <table:table-cell office:value-type="float" office:value="-1.02057600021" calcext:value-type="float">
            <text:p>-1.0205760002</text:p>
          </table:table-cell>
          <table:table-cell office:value-type="float" office:value="1.35850465691" calcext:value-type="float">
            <text:p>1.3585046569</text:p>
          </table:table-cell>
          <table:table-cell office:value-type="float" office:value="-0.256793898507" calcext:value-type="float">
            <text:p>-0.2567938985</text:p>
          </table:table-cell>
        </table:table-row>
        <table:table-row table:style-name="ro1">
          <table:table-cell office:value-type="float" office:value="1.69993054867" calcext:value-type="float">
            <text:p>1.6999305487</text:p>
          </table:table-cell>
          <table:table-cell office:value-type="float" office:value="-1.01204109192" calcext:value-type="float">
            <text:p>-1.0120410919</text:p>
          </table:table-cell>
          <table:table-cell office:value-type="float" office:value="1.35850761761" calcext:value-type="float">
            <text:p>1.3585076176</text:p>
          </table:table-cell>
          <table:table-cell office:value-type="float" office:value="-0.253143592896" calcext:value-type="float">
            <text:p>-0.2531435929</text:p>
          </table:table-cell>
        </table:table-row>
        <table:table-row table:style-name="ro1">
          <table:table-cell office:value-type="float" office:value="1.71265172958" calcext:value-type="float">
            <text:p>1.7126517296</text:p>
          </table:table-cell>
          <table:table-cell office:value-type="float" office:value="-1.00293195248" calcext:value-type="float">
            <text:p>-1.0029319525</text:p>
          </table:table-cell>
          <table:table-cell office:value-type="float" office:value="1.35398631646" calcext:value-type="float">
            <text:p>1.3539863165</text:p>
          </table:table-cell>
          <table:table-cell office:value-type="float" office:value="-0.252075597723" calcext:value-type="float">
            <text:p>-0.2520755977</text:p>
          </table:table-cell>
        </table:table-row>
        <table:table-row table:style-name="ro1">
          <table:table-cell office:value-type="float" office:value="1.7261095047" calcext:value-type="float">
            <text:p>1.7261095047</text:p>
          </table:table-cell>
          <table:table-cell office:value-type="float" office:value="-0.993427634239" calcext:value-type="float">
            <text:p>-0.9934276342</text:p>
          </table:table-cell>
          <table:table-cell office:value-type="float" office:value="1.3495221689" calcext:value-type="float">
            <text:p>1.3495221689</text:p>
          </table:table-cell>
          <table:table-cell office:value-type="float" office:value="-0.251026448892" calcext:value-type="float">
            <text:p>-0.2510264489</text:p>
          </table:table-cell>
        </table:table-row>
        <table:table-row table:style-name="ro1">
          <table:table-cell office:value-type="float" office:value="1.73854064941" calcext:value-type="float">
            <text:p>1.7385406494</text:p>
          </table:table-cell>
          <table:table-cell office:value-type="float" office:value="-0.983730554581" calcext:value-type="float">
            <text:p>-0.9837305546</text:p>
          </table:table-cell>
          <table:table-cell office:value-type="float" office:value="1.34533981758" calcext:value-type="float">
            <text:p>1.3453398176</text:p>
          </table:table-cell>
          <table:table-cell office:value-type="float" office:value="-0.250299509661" calcext:value-type="float">
            <text:p>-0.2502995097</text:p>
          </table:table-cell>
        </table:table-row>
        <table:table-row table:style-name="ro1">
          <table:table-cell office:value-type="float" office:value="1.74976241589" calcext:value-type="float">
            <text:p>1.7497624159</text:p>
          </table:table-cell>
          <table:table-cell office:value-type="float" office:value="-0.974426031113" calcext:value-type="float">
            <text:p>-0.9744260311</text:p>
          </table:table-cell>
          <table:table-cell office:value-type="float" office:value="1.34052649571" calcext:value-type="float">
            <text:p>1.3405264957</text:p>
          </table:table-cell>
          <table:table-cell office:value-type="float" office:value="-0.249693976732" calcext:value-type="float">
            <text:p>-0.2496939767</text:p>
          </table:table-cell>
        </table:table-row>
        <table:table-row table:style-name="ro1">
          <table:table-cell office:value-type="float" office:value="1.7636204958" calcext:value-type="float">
            <text:p>1.7636204958</text:p>
          </table:table-cell>
          <table:table-cell office:value-type="float" office:value="-0.962444365025" calcext:value-type="float">
            <text:p>-0.962444365</text:p>
          </table:table-cell>
          <table:table-cell office:value-type="float" office:value="1.33528589167" calcext:value-type="float">
            <text:p>1.3352858917</text:p>
          </table:table-cell>
          <table:table-cell office:value-type="float" office:value="-0.249557646478" calcext:value-type="float">
            <text:p>-0.2495576465</text:p>
          </table:table-cell>
        </table:table-row>
        <table:table-row table:style-name="ro1">
          <table:table-cell office:value-type="float" office:value="1.77212738991" calcext:value-type="float">
            <text:p>1.7721273899</text:p>
          </table:table-cell>
          <table:table-cell office:value-type="float" office:value="-0.954046845436" calcext:value-type="float">
            <text:p>-0.9540468454</text:p>
          </table:table-cell>
          <table:table-cell office:value-type="float" office:value="1.33376059566" calcext:value-type="float">
            <text:p>1.3337605957</text:p>
          </table:table-cell>
          <table:table-cell office:value-type="float" office:value="-0.246591425922" calcext:value-type="float">
            <text:p>-0.2465914259</text:p>
          </table:table-cell>
        </table:table-row>
        <table:table-row table:style-name="ro1">
          <table:table-cell office:value-type="float" office:value="1.7825306654" calcext:value-type="float">
            <text:p>1.7825306654</text:p>
          </table:table-cell>
          <table:table-cell office:value-type="float" office:value="-0.944742977619" calcext:value-type="float">
            <text:p>-0.9447429776</text:p>
          </table:table-cell>
          <table:table-cell office:value-type="float" office:value="1.32841705776" calcext:value-type="float">
            <text:p>1.3284170578</text:p>
          </table:table-cell>
          <table:table-cell office:value-type="float" office:value="-0.246695373174" calcext:value-type="float">
            <text:p>-0.2466953732</text:p>
          </table:table-cell>
        </table:table-row>
        <table:table-row table:style-name="ro1">
          <table:table-cell office:value-type="float" office:value="1.79413998127" calcext:value-type="float">
            <text:p>1.7941399813</text:p>
          </table:table-cell>
          <table:table-cell office:value-type="float" office:value="-0.934991896152" calcext:value-type="float">
            <text:p>-0.9349918962</text:p>
          </table:table-cell>
          <table:table-cell office:value-type="float" office:value="1.32547221233" calcext:value-type="float">
            <text:p>1.3254722123</text:p>
          </table:table-cell>
          <table:table-cell office:value-type="float" office:value="-0.245942194388" calcext:value-type="float">
            <text:p>-0.2459421944</text:p>
          </table:table-cell>
        </table:table-row>
        <table:table-row table:style-name="ro1">
          <table:table-cell office:value-type="float" office:value="1.86029422283" calcext:value-type="float">
            <text:p>1.8602942228</text:p>
          </table:table-cell>
          <table:table-cell office:value-type="float" office:value="-0.891373574734" calcext:value-type="float">
            <text:p>-0.8913735747</text:p>
          </table:table-cell>
          <table:table-cell office:value-type="float" office:value="1.32358501504" calcext:value-type="float">
            <text:p>1.323585015</text:p>
          </table:table-cell>
          <table:table-cell office:value-type="float" office:value="-0.245207155875" calcext:value-type="float">
            <text:p>-0.2452071559</text:p>
          </table:table-cell>
        </table:table-row>
        <table:table-row table:style-name="ro1">
          <table:table-cell office:value-type="float" office:value="1.87616789341" calcext:value-type="float">
            <text:p>1.8761678934</text:p>
          </table:table-cell>
          <table:table-cell office:value-type="float" office:value="-0.879297792912" calcext:value-type="float">
            <text:p>-0.8792977929</text:p>
          </table:table-cell>
          <table:table-cell office:value-type="float" office:value="1.37524915318" calcext:value-type="float">
            <text:p>1.3752491532</text:p>
          </table:table-cell>
          <table:table-cell office:value-type="float" office:value="-0.21169994381" calcext:value-type="float">
            <text:p>-0.2116999438</text:p>
          </table:table-cell>
        </table:table-row>
        <table:table-row table:style-name="ro1">
          <table:table-cell office:value-type="float" office:value="1.8873411417" calcext:value-type="float">
            <text:p>1.8873411417</text:p>
          </table:table-cell>
          <table:table-cell office:value-type="float" office:value="-0.868419647217" calcext:value-type="float">
            <text:p>-0.8684196472</text:p>
          </table:table-cell>
          <table:table-cell office:value-type="float" office:value="1.37728223194" calcext:value-type="float">
            <text:p>1.3772822319</text:p>
          </table:table-cell>
          <table:table-cell office:value-type="float" office:value="-0.20971728174" calcext:value-type="float">
            <text:p>-0.2097172817</text:p>
          </table:table-cell>
        </table:table-row>
        <table:table-row table:style-name="ro1">
          <table:table-cell office:value-type="float" office:value="1.8979152441" calcext:value-type="float">
            <text:p>1.8979152441</text:p>
          </table:table-cell>
          <table:table-cell office:value-type="float" office:value="-0.857969820499" calcext:value-type="float">
            <text:p>-0.8579698205</text:p>
          </table:table-cell>
          <table:table-cell office:value-type="float" office:value="1.37538062488" calcext:value-type="float">
            <text:p>1.3753806249</text:p>
          </table:table-cell>
          <table:table-cell office:value-type="float" office:value="-0.208782327637" calcext:value-type="float">
            <text:p>-0.2087823276</text:p>
          </table:table-cell>
        </table:table-row>
        <table:table-row table:style-name="ro1">
          <table:table-cell office:value-type="float" office:value="1.9102178812" calcext:value-type="float">
            <text:p>1.9102178812</text:p>
          </table:table-cell>
          <table:table-cell office:value-type="float" office:value="-0.845721364021" calcext:value-type="float">
            <text:p>-0.845721364</text:p>
          </table:table-cell>
          <table:table-cell office:value-type="float" office:value="1.37313092169" calcext:value-type="float">
            <text:p>1.3731309217</text:p>
          </table:table-cell>
          <table:table-cell office:value-type="float" office:value="-0.208488197117" calcext:value-type="float">
            <text:p>-0.2084881971</text:p>
          </table:table-cell>
        </table:table-row>
        <table:table-row table:style-name="ro1">
          <table:table-cell office:value-type="float" office:value="1.92164349556" calcext:value-type="float">
            <text:p>1.9216434956</text:p>
          </table:table-cell>
          <table:table-cell office:value-type="float" office:value="-0.834977149963" calcext:value-type="float">
            <text:p>-0.83497715</text:p>
          </table:table-cell>
          <table:table-cell office:value-type="float" office:value="1.37266144476" calcext:value-type="float">
            <text:p>1.3726614448</text:p>
          </table:table-cell>
          <table:table-cell office:value-type="float" office:value="-0.206770628982" calcext:value-type="float">
            <text:p>-0.206770629</text:p>
          </table:table-cell>
        </table:table-row>
        <table:table-row table:style-name="ro1">
          <table:table-cell office:value-type="float" office:value="1.9337580204" calcext:value-type="float">
            <text:p>1.9337580204</text:p>
          </table:table-cell>
          <table:table-cell office:value-type="float" office:value="-0.822996973991" calcext:value-type="float">
            <text:p>-0.822996974</text:p>
          </table:table-cell>
          <table:table-cell office:value-type="float" office:value="1.37114539649" calcext:value-type="float">
            <text:p>1.3711453965</text:p>
          </table:table-cell>
          <table:table-cell office:value-type="float" office:value="-0.207142134148" calcext:value-type="float">
            <text:p>-0.2071421341</text:p>
          </table:table-cell>
        </table:table-row>
        <table:table-row table:style-name="ro1">
          <table:table-cell office:value-type="float" office:value="1.94570052624" calcext:value-type="float">
            <text:p>1.9457005262</text:p>
          </table:table-cell>
          <table:table-cell office:value-type="float" office:value="-0.810354530811" calcext:value-type="float">
            <text:p>-0.8103545308</text:p>
          </table:table-cell>
          <table:table-cell office:value-type="float" office:value="1.36988938922" calcext:value-type="float">
            <text:p>1.3698893892</text:p>
          </table:table-cell>
          <table:table-cell office:value-type="float" office:value="-0.207142177032" calcext:value-type="float">
            <text:p>-0.207142177</text:p>
          </table:table-cell>
        </table:table-row>
        <table:table-row table:style-name="ro1">
          <table:table-cell office:value-type="float" office:value="1.95814955235" calcext:value-type="float">
            <text:p>1.9581495524</text:p>
          </table:table-cell>
          <table:table-cell office:value-type="float" office:value="-0.796797394753" calcext:value-type="float">
            <text:p>-0.7967973948</text:p>
          </table:table-cell>
          <table:table-cell office:value-type="float" office:value="1.36848343298" calcext:value-type="float">
            <text:p>1.368483433</text:p>
          </table:table-cell>
          <table:table-cell office:value-type="float" office:value="-0.206992789058" calcext:value-type="float">
            <text:p>-0.2069927891</text:p>
          </table:table-cell>
        </table:table-row>
        <table:table-row table:style-name="ro1">
          <table:table-cell office:value-type="float" office:value="1.97089385986" calcext:value-type="float">
            <text:p>1.9708938599</text:p>
          </table:table-cell>
          <table:table-cell office:value-type="float" office:value="-0.783393740654" calcext:value-type="float">
            <text:p>-0.7833937407</text:p>
          </table:table-cell>
          <table:table-cell office:value-type="float" office:value="1.36742348566" calcext:value-type="float">
            <text:p>1.3674234857</text:p>
          </table:table-cell>
          <table:table-cell office:value-type="float" office:value="-0.206655311602" calcext:value-type="float">
            <text:p>-0.2066553116</text:p>
          </table:table-cell>
        </table:table-row>
        <table:table-row table:style-name="ro1">
          <table:table-cell office:value-type="float" office:value="1.98306262493" calcext:value-type="float">
            <text:p>1.9830626249</text:p>
          </table:table-cell>
          <table:table-cell office:value-type="float" office:value="-0.770851492882" calcext:value-type="float">
            <text:p>-0.7708514929</text:p>
          </table:table-cell>
          <table:table-cell office:value-type="float" office:value="1.3665990591" calcext:value-type="float">
            <text:p>1.3665990591</text:p>
          </table:table-cell>
          <table:table-cell office:value-type="float" office:value="-0.207153549471" calcext:value-type="float">
            <text:p>-0.2071535495</text:p>
          </table:table-cell>
        </table:table-row>
        <table:table-row table:style-name="ro1">
          <table:table-cell office:value-type="float" office:value="1.99705696106" calcext:value-type="float">
            <text:p>1.9970569611</text:p>
          </table:table-cell>
          <table:table-cell office:value-type="float" office:value="-0.755265057087" calcext:value-type="float">
            <text:p>-0.7552650571</text:p>
          </table:table-cell>
          <table:table-cell office:value-type="float" office:value="1.36522981599" calcext:value-type="float">
            <text:p>1.365229816</text:p>
          </table:table-cell>
          <table:table-cell office:value-type="float" office:value="-0.209150874791" calcext:value-type="float">
            <text:p>-0.2091508748</text:p>
          </table:table-cell>
        </table:table-row>
        <table:table-row table:style-name="ro1">
          <table:table-cell office:value-type="float" office:value="2.01179766655" calcext:value-type="float">
            <text:p>2.0117976666</text:p>
          </table:table-cell>
          <table:table-cell office:value-type="float" office:value="-0.74077051878" calcext:value-type="float">
            <text:p>-0.7407705188</text:p>
          </table:table-cell>
          <table:table-cell office:value-type="float" office:value="1.36544166891" calcext:value-type="float">
            <text:p>1.3654416689</text:p>
          </table:table-cell>
          <table:table-cell office:value-type="float" office:value="-0.209108406587" calcext:value-type="float">
            <text:p>-0.2091084066</text:p>
          </table:table-cell>
        </table:table-row>
        <table:table-row table:style-name="ro1">
          <table:table-cell office:value-type="float" office:value="2.02610707283" calcext:value-type="float">
            <text:p>2.0261070728</text:p>
          </table:table-cell>
          <table:table-cell office:value-type="float" office:value="-0.726700723171" calcext:value-type="float">
            <text:p>-0.7267007232</text:p>
          </table:table-cell>
          <table:table-cell office:value-type="float" office:value="1.36594843876" calcext:value-type="float">
            <text:p>1.3659484388</text:p>
          </table:table-cell>
          <table:table-cell office:value-type="float" office:value="-0.211522241386" calcext:value-type="float">
            <text:p>-0.2115222414</text:p>
          </table:table-cell>
        </table:table-row>
        <table:table-row table:style-name="ro1">
          <table:table-cell office:value-type="float" office:value="2.04326415062" calcext:value-type="float">
            <text:p>2.0432641506</text:p>
          </table:table-cell>
          <table:table-cell office:value-type="float" office:value="-0.709804534912" calcext:value-type="float">
            <text:p>-0.7098045349</text:p>
          </table:table-cell>
          <table:table-cell office:value-type="float" office:value="1.36583903112" calcext:value-type="float">
            <text:p>1.3658390311</text:p>
          </table:table-cell>
          <table:table-cell office:value-type="float" office:value="-0.215553897631" calcext:value-type="float">
            <text:p>-0.2155538976</text:p>
          </table:table-cell>
        </table:table-row>
        <table:table-row table:style-name="ro1">
          <table:table-cell office:value-type="float" office:value="2.06036281586" calcext:value-type="float">
            <text:p>2.0603628159</text:p>
          </table:table-cell>
          <table:table-cell office:value-type="float" office:value="-0.693344950676" calcext:value-type="float">
            <text:p>-0.6933449507</text:p>
          </table:table-cell>
          <table:table-cell office:value-type="float" office:value="1.36802095547" calcext:value-type="float">
            <text:p>1.3680209555</text:p>
          </table:table-cell>
          <table:table-cell office:value-type="float" office:value="-0.21861048815" calcext:value-type="float">
            <text:p>-0.2186104882</text:p>
          </table:table-cell>
        </table:table-row>
        <table:table-row table:style-name="ro1">
          <table:table-cell office:value-type="float" office:value="2.08097219467" calcext:value-type="float">
            <text:p>2.0809721947</text:p>
          </table:table-cell>
          <table:table-cell office:value-type="float" office:value="-0.67457318306" calcext:value-type="float">
            <text:p>-0.6745731831</text:p>
          </table:table-cell>
          <table:table-cell office:value-type="float" office:value="1.36974815837" calcext:value-type="float">
            <text:p>1.3697481584</text:p>
          </table:table-cell>
          <table:table-cell office:value-type="float" office:value="-0.224008867433" calcext:value-type="float">
            <text:p>-0.2240088674</text:p>
          </table:table-cell>
        </table:table-row>
        <table:table-row table:style-name="ro1">
          <table:table-cell office:value-type="float" office:value="2.0983672142" calcext:value-type="float">
            <text:p>2.0983672142</text:p>
          </table:table-cell>
          <table:table-cell office:value-type="float" office:value="-0.656909227371" calcext:value-type="float">
            <text:p>-0.6569092274</text:p>
          </table:table-cell>
          <table:table-cell office:value-type="float" office:value="1.37506262947" calcext:value-type="float">
            <text:p>1.3750626295</text:p>
          </table:table-cell>
          <table:table-cell office:value-type="float" office:value="-0.228572454447" calcext:value-type="float">
            <text:p>-0.2285724544</text:p>
          </table:table-cell>
        </table:table-row>
        <table:table-row table:style-name="ro1">
          <table:table-cell office:value-type="float" office:value="2.11861205101" calcext:value-type="float">
            <text:p>2.118612051</text:p>
          </table:table-cell>
          <table:table-cell office:value-type="float" office:value="-0.637592792511" calcext:value-type="float">
            <text:p>-0.6375927925</text:p>
          </table:table-cell>
          <table:table-cell office:value-type="float" office:value="1.37782687551" calcext:value-type="float">
            <text:p>1.3778268755</text:p>
          </table:table-cell>
          <table:table-cell office:value-type="float" office:value="-0.234953560878" calcext:value-type="float">
            <text:p>-0.2349535609</text:p>
          </table:table-cell>
        </table:table-row>
        <table:table-row table:style-name="ro1">
          <table:table-cell office:value-type="float" office:value="2.13269305229" calcext:value-type="float">
            <text:p>2.1326930523</text:p>
          </table:table-cell>
          <table:table-cell office:value-type="float" office:value="-0.624263823032" calcext:value-type="float">
            <text:p>-0.624263823</text:p>
          </table:table-cell>
          <table:table-cell office:value-type="float" office:value="1.38502658827" calcext:value-type="float">
            <text:p>1.3850265883</text:p>
          </table:table-cell>
          <table:table-cell office:value-type="float" office:value="-0.238747793764" calcext:value-type="float">
            <text:p>-0.2387477938</text:p>
          </table:table-cell>
        </table:table-row>
        <table:table-row table:style-name="ro1">
          <table:table-cell office:value-type="float" office:value="2.14769434929" calcext:value-type="float">
            <text:p>2.1476943493</text:p>
          </table:table-cell>
          <table:table-cell office:value-type="float" office:value="-0.613285005093" calcext:value-type="float">
            <text:p>-0.6132850051</text:p>
          </table:table-cell>
          <table:table-cell office:value-type="float" office:value="1.38785451371" calcext:value-type="float">
            <text:p>1.3878545137</text:p>
          </table:table-cell>
          <table:table-cell office:value-type="float" office:value="-0.246850898496" calcext:value-type="float">
            <text:p>-0.2468508985</text:p>
          </table:table-cell>
        </table:table-row>
        <table:table-row table:style-name="ro1">
          <table:table-cell office:value-type="float" office:value="2.16344261169" calcext:value-type="float">
            <text:p>2.1634426117</text:p>
          </table:table-cell>
          <table:table-cell office:value-type="float" office:value="-0.602646768093" calcext:value-type="float">
            <text:p>-0.6026467681</text:p>
          </table:table-cell>
          <table:table-cell office:value-type="float" office:value="1.39307848884" calcext:value-type="float">
            <text:p>1.3930784888</text:p>
          </table:table-cell>
          <table:table-cell office:value-type="float" office:value="-0.255821905837" calcext:value-type="float">
            <text:p>-0.2558219058</text:p>
          </table:table-cell>
        </table:table-row>
        <table:table-row table:style-name="ro1">
          <table:table-cell office:value-type="float" office:value="2.1797940731" calcext:value-type="float">
            <text:p>2.1797940731</text:p>
          </table:table-cell>
          <table:table-cell office:value-type="float" office:value="-0.592906415462" calcext:value-type="float">
            <text:p>-0.5929064155</text:p>
          </table:table-cell>
          <table:table-cell office:value-type="float" office:value="1.40022266543" calcext:value-type="float">
            <text:p>1.4002226654</text:p>
          </table:table-cell>
          <table:table-cell office:value-type="float" office:value="-0.263942947932" calcext:value-type="float">
            <text:p>-0.2639429479</text:p>
          </table:table-cell>
        </table:table-row>
        <table:table-row table:style-name="ro1">
          <table:table-cell office:value-type="float" office:value="2.20219516754" calcext:value-type="float">
            <text:p>2.2021951675</text:p>
          </table:table-cell>
          <table:table-cell office:value-type="float" office:value="-0.579062819481" calcext:value-type="float">
            <text:p>-0.5790628195</text:p>
          </table:table-cell>
          <table:table-cell office:value-type="float" office:value="1.4091616216" calcext:value-type="float">
            <text:p>1.4091616216</text:p>
          </table:table-cell>
          <table:table-cell office:value-type="float" office:value="-0.271424551512" calcext:value-type="float">
            <text:p>-0.2714245515</text:p>
          </table:table-cell>
        </table:table-row>
        <table:table-row table:style-name="ro1">
          <table:table-cell office:value-type="float" office:value="2.21987175941" calcext:value-type="float">
            <text:p>2.2198717594</text:p>
          </table:table-cell>
          <table:table-cell office:value-type="float" office:value="-0.572904169559" calcext:value-type="float">
            <text:p>-0.5729041696</text:p>
          </table:table-cell>
          <table:table-cell office:value-type="float" office:value="1.42515746899" calcext:value-type="float">
            <text:p>1.425157469</text:p>
          </table:table-cell>
          <table:table-cell office:value-type="float" office:value="-0.273387535573" calcext:value-type="float">
            <text:p>-0.2733875356</text:p>
          </table:table-cell>
        </table:table-row>
        <table:table-row table:style-name="ro1">
          <table:table-cell office:value-type="float" office:value="2.24061083794" calcext:value-type="float">
            <text:p>2.2406108379</text:p>
          </table:table-cell>
          <table:table-cell office:value-type="float" office:value="-0.569016873837" calcext:value-type="float">
            <text:p>-0.5690168738</text:p>
          </table:table-cell>
          <table:table-cell office:value-type="float" office:value="1.43724549401" calcext:value-type="float">
            <text:p>1.437245494</text:p>
          </table:table-cell>
          <table:table-cell office:value-type="float" office:value="-0.28183528964" calcext:value-type="float">
            <text:p>-0.2818352896</text:p>
          </table:table-cell>
        </table:table-row>
        <table:table-row table:style-name="ro1">
          <table:table-cell office:value-type="float" office:value="2.26277279854" calcext:value-type="float">
            <text:p>2.2627727985</text:p>
          </table:table-cell>
          <table:table-cell office:value-type="float" office:value="-0.567686855793" calcext:value-type="float">
            <text:p>-0.5676868558</text:p>
          </table:table-cell>
          <table:table-cell office:value-type="float" office:value="1.45327058411" calcext:value-type="float">
            <text:p>1.4532705841</text:p>
          </table:table-cell>
          <table:table-cell office:value-type="float" office:value="-0.290951613736" calcext:value-type="float">
            <text:p>-0.2909516137</text:p>
          </table:table-cell>
        </table:table-row>
        <table:table-row table:style-name="ro1">
          <table:table-cell office:value-type="float" office:value="2.28548836708" calcext:value-type="float">
            <text:p>2.2854883671</text:p>
          </table:table-cell>
          <table:table-cell office:value-type="float" office:value="-0.567736566067" calcext:value-type="float">
            <text:p>-0.5677365661</text:p>
          </table:table-cell>
          <table:table-cell office:value-type="float" office:value="1.47162717326" calcext:value-type="float">
            <text:p>1.4716271733</text:p>
          </table:table-cell>
          <table:table-cell office:value-type="float" office:value="-0.300640860178" calcext:value-type="float">
            <text:p>-0.3006408602</text:p>
          </table:table-cell>
        </table:table-row>
        <table:table-row table:style-name="ro1">
          <table:table-cell office:value-type="float" office:value="2.30860376358" calcext:value-type="float">
            <text:p>2.3086037636</text:p>
          </table:table-cell>
          <table:table-cell office:value-type="float" office:value="-0.568543434143" calcext:value-type="float">
            <text:p>-0.5685434341</text:p>
          </table:table-cell>
          <table:table-cell office:value-type="float" office:value="1.49115104453" calcext:value-type="float">
            <text:p>1.4911510445</text:p>
          </table:table-cell>
          <table:table-cell office:value-type="float" office:value="-0.31033963102" calcext:value-type="float">
            <text:p>-0.310339631</text:p>
          </table:table-cell>
        </table:table-row>
        <table:table-row table:style-name="ro1">
          <table:table-cell office:value-type="float" office:value="2.33198523521" calcext:value-type="float">
            <text:p>2.3319852352</text:p>
          </table:table-cell>
          <table:table-cell office:value-type="float" office:value="-0.571421504021" calcext:value-type="float">
            <text:p>-0.571421504</text:p>
          </table:table-cell>
          <table:table-cell office:value-type="float" office:value="1.51164438435" calcext:value-type="float">
            <text:p>1.5116443844</text:p>
          </table:table-cell>
          <table:table-cell office:value-type="float" office:value="-0.319383421246" calcext:value-type="float">
            <text:p>-0.3193834212</text:p>
          </table:table-cell>
        </table:table-row>
        <table:table-row table:style-name="ro1">
          <table:table-cell office:value-type="float" office:value="2.40698409081" calcext:value-type="float">
            <text:p>2.4069840908</text:p>
          </table:table-cell>
          <table:table-cell office:value-type="float" office:value="-0.542839944363" calcext:value-type="float">
            <text:p>-0.5428399444</text:p>
          </table:table-cell>
          <table:table-cell office:value-type="float" office:value="1.53285183882" calcext:value-type="float">
            <text:p>1.5328518388</text:p>
          </table:table-cell>
          <table:table-cell office:value-type="float" office:value="-0.329324872625" calcext:value-type="float">
            <text:p>-0.3293248726</text:p>
          </table:table-cell>
        </table:table-row>
        <table:table-row table:style-name="ro1">
          <table:table-cell office:value-type="float" office:value="2.43408989906" calcext:value-type="float">
            <text:p>2.4340898991</text:p>
          </table:table-cell>
          <table:table-cell office:value-type="float" office:value="-0.546272933483" calcext:value-type="float">
            <text:p>-0.5462729335</text:p>
          </table:table-cell>
          <table:table-cell office:value-type="float" office:value="1.60635078375" calcext:value-type="float">
            <text:p>1.6063507838</text:p>
          </table:table-cell>
          <table:table-cell office:value-type="float" office:value="-0.305750780107" calcext:value-type="float">
            <text:p>-0.3057507801</text:p>
          </table:table-cell>
        </table:table-row>
        <table:table-row table:style-name="ro1">
          <table:table-cell office:value-type="float" office:value="2.46210956573" calcext:value-type="float">
            <text:p>2.4621095657</text:p>
          </table:table-cell>
          <table:table-cell office:value-type="float" office:value="-0.54870814085" calcext:value-type="float">
            <text:p>-0.5487081409</text:p>
          </table:table-cell>
          <table:table-cell office:value-type="float" office:value="1.63162487784" calcext:value-type="float">
            <text:p>1.6316248778</text:p>
          </table:table-cell>
          <table:table-cell office:value-type="float" office:value="-0.315459472277" calcext:value-type="float">
            <text:p>-0.3154594723</text:p>
          </table:table-cell>
        </table:table-row>
        <table:table-row table:style-name="ro1">
          <table:table-cell office:value-type="float" office:value="2.491563797" calcext:value-type="float">
            <text:p>2.491563797</text:p>
          </table:table-cell>
          <table:table-cell office:value-type="float" office:value="-0.550130069256" calcext:value-type="float">
            <text:p>-0.5501300693</text:p>
          </table:table-cell>
          <table:table-cell office:value-type="float" office:value="1.65758794692" calcext:value-type="float">
            <text:p>1.6575879469</text:p>
          </table:table-cell>
          <table:table-cell office:value-type="float" office:value="-0.325168593973" calcext:value-type="float">
            <text:p>-0.325168594</text:p>
          </table:table-cell>
        </table:table-row>
        <table:table-row table:style-name="ro1">
          <table:table-cell office:value-type="float" office:value="2.52133345604" calcext:value-type="float">
            <text:p>2.521333456</text:p>
          </table:table-cell>
          <table:table-cell office:value-type="float" office:value="-0.551133155823" calcext:value-type="float">
            <text:p>-0.5511331558</text:p>
          </table:table-cell>
          <table:table-cell office:value-type="float" office:value="1.68478180103" calcext:value-type="float">
            <text:p>1.684781801</text:p>
          </table:table-cell>
          <table:table-cell office:value-type="float" office:value="-0.334891189975" calcext:value-type="float">
            <text:p>-0.33489119</text:p>
          </table:table-cell>
        </table:table-row>
        <table:table-row table:style-name="ro1">
          <table:table-cell office:value-type="float" office:value="2.55065274239" calcext:value-type="float">
            <text:p>2.5506527424</text:p>
          </table:table-cell>
          <table:table-cell office:value-type="float" office:value="-0.552478671074" calcext:value-type="float">
            <text:p>-0.5524786711</text:p>
          </table:table-cell>
          <table:table-cell office:value-type="float" office:value="1.71233253679" calcext:value-type="float">
            <text:p>1.7123325368</text:p>
          </table:table-cell>
          <table:table-cell office:value-type="float" office:value="-0.344390618294" calcext:value-type="float">
            <text:p>-0.3443906183</text:p>
          </table:table-cell>
        </table:table-row>
        <table:table-row table:style-name="ro1">
          <table:table-cell office:value-type="float" office:value="2.58084249496" calcext:value-type="float">
            <text:p>2.580842495</text:p>
          </table:table-cell>
          <table:table-cell office:value-type="float" office:value="-0.553923726082" calcext:value-type="float">
            <text:p>-0.5539237261</text:p>
          </table:table-cell>
          <table:table-cell office:value-type="float" office:value="1.73951651412" calcext:value-type="float">
            <text:p>1.7395165141</text:p>
          </table:table-cell>
          <table:table-cell office:value-type="float" office:value="-0.35427931852" calcext:value-type="float">
            <text:p>-0.3542793185</text:p>
          </table:table-cell>
        </table:table-row>
        <table:table-row table:style-name="ro1">
          <table:table-cell office:value-type="float" office:value="2.61184358597" calcext:value-type="float">
            <text:p>2.611843586</text:p>
          </table:table-cell>
          <table:table-cell office:value-type="float" office:value="-0.556187987328" calcext:value-type="float">
            <text:p>-0.5561879873</text:p>
          </table:table-cell>
          <table:table-cell office:value-type="float" office:value="1.76764578763" calcext:value-type="float">
            <text:p>1.7676457876</text:p>
          </table:table-cell>
          <table:table-cell office:value-type="float" office:value="-0.364355587041" calcext:value-type="float">
            <text:p>-0.364355587</text:p>
          </table:table-cell>
        </table:table-row>
        <table:table-row table:style-name="ro1">
          <table:table-cell office:value-type="float" office:value="2.64219045639" calcext:value-type="float">
            <text:p>2.6421904564</text:p>
          </table:table-cell>
          <table:table-cell office:value-type="float" office:value="-0.557595252991" calcext:value-type="float">
            <text:p>-0.557595253</text:p>
          </table:table-cell>
          <table:table-cell office:value-type="float" office:value="1.79667714153" calcext:value-type="float">
            <text:p>1.7966771415</text:p>
          </table:table-cell>
          <table:table-cell office:value-type="float" office:value="-0.375277423715" calcext:value-type="float">
            <text:p>-0.3752774237</text:p>
          </table:table-cell>
        </table:table-row>
        <table:table-row table:style-name="ro1">
          <table:table-cell office:value-type="float" office:value="2.67516756058" calcext:value-type="float">
            <text:p>2.6751675606</text:p>
          </table:table-cell>
          <table:table-cell office:value-type="float" office:value="-0.557522654533" calcext:value-type="float">
            <text:p>-0.5575226545</text:p>
          </table:table-cell>
          <table:table-cell office:value-type="float" office:value="1.82511977533" calcext:value-type="float">
            <text:p>1.8251197753</text:p>
          </table:table-cell>
          <table:table-cell office:value-type="float" office:value="-0.385489278914" calcext:value-type="float">
            <text:p>-0.3854892789</text:p>
          </table:table-cell>
        </table:table-row>
        <table:table-row table:style-name="ro1">
          <table:table-cell office:value-type="float" office:value="2.70627307892" calcext:value-type="float">
            <text:p>2.7062730789</text:p>
          </table:table-cell>
          <table:table-cell office:value-type="float" office:value="-0.559284746647" calcext:value-type="float">
            <text:p>-0.5592847466</text:p>
          </table:table-cell>
          <table:table-cell office:value-type="float" office:value="1.85629925266" calcext:value-type="float">
            <text:p>1.8562992527</text:p>
          </table:table-cell>
          <table:table-cell office:value-type="float" office:value="-0.394183564132" calcext:value-type="float">
            <text:p>-0.3941835641</text:p>
          </table:table-cell>
        </table:table-row>
        <table:table-row table:style-name="ro1">
          <table:table-cell office:value-type="float" office:value="2.73971772194" calcext:value-type="float">
            <text:p>2.7397177219</text:p>
          </table:table-cell>
          <table:table-cell office:value-type="float" office:value="-0.563788592815" calcext:value-type="float">
            <text:p>-0.5637885928</text:p>
          </table:table-cell>
          <table:table-cell office:value-type="float" office:value="1.88601313521" calcext:value-type="float">
            <text:p>1.8860131352</text:p>
          </table:table-cell>
          <table:table-cell office:value-type="float" office:value="-0.403084269948" calcext:value-type="float">
            <text:p>-0.4030842699</text:p>
          </table:table-cell>
        </table:table-row>
        <table:table-row table:style-name="ro1">
          <table:table-cell office:value-type="float" office:value="2.77621531487" calcext:value-type="float">
            <text:p>2.7762153149</text:p>
          </table:table-cell>
          <table:table-cell office:value-type="float" office:value="-0.56807076931" calcext:value-type="float">
            <text:p>-0.5680707693</text:p>
          </table:table-cell>
          <table:table-cell office:value-type="float" office:value="1.91851003374" calcext:value-type="float">
            <text:p>1.9185100337</text:p>
          </table:table-cell>
          <table:table-cell office:value-type="float" office:value="-0.412649924649" calcext:value-type="float">
            <text:p>-0.4126499246</text:p>
          </table:table-cell>
        </table:table-row>
        <table:table-row table:style-name="ro1">
          <table:table-cell office:value-type="float" office:value="2.81655836105" calcext:value-type="float">
            <text:p>2.8165583611</text:p>
          </table:table-cell>
          <table:table-cell office:value-type="float" office:value="-0.57212638855" calcext:value-type="float">
            <text:p>-0.5721263886</text:p>
          </table:table-cell>
          <table:table-cell office:value-type="float" office:value="1.95417576841" calcext:value-type="float">
            <text:p>1.9541757684</text:p>
          </table:table-cell>
          <table:table-cell office:value-type="float" office:value="-0.421524025124" calcext:value-type="float">
            <text:p>-0.4215240251</text:p>
          </table:table-cell>
        </table:table-row>
        <table:table-row table:style-name="ro1">
          <table:table-cell office:value-type="float" office:value="2.8584113121" calcext:value-type="float">
            <text:p>2.8584113121</text:p>
          </table:table-cell>
          <table:table-cell office:value-type="float" office:value="-0.577995598316" calcext:value-type="float">
            <text:p>-0.5779955983</text:p>
          </table:table-cell>
          <table:table-cell office:value-type="float" office:value="1.99375772423" calcext:value-type="float">
            <text:p>1.9937577242</text:p>
          </table:table-cell>
          <table:table-cell office:value-type="float" office:value="-0.429915009957" calcext:value-type="float">
            <text:p>-0.42991501</text:p>
          </table:table-cell>
        </table:table-row>
        <table:table-row table:style-name="ro1">
          <table:table-cell office:value-type="float" office:value="2.89773130417" calcext:value-type="float">
            <text:p>2.8977313042</text:p>
          </table:table-cell>
          <table:table-cell office:value-type="float" office:value="-0.58425283432" calcext:value-type="float">
            <text:p>-0.5842528343</text:p>
          </table:table-cell>
          <table:table-cell office:value-type="float" office:value="2.03502026921" calcext:value-type="float">
            <text:p>2.0350202692</text:p>
          </table:table-cell>
          <table:table-cell office:value-type="float" office:value="-0.439243464462" calcext:value-type="float">
            <text:p>-0.4392434645</text:p>
          </table:table-cell>
        </table:table-row>
        <table:table-row table:style-name="ro1">
          <table:table-cell office:value-type="float" office:value="2.93032670021" calcext:value-type="float">
            <text:p>2.9303267002</text:p>
          </table:table-cell>
          <table:table-cell office:value-type="float" office:value="-0.589911997318" calcext:value-type="float">
            <text:p>-0.5899119973</text:p>
          </table:table-cell>
          <table:table-cell office:value-type="float" office:value="2.07389829999" calcext:value-type="float">
            <text:p>2.0738983</text:p>
          </table:table-cell>
          <table:table-cell office:value-type="float" office:value="-0.448149397964" calcext:value-type="float">
            <text:p>-0.448149398</text:p>
          </table:table-cell>
        </table:table-row>
        <table:table-row table:style-name="ro1">
          <table:table-cell office:value-type="float" office:value="2.96099185944" calcext:value-type="float">
            <text:p>2.9609918594</text:p>
          </table:table-cell>
          <table:table-cell office:value-type="float" office:value="-0.596579253674" calcext:value-type="float">
            <text:p>-0.5965792537</text:p>
          </table:table-cell>
          <table:table-cell office:value-type="float" office:value="2.10617445458" calcext:value-type="float">
            <text:p>2.1061744546</text:p>
          </table:table-cell>
          <table:table-cell office:value-type="float" office:value="-0.455755222685" calcext:value-type="float">
            <text:p>-0.4557552227</text:p>
          </table:table-cell>
        </table:table-row>
        <table:table-row table:style-name="ro1">
          <table:table-cell office:value-type="float" office:value="2.98931241035" calcext:value-type="float">
            <text:p>2.9893124104</text:p>
          </table:table-cell>
          <table:table-cell office:value-type="float" office:value="-0.603958070278" calcext:value-type="float">
            <text:p>-0.6039580703</text:p>
          </table:table-cell>
          <table:table-cell office:value-type="float" office:value="2.13674796114" calcext:value-type="float">
            <text:p>2.1367479611</text:p>
          </table:table-cell>
          <table:table-cell office:value-type="float" office:value="-0.46298673784" calcext:value-type="float">
            <text:p>-0.4629867378</text:p>
          </table:table-cell>
        </table:table-row>
        <table:table-row table:style-name="ro1">
          <table:table-cell office:value-type="float" office:value="3.03011274338" calcext:value-type="float">
            <text:p>3.0301127434</text:p>
          </table:table-cell>
          <table:table-cell office:value-type="float" office:value="-0.613063037395" calcext:value-type="float">
            <text:p>-0.6130630374</text:p>
          </table:table-cell>
          <table:table-cell office:value-type="float" office:value="2.16516364179" calcext:value-type="float">
            <text:p>2.1651636418</text:p>
          </table:table-cell>
          <table:table-cell office:value-type="float" office:value="-0.469779937054" calcext:value-type="float">
            <text:p>-0.4697799371</text:p>
          </table:table-cell>
        </table:table-row>
        <table:table-row table:style-name="ro1">
          <table:table-cell office:value-type="float" office:value="3.06908130646" calcext:value-type="float">
            <text:p>3.0690813065</text:p>
          </table:table-cell>
          <table:table-cell office:value-type="float" office:value="-0.621905684471" calcext:value-type="float">
            <text:p>-0.6219056845</text:p>
          </table:table-cell>
          <table:table-cell office:value-type="float" office:value="2.20626419707" calcext:value-type="float">
            <text:p>2.2062641971</text:p>
          </table:table-cell>
          <table:table-cell office:value-type="float" office:value="-0.477053710816" calcext:value-type="float">
            <text:p>-0.4770537108</text:p>
          </table:table-cell>
        </table:table-row>
        <table:table-row table:style-name="ro1">
          <table:table-cell office:value-type="float" office:value="3.1118106842" calcext:value-type="float">
            <text:p>3.1118106842</text:p>
          </table:table-cell>
          <table:table-cell office:value-type="float" office:value="-0.631122350693" calcext:value-type="float">
            <text:p>-0.6311223507</text:p>
          </table:table-cell>
          <table:table-cell office:value-type="float" office:value="2.24570552738" calcext:value-type="float">
            <text:p>2.2457055274</text:p>
          </table:table-cell>
          <table:table-cell office:value-type="float" office:value="-0.48306300157" calcext:value-type="float">
            <text:p>-0.4830630016</text:p>
          </table:table-cell>
        </table:table-row>
        <table:table-row table:style-name="ro1">
          <table:table-cell office:value-type="float" office:value="3.15341758728" calcext:value-type="float">
            <text:p>3.1534175873</text:p>
          </table:table-cell>
          <table:table-cell office:value-type="float" office:value="-0.643664121628" calcext:value-type="float">
            <text:p>-0.6436641216</text:p>
          </table:table-cell>
          <table:table-cell office:value-type="float" office:value="2.28915710833" calcext:value-type="float">
            <text:p>2.2891571083</text:p>
          </table:table-cell>
          <table:table-cell office:value-type="float" office:value="-0.488062718833" calcext:value-type="float">
            <text:p>-0.4880627188</text:p>
          </table:table-cell>
        </table:table-row>
        <table:table-row table:style-name="ro1">
          <table:table-cell office:value-type="float" office:value="3.19194769859" calcext:value-type="float">
            <text:p>3.1919476986</text:p>
          </table:table-cell>
          <table:table-cell office:value-type="float" office:value="-0.656974494457" calcext:value-type="float">
            <text:p>-0.6569744945</text:p>
          </table:table-cell>
          <table:table-cell office:value-type="float" office:value="2.33180740454" calcext:value-type="float">
            <text:p>2.3318074045</text:p>
          </table:table-cell>
          <table:table-cell office:value-type="float" office:value="-0.494728995549" calcext:value-type="float">
            <text:p>-0.4947289955</text:p>
          </table:table-cell>
        </table:table-row>
        <table:table-row table:style-name="ro1">
          <table:table-cell office:value-type="float" office:value="3.23447751999" calcext:value-type="float">
            <text:p>3.23447752</text:p>
          </table:table-cell>
          <table:table-cell office:value-type="float" office:value="-0.667418599129" calcext:value-type="float">
            <text:p>-0.6674185991</text:p>
          </table:table-cell>
          <table:table-cell office:value-type="float" office:value="2.37142143678" calcext:value-type="float">
            <text:p>2.3714214368</text:p>
          </table:table-cell>
          <table:table-cell office:value-type="float" office:value="-0.502179088077" calcext:value-type="float">
            <text:p>-0.5021790881</text:p>
          </table:table-cell>
        </table:table-row>
        <table:table-row table:style-name="ro1">
          <table:table-cell office:value-type="float" office:value="3.27280139923" calcext:value-type="float">
            <text:p>3.2728013992</text:p>
          </table:table-cell>
          <table:table-cell office:value-type="float" office:value="-0.677876234055" calcext:value-type="float">
            <text:p>-0.6778762341</text:p>
          </table:table-cell>
          <table:table-cell office:value-type="float" office:value="2.41482552427" calcext:value-type="float">
            <text:p>2.4148255243</text:p>
          </table:table-cell>
          <table:table-cell office:value-type="float" office:value="-0.508058723133" calcext:value-type="float">
            <text:p>-0.5080587231</text:p>
          </table:table-cell>
        </table:table-row>
        <table:table-row table:style-name="ro1">
          <table:table-cell office:value-type="float" office:value="3.31125640869" calcext:value-type="float">
            <text:p>3.3112564087</text:p>
          </table:table-cell>
          <table:table-cell office:value-type="float" office:value="-0.690546154976" calcext:value-type="float">
            <text:p>-0.690546155</text:p>
          </table:table-cell>
          <table:table-cell office:value-type="float" office:value="2.45399879323" calcext:value-type="float">
            <text:p>2.4539987932</text:p>
          </table:table-cell>
          <table:table-cell office:value-type="float" office:value="-0.514208104671" calcext:value-type="float">
            <text:p>-0.5142081047</text:p>
          </table:table-cell>
        </table:table-row>
        <table:table-row table:style-name="ro1">
          <table:table-cell office:value-type="float" office:value="3.3334903717" calcext:value-type="float">
            <text:p>3.3334903717</text:p>
          </table:table-cell>
          <table:table-cell office:value-type="float" office:value="-0.700179815292" calcext:value-type="float">
            <text:p>-0.7001798153</text:p>
          </table:table-cell>
          <table:table-cell office:value-type="float" office:value="2.4933479008" calcext:value-type="float">
            <text:p>2.4933479008</text:p>
          </table:table-cell>
          <table:table-cell office:value-type="float" office:value="-0.52246689721" calcext:value-type="float">
            <text:p>-0.5224668972</text:p>
          </table:table-cell>
        </table:table-row>
        <table:table-row table:style-name="ro1">
          <table:table-cell office:value-type="float" office:value="3.35462498665" calcext:value-type="float">
            <text:p>3.3546249867</text:p>
          </table:table-cell>
          <table:table-cell office:value-type="float" office:value="-0.709132969379" calcext:value-type="float">
            <text:p>-0.7091329694</text:p>
          </table:table-cell>
          <table:table-cell office:value-type="float" office:value="2.51638636131" calcext:value-type="float">
            <text:p>2.5163863613</text:p>
          </table:table-cell>
          <table:table-cell office:value-type="float" office:value="-0.528232147781" calcext:value-type="float">
            <text:p>-0.5282321478</text:p>
          </table:table-cell>
        </table:table-row>
        <table:table-row table:style-name="ro1">
          <table:table-cell office:value-type="float" office:value="3.37445735931" calcext:value-type="float">
            <text:p>3.3744573593</text:p>
          </table:table-cell>
          <table:table-cell office:value-type="float" office:value="-0.716765642166" calcext:value-type="float">
            <text:p>-0.7167656422</text:p>
          </table:table-cell>
          <table:table-cell office:value-type="float" office:value="2.5382610125" calcext:value-type="float">
            <text:p>2.5382610125</text:p>
          </table:table-cell>
          <table:table-cell office:value-type="float" office:value="-0.533705417737" calcext:value-type="float">
            <text:p>-0.5337054177</text:p>
          </table:table-cell>
        </table:table-row>
        <table:table-row table:style-name="ro1">
          <table:table-cell office:value-type="float" office:value="3.39517498016" calcext:value-type="float">
            <text:p>3.3951749802</text:p>
          </table:table-cell>
          <table:table-cell office:value-type="float" office:value="-0.725117504597" calcext:value-type="float">
            <text:p>-0.7251175046</text:p>
          </table:table-cell>
          <table:table-cell office:value-type="float" office:value="2.5588381956" calcext:value-type="float">
            <text:p>2.5588381956</text:p>
          </table:table-cell>
          <table:table-cell office:value-type="float" office:value="-0.537907195469" calcext:value-type="float">
            <text:p>-0.5379071955</text:p>
          </table:table-cell>
        </table:table-row>
        <table:table-row table:style-name="ro1">
          <table:table-cell office:value-type="float" office:value="3.41731262207" calcext:value-type="float">
            <text:p>3.4173126221</text:p>
          </table:table-cell>
          <table:table-cell office:value-type="float" office:value="-0.733819663525" calcext:value-type="float">
            <text:p>-0.7338196635</text:p>
          </table:table-cell>
          <table:table-cell office:value-type="float" office:value="2.58034766934" calcext:value-type="float">
            <text:p>2.5803476693</text:p>
          </table:table-cell>
          <table:table-cell office:value-type="float" office:value="-0.542685550994" calcext:value-type="float">
            <text:p>-0.542685551</text:p>
          </table:table-cell>
        </table:table-row>
        <table:table-row table:style-name="ro1">
          <table:table-cell office:value-type="float" office:value="3.4410276413" calcext:value-type="float">
            <text:p>3.4410276413</text:p>
          </table:table-cell>
          <table:table-cell office:value-type="float" office:value="-0.741735875607" calcext:value-type="float">
            <text:p>-0.7417358756</text:p>
          </table:table-cell>
          <table:table-cell office:value-type="float" office:value="2.60326116405" calcext:value-type="float">
            <text:p>2.6032611641</text:p>
          </table:table-cell>
          <table:table-cell office:value-type="float" office:value="-0.547956305468" calcext:value-type="float">
            <text:p>-0.5479563055</text:p>
          </table:table-cell>
        </table:table-row>
        <table:table-row table:style-name="ro1">
          <table:table-cell office:value-type="float" office:value="3.46534919739" calcext:value-type="float">
            <text:p>3.4653491974</text:p>
          </table:table-cell>
          <table:table-cell office:value-type="float" office:value="-0.750826597214" calcext:value-type="float">
            <text:p>-0.7508265972</text:p>
          </table:table-cell>
          <table:table-cell office:value-type="float" office:value="2.62769504532" calcext:value-type="float">
            <text:p>2.6276950453</text:p>
          </table:table-cell>
          <table:table-cell office:value-type="float" office:value="-0.552751610437" calcext:value-type="float">
            <text:p>-0.5527516104</text:p>
          </table:table-cell>
        </table:table-row>
        <table:table-row table:style-name="ro1">
          <table:table-cell office:value-type="float" office:value="3.9076833725" calcext:value-type="float">
            <text:p>3.9076833725</text:p>
          </table:table-cell>
          <table:table-cell office:value-type="float" office:value="-0.839186787605" calcext:value-type="float">
            <text:p>-0.8391867876</text:p>
          </table:table-cell>
          <table:table-cell office:value-type="float" office:value="2.65277380894" calcext:value-type="float">
            <text:p>2.6527738089</text:p>
          </table:table-cell>
          <table:table-cell office:value-type="float" office:value="-0.558612648065" calcext:value-type="float">
            <text:p>-0.5586126481</text:p>
          </table:table-cell>
        </table:table-row>
        <table:table-row table:style-name="ro1">
          <table:table-cell office:value-type="float" office:value="3.94101643562" calcext:value-type="float">
            <text:p>3.9410164356</text:p>
          </table:table-cell>
          <table:table-cell office:value-type="float" office:value="-0.850077569485" calcext:value-type="float">
            <text:p>-0.8500775695</text:p>
          </table:table-cell>
          <table:table-cell office:value-type="float" office:value="3.09561095091" calcext:value-type="float">
            <text:p>3.0956109509</text:p>
          </table:table-cell>
          <table:table-cell office:value-type="float" office:value="-0.644858852745" calcext:value-type="float">
            <text:p>-0.6448588527</text:p>
          </table:table-cell>
        </table:table-row>
        <table:table-row table:style-name="ro1">
          <table:table-cell office:value-type="float" office:value="3.97276997566" calcext:value-type="float">
            <text:p>3.9727699757</text:p>
          </table:table-cell>
          <table:table-cell office:value-type="float" office:value="-0.860752820969" calcext:value-type="float">
            <text:p>-0.860752821</text:p>
          </table:table-cell>
          <table:table-cell office:value-type="float" office:value="3.12964286939" calcext:value-type="float">
            <text:p>3.1296428694</text:p>
          </table:table-cell>
          <table:table-cell office:value-type="float" office:value="-0.652852063553" calcext:value-type="float">
            <text:p>-0.6528520636</text:p>
          </table:table-cell>
        </table:table-row>
        <table:table-row table:style-name="ro1">
          <table:table-cell office:value-type="float" office:value="4.00380373001" calcext:value-type="float">
            <text:p>4.00380373</text:p>
          </table:table-cell>
          <table:table-cell office:value-type="float" office:value="-0.872595250607" calcext:value-type="float">
            <text:p>-0.8725952506</text:p>
          </table:table-cell>
          <table:table-cell office:value-type="float" office:value="3.16205618031" calcext:value-type="float">
            <text:p>3.1620561803</text:p>
          </table:table-cell>
          <table:table-cell office:value-type="float" office:value="-0.660832571408" calcext:value-type="float">
            <text:p>-0.6608325714</text:p>
          </table:table-cell>
        </table:table-row>
        <table:table-row table:style-name="ro1">
          <table:table-cell office:value-type="float" office:value="4.03518676758" calcext:value-type="float">
            <text:p>4.0351867676</text:p>
          </table:table-cell>
          <table:table-cell office:value-type="float" office:value="-0.883603572845" calcext:value-type="float">
            <text:p>-0.8836035728</text:p>
          </table:table-cell>
          <table:table-cell office:value-type="float" office:value="3.19382996508" calcext:value-type="float">
            <text:p>3.1938299651</text:p>
          </table:table-cell>
          <table:table-cell office:value-type="float" office:value="-0.669697581089" calcext:value-type="float">
            <text:p>-0.6696975811</text:p>
          </table:table-cell>
        </table:table-row>
        <table:table-row table:style-name="ro1">
          <table:table-cell office:value-type="float" office:value="4.06747245789" calcext:value-type="float">
            <text:p>4.0674724579</text:p>
          </table:table-cell>
          <table:table-cell office:value-type="float" office:value="-0.893889307976" calcext:value-type="float">
            <text:p>-0.893889308</text:p>
          </table:table-cell>
          <table:table-cell office:value-type="float" office:value="3.2259141332" calcext:value-type="float">
            <text:p>3.2259141332</text:p>
          </table:table-cell>
          <table:table-cell office:value-type="float" office:value="-0.677927207125" calcext:value-type="float">
            <text:p>-0.6779272071</text:p>
          </table:table-cell>
        </table:table-row>
        <table:table-row table:style-name="ro1">
          <table:table-cell office:value-type="float" office:value="4.10032987595" calcext:value-type="float">
            <text:p>4.100329876</text:p>
          </table:table-cell>
          <table:table-cell office:value-type="float" office:value="-0.905992865562" calcext:value-type="float">
            <text:p>-0.9059928656</text:p>
          </table:table-cell>
          <table:table-cell office:value-type="float" office:value="3.25880723227" calcext:value-type="float">
            <text:p>3.2588072323</text:p>
          </table:table-cell>
          <table:table-cell office:value-type="float" office:value="-0.685837590722" calcext:value-type="float">
            <text:p>-0.6858375907</text:p>
          </table:table-cell>
        </table:table-row>
        <table:table-row table:style-name="ro1">
          <table:table-cell office:value-type="float" office:value="4.14098358154" calcext:value-type="float">
            <text:p>4.1409835815</text:p>
          </table:table-cell>
          <table:table-cell office:value-type="float" office:value="-0.920900583267" calcext:value-type="float">
            <text:p>-0.9209005833</text:p>
          </table:table-cell>
          <table:table-cell office:value-type="float" office:value="3.29233328333" calcext:value-type="float">
            <text:p>3.2923332833</text:p>
          </table:table-cell>
          <table:table-cell office:value-type="float" office:value="-0.695359367557" calcext:value-type="float">
            <text:p>-0.6953593676</text:p>
          </table:table-cell>
        </table:table-row>
        <table:table-row table:style-name="ro1">
          <table:table-cell office:value-type="float" office:value="4.17957258224" calcext:value-type="float">
            <text:p>4.1795725822</text:p>
          </table:table-cell>
          <table:table-cell office:value-type="float" office:value="-0.934921681881" calcext:value-type="float">
            <text:p>-0.9349216819</text:p>
          </table:table-cell>
          <table:table-cell office:value-type="float" office:value="3.33366739585" calcext:value-type="float">
            <text:p>3.3336673959</text:p>
          </table:table-cell>
          <table:table-cell office:value-type="float" office:value="-0.707674082841" calcext:value-type="float">
            <text:p>-0.7076740828</text:p>
          </table:table-cell>
        </table:table-row>
        <table:table-row table:style-name="ro1">
          <table:table-cell office:value-type="float" office:value="4.2184305191" calcext:value-type="float">
            <text:p>4.2184305191</text:p>
          </table:table-cell>
          <table:table-cell office:value-type="float" office:value="-0.948261022568" calcext:value-type="float">
            <text:p>-0.9482610226</text:p>
          </table:table-cell>
          <table:table-cell office:value-type="float" office:value="3.37288030722" calcext:value-type="float">
            <text:p>3.3728803072</text:p>
          </table:table-cell>
          <table:table-cell office:value-type="float" office:value="-0.719346781734" calcext:value-type="float">
            <text:p>-0.7193467817</text:p>
          </table:table-cell>
        </table:table-row>
        <table:table-row table:style-name="ro1">
          <table:table-cell office:value-type="float" office:value="4.25705575943" calcext:value-type="float">
            <text:p>4.2570557594</text:p>
          </table:table-cell>
          <table:table-cell office:value-type="float" office:value="-0.962359070778" calcext:value-type="float">
            <text:p>-0.9623590708</text:p>
          </table:table-cell>
          <table:table-cell office:value-type="float" office:value="3.41236171742" calcext:value-type="float">
            <text:p>3.4123617174</text:p>
          </table:table-cell>
          <table:table-cell office:value-type="float" office:value="-0.730366435417" calcext:value-type="float">
            <text:p>-0.7303664354</text:p>
          </table:table-cell>
        </table:table-row>
        <table:table-row table:style-name="ro1">
          <table:table-cell office:value-type="float" office:value="4.29610300064" calcext:value-type="float">
            <text:p>4.2961030006</text:p>
          </table:table-cell>
          <table:table-cell office:value-type="float" office:value="-0.978269636631" calcext:value-type="float">
            <text:p>-0.9782696366</text:p>
          </table:table-cell>
          <table:table-cell office:value-type="float" office:value="3.45171809033" calcext:value-type="float">
            <text:p>3.4517180903</text:p>
          </table:table-cell>
          <table:table-cell office:value-type="float" office:value="-0.741777559992" calcext:value-type="float">
            <text:p>-0.74177756</text:p>
          </table:table-cell>
        </table:table-row>
        <table:table-row table:style-name="ro1">
          <table:table-cell office:value-type="float" office:value="4.33596467972" calcext:value-type="float">
            <text:p>4.3359646797</text:p>
          </table:table-cell>
          <table:table-cell office:value-type="float" office:value="-0.992506146431" calcext:value-type="float">
            <text:p>-0.9925061464</text:p>
          </table:table-cell>
          <table:table-cell office:value-type="float" office:value="3.49170702853" calcext:value-type="float">
            <text:p>3.4917070285</text:p>
          </table:table-cell>
          <table:table-cell office:value-type="float" office:value="-0.754278377376" calcext:value-type="float">
            <text:p>-0.7542783774</text:p>
          </table:table-cell>
        </table:table-row>
        <table:table-row table:style-name="ro1">
          <table:table-cell office:value-type="float" office:value="4.37456464767" calcext:value-type="float">
            <text:p>4.3745646477</text:p>
          </table:table-cell>
          <table:table-cell office:value-type="float" office:value="-1.00683927536" calcext:value-type="float">
            <text:p>-1.0068392754</text:p>
          </table:table-cell>
          <table:table-cell office:value-type="float" office:value="3.53246547488" calcext:value-type="float">
            <text:p>3.5324654749</text:p>
          </table:table-cell>
          <table:table-cell office:value-type="float" office:value="-0.76531901653" calcext:value-type="float">
            <text:p>-0.7653190165</text:p>
          </table:table-cell>
        </table:table-row>
        <table:table-row table:style-name="ro1">
          <table:table-cell office:value-type="float" office:value="4.41267681122" calcext:value-type="float">
            <text:p>4.4126768112</text:p>
          </table:table-cell>
          <table:table-cell office:value-type="float" office:value="-1.02324056625" calcext:value-type="float">
            <text:p>-1.0232405663</text:p>
          </table:table-cell>
          <table:table-cell office:value-type="float" office:value="3.57198127303" calcext:value-type="float">
            <text:p>3.571981273</text:p>
          </table:table-cell>
          <table:table-cell office:value-type="float" office:value="-0.776437689195" calcext:value-type="float">
            <text:p>-0.7764376892</text:p>
          </table:table-cell>
        </table:table-row>
        <table:table-row table:style-name="ro1">
          <table:table-cell office:value-type="float" office:value="4.44536781311" calcext:value-type="float">
            <text:p>4.4453678131</text:p>
          </table:table-cell>
          <table:table-cell office:value-type="float" office:value="-1.03688371181" calcext:value-type="float">
            <text:p>-1.0368837118</text:p>
          </table:table-cell>
          <table:table-cell office:value-type="float" office:value="3.6111577766" calcext:value-type="float">
            <text:p>3.6111577766</text:p>
          </table:table-cell>
          <table:table-cell office:value-type="float" office:value="-0.789163225824" calcext:value-type="float">
            <text:p>-0.7891632258</text:p>
          </table:table-cell>
        </table:table-row>
        <table:table-row table:style-name="ro1">
          <table:table-cell office:value-type="float" office:value="4.47095775604" calcext:value-type="float">
            <text:p>4.470957756</text:p>
          </table:table-cell>
          <table:table-cell office:value-type="float" office:value="-1.04933810234" calcext:value-type="float">
            <text:p>-1.0493381023</text:p>
          </table:table-cell>
          <table:table-cell office:value-type="float" office:value="3.64480240718" calcext:value-type="float">
            <text:p>3.6448024072</text:p>
          </table:table-cell>
          <table:table-cell office:value-type="float" office:value="-0.799565370762" calcext:value-type="float">
            <text:p>-0.7995653708</text:p>
          </table:table-cell>
        </table:table-row>
        <table:table-row table:style-name="ro1">
          <table:table-cell office:value-type="float" office:value="4.57353782654" calcext:value-type="float">
            <text:p>4.5735378265</text:p>
          </table:table-cell>
          <table:table-cell office:value-type="float" office:value="-1.08271598816" calcext:value-type="float">
            <text:p>-1.0827159882</text:p>
          </table:table-cell>
          <table:table-cell office:value-type="float" office:value="3.67143772492" calcext:value-type="float">
            <text:p>3.6714377249</text:p>
          </table:table-cell>
          <table:table-cell office:value-type="float" office:value="-0.808521400248" calcext:value-type="float">
            <text:p>-0.8085214002</text:p>
          </table:table-cell>
        </table:table-row>
        <table:table-row table:style-name="ro1">
          <table:table-cell office:value-type="float" office:value="4.59959983826" calcext:value-type="float">
            <text:p>4.5995998383</text:p>
          </table:table-cell>
          <table:table-cell office:value-type="float" office:value="-1.09670376778" calcext:value-type="float">
            <text:p>-1.0967037678</text:p>
          </table:table-cell>
          <table:table-cell office:value-type="float" office:value="3.77508655839" calcext:value-type="float">
            <text:p>3.7750865584</text:p>
          </table:table-cell>
          <table:table-cell office:value-type="float" office:value="-0.83837905571" calcext:value-type="float">
            <text:p>-0.8383790557</text:p>
          </table:table-cell>
        </table:table-row>
        <table:table-row table:style-name="ro1">
          <table:table-cell office:value-type="float" office:value="4.69066572189" calcext:value-type="float">
            <text:p>4.6906657219</text:p>
          </table:table-cell>
          <table:table-cell office:value-type="float" office:value="-1.12722539902" calcext:value-type="float">
            <text:p>-1.127225399</text:p>
          </table:table-cell>
          <table:table-cell office:value-type="float" office:value="3.80232886641" calcext:value-type="float">
            <text:p>3.8023288664</text:p>
          </table:table-cell>
          <table:table-cell office:value-type="float" office:value="-0.848542607195" calcext:value-type="float">
            <text:p>-0.8485426072</text:p>
          </table:table-cell>
        </table:table-row>
        <table:table-row table:style-name="ro1">
          <table:table-cell office:value-type="float" office:value="4.7174115181" calcext:value-type="float">
            <text:p>4.7174115181</text:p>
          </table:table-cell>
          <table:table-cell office:value-type="float" office:value="-1.14056658745" calcext:value-type="float">
            <text:p>-1.1405665875</text:p>
          </table:table-cell>
          <table:table-cell office:value-type="float" office:value="3.89441604734" calcext:value-type="float">
            <text:p>3.8944160473</text:p>
          </table:table-cell>
          <table:table-cell office:value-type="float" office:value="-0.8758065852" calcext:value-type="float">
            <text:p>-0.8758065852</text:p>
          </table:table-cell>
        </table:table-row>
        <table:table-row table:style-name="ro1">
          <table:table-cell office:value-type="float" office:value="4.74259233475" calcext:value-type="float">
            <text:p>4.7425923348</text:p>
          </table:table-cell>
          <table:table-cell office:value-type="float" office:value="-1.15491986275" calcext:value-type="float">
            <text:p>-1.1549198628</text:p>
          </table:table-cell>
          <table:table-cell office:value-type="float" office:value="3.92217101331" calcext:value-type="float">
            <text:p>3.9221710133</text:p>
          </table:table-cell>
          <table:table-cell office:value-type="float" office:value="-0.885973768019" calcext:value-type="float">
            <text:p>-0.885973768</text:p>
          </table:table-cell>
        </table:table-row>
        <table:table-row table:style-name="ro1">
          <table:table-cell office:value-type="float" office:value="4.84210348129" calcext:value-type="float">
            <text:p>4.8421034813</text:p>
          </table:table-cell>
          <table:table-cell office:value-type="float" office:value="-1.19091629982" calcext:value-type="float">
            <text:p>-1.1909162998</text:p>
          </table:table-cell>
          <table:table-cell office:value-type="float" office:value="3.94875042111" calcext:value-type="float">
            <text:p>3.9487504211</text:p>
          </table:table-cell>
          <table:table-cell office:value-type="float" office:value="-0.895999063435" calcext:value-type="float">
            <text:p>-0.8959990634</text:p>
          </table:table-cell>
        </table:table-row>
        <table:table-row table:style-name="ro1">
          <table:table-cell office:value-type="float" office:value="4.87997913361" calcext:value-type="float">
            <text:p>4.8799791336</text:p>
          </table:table-cell>
          <table:table-cell office:value-type="float" office:value="-1.20764672756" calcext:value-type="float">
            <text:p>-1.2076467276</text:p>
          </table:table-cell>
          <table:table-cell office:value-type="float" office:value="4.04966912355" calcext:value-type="float">
            <text:p>4.0496691236</text:p>
          </table:table-cell>
          <table:table-cell office:value-type="float" office:value="-0.92771912499" calcext:value-type="float">
            <text:p>-0.927719125</text:p>
          </table:table-cell>
        </table:table-row>
        <table:table-row table:style-name="ro1">
          <table:table-cell office:value-type="float" office:value="4.91744422913" calcext:value-type="float">
            <text:p>4.9174442291</text:p>
          </table:table-cell>
          <table:table-cell office:value-type="float" office:value="-1.22402226925" calcext:value-type="float">
            <text:p>-1.2240222693</text:p>
          </table:table-cell>
          <table:table-cell office:value-type="float" office:value="4.08888664962" calcext:value-type="float">
            <text:p>4.0888866496</text:p>
          </table:table-cell>
          <table:table-cell office:value-type="float" office:value="-0.940443348196" calcext:value-type="float">
            <text:p>-0.9404433482</text:p>
          </table:table-cell>
        </table:table-row>
        <table:table-row table:style-name="ro1">
          <table:table-cell office:value-type="float" office:value="4.95396327972" calcext:value-type="float">
            <text:p>4.9539632797</text:p>
          </table:table-cell>
          <table:table-cell office:value-type="float" office:value="-1.24187386036" calcext:value-type="float">
            <text:p>-1.2418738604</text:p>
          </table:table-cell>
          <table:table-cell office:value-type="float" office:value="4.12776073153" calcext:value-type="float">
            <text:p>4.1277607315</text:p>
          </table:table-cell>
          <table:table-cell office:value-type="float" office:value="-0.952683112854" calcext:value-type="float">
            <text:p>-0.9526831129</text:p>
          </table:table-cell>
        </table:table-row>
        <table:table-row table:style-name="ro1">
          <table:table-cell office:value-type="float" office:value="4.97959518433" calcext:value-type="float">
            <text:p>4.9795951843</text:p>
          </table:table-cell>
          <table:table-cell office:value-type="float" office:value="-1.25504612923" calcext:value-type="float">
            <text:p>-1.2550461292</text:p>
          </table:table-cell>
          <table:table-cell office:value-type="float" office:value="4.16577059261" calcext:value-type="float">
            <text:p>4.1657705926</text:p>
          </table:table-cell>
          <table:table-cell office:value-type="float" office:value="-0.966234145962" calcext:value-type="float">
            <text:p>-0.966234146</text:p>
          </table:table-cell>
        </table:table-row>
        <table:table-row table:style-name="ro1">
          <table:table-cell office:value-type="float" office:value="5.00376939774" calcext:value-type="float">
            <text:p>5.0037693977</text:p>
          </table:table-cell>
          <table:table-cell office:value-type="float" office:value="-1.26720571518" calcext:value-type="float">
            <text:p>-1.2672057152</text:p>
          </table:table-cell>
          <table:table-cell office:value-type="float" office:value="4.1928032059" calcext:value-type="float">
            <text:p>4.1928032059</text:p>
          </table:table-cell>
          <table:table-cell office:value-type="float" office:value="-0.975433277492" calcext:value-type="float">
            <text:p>-0.9754332775</text:p>
          </table:table-cell>
        </table:table-row>
        <table:table-row table:style-name="ro1">
          <table:table-cell office:value-type="float" office:value="5.02670001984" calcext:value-type="float">
            <text:p>5.0267000198</text:p>
          </table:table-cell>
          <table:table-cell office:value-type="float" office:value="-1.27962863445" calcext:value-type="float">
            <text:p>-1.2796286345</text:p>
          </table:table-cell>
          <table:table-cell office:value-type="float" office:value="4.21834364363" calcext:value-type="float">
            <text:p>4.2183436436</text:p>
          </table:table-cell>
          <table:table-cell office:value-type="float" office:value="-0.983777860238" calcext:value-type="float">
            <text:p>-0.9837778602</text:p>
          </table:table-cell>
        </table:table-row>
        <table:table-row table:style-name="ro1">
          <table:table-cell office:value-type="float" office:value="5.05183172226" calcext:value-type="float">
            <text:p>5.0518317223</text:p>
          </table:table-cell>
          <table:table-cell office:value-type="float" office:value="-1.29321289062" calcext:value-type="float">
            <text:p>-1.2932128906</text:p>
          </table:table-cell>
          <table:table-cell office:value-type="float" office:value="4.24256691817" calcext:value-type="float">
            <text:p>4.2425669182</text:p>
          </table:table-cell>
          <table:table-cell office:value-type="float" office:value="-0.992643890894" calcext:value-type="float">
            <text:p>-0.9926438909</text:p>
          </table:table-cell>
        </table:table-row>
        <table:table-row table:style-name="ro1">
          <table:table-cell office:value-type="float" office:value="5.07722949982" calcext:value-type="float">
            <text:p>5.0772294998</text:p>
          </table:table-cell>
          <table:table-cell office:value-type="float" office:value="-1.30539274216" calcext:value-type="float">
            <text:p>-1.3053927422</text:p>
          </table:table-cell>
          <table:table-cell office:value-type="float" office:value="4.26915278763" calcext:value-type="float">
            <text:p>4.2691527876</text:p>
          </table:table-cell>
          <table:table-cell office:value-type="float" office:value="-1.00228566698" calcext:value-type="float">
            <text:p>-1.002285667</text:p>
          </table:table-cell>
        </table:table-row>
        <table:table-row table:style-name="ro1">
          <table:table-cell office:value-type="float" office:value="5.10314512253" calcext:value-type="float">
            <text:p>5.1031451225</text:p>
          </table:table-cell>
          <table:table-cell office:value-type="float" office:value="-1.31766140461" calcext:value-type="float">
            <text:p>-1.3176614046</text:p>
          </table:table-cell>
          <table:table-cell office:value-type="float" office:value="4.29586561222" calcext:value-type="float">
            <text:p>4.2958656122</text:p>
          </table:table-cell>
          <table:table-cell office:value-type="float" office:value="-1.0109518494" calcext:value-type="float">
            <text:p>-1.0109518494</text:p>
          </table:table-cell>
        </table:table-row>
        <table:table-row table:style-name="ro1">
          <table:table-cell office:value-type="float" office:value="5.12700891495" calcext:value-type="float">
            <text:p>5.127008915</text:p>
          </table:table-cell>
          <table:table-cell office:value-type="float" office:value="-1.33107745647" calcext:value-type="float">
            <text:p>-1.3310774565</text:p>
          </table:table-cell>
          <table:table-cell office:value-type="float" office:value="4.32314308524" calcext:value-type="float">
            <text:p>4.3231430852</text:p>
          </table:table-cell>
          <table:table-cell office:value-type="float" office:value="-1.01963156385" calcext:value-type="float">
            <text:p>-1.0196315639</text:p>
          </table:table-cell>
        </table:table-row>
        <table:table-row table:style-name="ro1">
          <table:table-cell office:value-type="float" office:value="5.15140199661" calcext:value-type="float">
            <text:p>5.1514019966</text:p>
          </table:table-cell>
          <table:table-cell office:value-type="float" office:value="-1.34515988827" calcext:value-type="float">
            <text:p>-1.3451598883</text:p>
          </table:table-cell>
          <table:table-cell office:value-type="float" office:value="4.34868059591" calcext:value-type="float">
            <text:p>4.3486805959</text:p>
          </table:table-cell>
          <table:table-cell office:value-type="float" office:value="-1.0287035291" calcext:value-type="float">
            <text:p>-1.0287035291</text:p>
          </table:table-cell>
        </table:table-row>
        <table:table-row table:style-name="ro1">
          <table:table-cell office:value-type="float" office:value="5.1764421463" calcext:value-type="float">
            <text:p>5.1764421463</text:p>
          </table:table-cell>
          <table:table-cell office:value-type="float" office:value="-1.35794115067" calcext:value-type="float">
            <text:p>-1.3579411507</text:p>
          </table:table-cell>
          <table:table-cell office:value-type="float" office:value="4.37473324589" calcext:value-type="float">
            <text:p>4.3747332459</text:p>
          </table:table-cell>
          <table:table-cell office:value-type="float" office:value="-1.03854838192" calcext:value-type="float">
            <text:p>-1.0385483819</text:p>
          </table:table-cell>
        </table:table-row>
        <table:table-row table:style-name="ro1">
          <table:table-cell office:value-type="float" office:value="5.19862318039" calcext:value-type="float">
            <text:p>5.1986231804</text:p>
          </table:table-cell>
          <table:table-cell office:value-type="float" office:value="-1.36944425106" calcext:value-type="float">
            <text:p>-1.3694442511</text:p>
          </table:table-cell>
          <table:table-cell office:value-type="float" office:value="4.40133096296" calcext:value-type="float">
            <text:p>4.401330963</text:p>
          </table:table-cell>
          <table:table-cell office:value-type="float" office:value="-1.04741318473" calcext:value-type="float">
            <text:p>-1.0474131847</text:p>
          </table:table-cell>
        </table:table-row>
        <table:table-row table:style-name="ro1">
          <table:table-cell office:value-type="float" office:value="5.22140169144" calcext:value-type="float">
            <text:p>5.2214016914</text:p>
          </table:table-cell>
          <table:table-cell office:value-type="float" office:value="-1.38233327866" calcext:value-type="float">
            <text:p>-1.3823332787</text:p>
          </table:table-cell>
          <table:table-cell office:value-type="float" office:value="4.42507068289" calcext:value-type="float">
            <text:p>4.4250706829</text:p>
          </table:table-cell>
          <table:table-cell office:value-type="float" office:value="-1.05505357408" calcext:value-type="float">
            <text:p>-1.0550535741</text:p>
          </table:table-cell>
        </table:table-row>
        <table:table-row table:style-name="ro1">
          <table:table-cell office:value-type="float" office:value="5.24260520935" calcext:value-type="float">
            <text:p>5.2426052094</text:p>
          </table:table-cell>
          <table:table-cell office:value-type="float" office:value="-1.39393544197" calcext:value-type="float">
            <text:p>-1.393935442</text:p>
          </table:table-cell>
          <table:table-cell office:value-type="float" office:value="4.44949864919" calcext:value-type="float">
            <text:p>4.4494986492</text:p>
          </table:table-cell>
          <table:table-cell office:value-type="float" office:value="-1.06391428184" calcext:value-type="float">
            <text:p>-1.0639142818</text:p>
          </table:table-cell>
        </table:table-row>
        <table:table-row table:style-name="ro1">
          <table:table-cell office:value-type="float" office:value="5.26303672791" calcext:value-type="float">
            <text:p>5.2630367279</text:p>
          </table:table-cell>
          <table:table-cell office:value-type="float" office:value="-1.40694510937" calcext:value-type="float">
            <text:p>-1.4069451094</text:p>
          </table:table-cell>
          <table:table-cell office:value-type="float" office:value="4.47229936141" calcext:value-type="float">
            <text:p>4.4722993614</text:p>
          </table:table-cell>
          <table:table-cell office:value-type="float" office:value="-1.07167178469" calcext:value-type="float">
            <text:p>-1.0716717847</text:p>
          </table:table-cell>
        </table:table-row>
        <table:table-row table:style-name="ro1">
          <table:table-cell office:value-type="float" office:value="5.28366518021" calcext:value-type="float">
            <text:p>5.2836651802</text:p>
          </table:table-cell>
          <table:table-cell office:value-type="float" office:value="-1.41925323009" calcext:value-type="float">
            <text:p>-1.4192532301</text:p>
          </table:table-cell>
          <table:table-cell office:value-type="float" office:value="4.49444718645" calcext:value-type="float">
            <text:p>4.4944471865</text:p>
          </table:table-cell>
          <table:table-cell office:value-type="float" office:value="-1.08060926865" calcext:value-type="float">
            <text:p>-1.0806092687</text:p>
          </table:table-cell>
        </table:table-row>
        <table:table-row table:style-name="ro1">
          <table:table-cell office:value-type="float" office:value="5.30390501022" calcext:value-type="float">
            <text:p>5.3039050102</text:p>
          </table:table-cell>
          <table:table-cell office:value-type="float" office:value="-1.43092393875" calcext:value-type="float">
            <text:p>-1.4309239388</text:p>
          </table:table-cell>
          <table:table-cell office:value-type="float" office:value="4.51685371182" calcext:value-type="float">
            <text:p>4.5168537118</text:p>
          </table:table-cell>
          <table:table-cell office:value-type="float" office:value="-1.08876096677" calcext:value-type="float">
            <text:p>-1.0887609668</text:p>
          </table:table-cell>
        </table:table-row>
        <table:table-row table:style-name="ro1">
          <table:table-cell office:value-type="float" office:value="5.32740497589" calcext:value-type="float">
            <text:p>5.3274049759</text:p>
          </table:table-cell>
          <table:table-cell office:value-type="float" office:value="-1.44687020779" calcext:value-type="float">
            <text:p>-1.4468702078</text:p>
          </table:table-cell>
          <table:table-cell office:value-type="float" office:value="4.53896540522" calcext:value-type="float">
            <text:p>4.5389654052</text:p>
          </table:table-cell>
          <table:table-cell office:value-type="float" office:value="-1.09612196018" calcext:value-type="float">
            <text:p>-1.0961219602</text:p>
          </table:table-cell>
        </table:table-row>
        <table:table-row table:style-name="ro1">
          <table:table-cell office:value-type="float" office:value="5.34894227982" calcext:value-type="float">
            <text:p>5.3489422798</text:p>
          </table:table-cell>
          <table:table-cell office:value-type="float" office:value="-1.45973038673" calcext:value-type="float">
            <text:p>-1.4597303867</text:p>
          </table:table-cell>
          <table:table-cell office:value-type="float" office:value="4.56490911596" calcext:value-type="float">
            <text:p>4.564909116</text:p>
          </table:table-cell>
          <table:table-cell office:value-type="float" office:value="-1.10653944551" calcext:value-type="float">
            <text:p>-1.1065394455</text:p>
          </table:table-cell>
        </table:table-row>
        <table:table-row table:style-name="ro1">
          <table:table-cell office:value-type="float" office:value="5.36696815491" calcext:value-type="float">
            <text:p>5.3669681549</text:p>
          </table:table-cell>
          <table:table-cell office:value-type="float" office:value="-1.46821498871" calcext:value-type="float">
            <text:p>-1.4682149887</text:p>
          </table:table-cell>
          <table:table-cell office:value-type="float" office:value="4.58862406483" calcext:value-type="float">
            <text:p>4.5886240648</text:p>
          </table:table-cell>
          <table:table-cell office:value-type="float" office:value="-1.1145620566" calcext:value-type="float">
            <text:p>-1.1145620566</text:p>
          </table:table-cell>
        </table:table-row>
        <table:table-row table:style-name="ro1">
          <table:table-cell office:value-type="float" office:value="5.37605905533" calcext:value-type="float">
            <text:p>5.3760590553</text:p>
          </table:table-cell>
          <table:table-cell office:value-type="float" office:value="-1.47277057171" calcext:value-type="float">
            <text:p>-1.4727705717</text:p>
          </table:table-cell>
          <table:table-cell office:value-type="float" office:value="4.60829534875" calcext:value-type="float">
            <text:p>4.6082953488</text:p>
          </table:table-cell>
          <table:table-cell office:value-type="float" office:value="-1.11944495365" calcext:value-type="float">
            <text:p>-1.1194449537</text:p>
          </table:table-cell>
        </table:table-row>
        <table:table-row table:style-name="ro1">
          <table:table-cell office:value-type="float" office:value="5.38319635391" calcext:value-type="float">
            <text:p>5.3831963539</text:p>
          </table:table-cell>
          <table:table-cell office:value-type="float" office:value="-1.47612476349" calcext:value-type="float">
            <text:p>-1.4761247635</text:p>
          </table:table-cell>
          <table:table-cell office:value-type="float" office:value="4.61851968364" calcext:value-type="float">
            <text:p>4.6185196836</text:p>
          </table:table-cell>
          <table:table-cell office:value-type="float" office:value="-1.12154548076" calcext:value-type="float">
            <text:p>-1.1215454808</text:p>
          </table:table-cell>
        </table:table-row>
        <table:table-row table:style-name="ro1">
          <table:table-cell office:value-type="float" office:value="5.38354063034" calcext:value-type="float">
            <text:p>5.3835406303</text:p>
          </table:table-cell>
          <table:table-cell office:value-type="float" office:value="-1.4744695425" calcext:value-type="float">
            <text:p>-1.4744695425</text:p>
          </table:table-cell>
          <table:table-cell office:value-type="float" office:value="4.6259436792" calcext:value-type="float">
            <text:p>4.6259436792</text:p>
          </table:table-cell>
          <table:table-cell office:value-type="float" office:value="-1.12428197075" calcext:value-type="float">
            <text:p>-1.1242819708</text:p>
          </table:table-cell>
        </table:table-row>
        <table:table-row table:style-name="ro1">
          <table:table-cell office:value-type="float" office:value="5.37999343872" calcext:value-type="float">
            <text:p>5.3799934387</text:p>
          </table:table-cell>
          <table:table-cell office:value-type="float" office:value="-1.47092890739" calcext:value-type="float">
            <text:p>-1.4709289074</text:p>
          </table:table-cell>
          <table:table-cell office:value-type="float" office:value="4.62587248592" calcext:value-type="float">
            <text:p>4.6258724859</text:p>
          </table:table-cell>
          <table:table-cell office:value-type="float" office:value="-1.12352232839" calcext:value-type="float">
            <text:p>-1.1235223284</text:p>
          </table:table-cell>
        </table:table-row>
        <table:table-row table:style-name="ro1">
          <table:table-cell office:value-type="float" office:value="5.3761510849" calcext:value-type="float">
            <text:p>5.3761510849</text:p>
          </table:table-cell>
          <table:table-cell office:value-type="float" office:value="-1.46952176094" calcext:value-type="float">
            <text:p>-1.4695217609</text:p>
          </table:table-cell>
          <table:table-cell office:value-type="float" office:value="4.62184279779" calcext:value-type="float">
            <text:p>4.6218427978</text:p>
          </table:table-cell>
          <table:table-cell office:value-type="float" office:value="-1.12102524949" calcext:value-type="float">
            <text:p>-1.1210252495</text:p>
          </table:table-cell>
        </table:table-row>
        <table:table-row table:style-name="ro1">
          <table:table-cell office:value-type="float" office:value="5.37305688858" calcext:value-type="float">
            <text:p>5.3730568886</text:p>
          </table:table-cell>
          <table:table-cell office:value-type="float" office:value="-1.46623826027" calcext:value-type="float">
            <text:p>-1.4662382603</text:p>
          </table:table-cell>
          <table:table-cell office:value-type="float" office:value="4.61801317586" calcext:value-type="float">
            <text:p>4.6180131759</text:p>
          </table:table-cell>
          <table:table-cell office:value-type="float" office:value="-1.11959051762" calcext:value-type="float">
            <text:p>-1.1195905176</text:p>
          </table:table-cell>
        </table:table-row>
        <table:table-row table:style-name="ro1">
          <table:table-cell office:value-type="float" office:value="5.36881542206" calcext:value-type="float">
            <text:p>5.3688154221</text:p>
          </table:table-cell>
          <table:table-cell office:value-type="float" office:value="-1.46243989468" calcext:value-type="float">
            <text:p>-1.4624398947</text:p>
          </table:table-cell>
          <table:table-cell office:value-type="float" office:value="4.61458375427" calcext:value-type="float">
            <text:p>4.6145837543</text:p>
          </table:table-cell>
          <table:table-cell office:value-type="float" office:value="-1.11703421004" calcext:value-type="float">
            <text:p>-1.11703421</text:p>
          </table:table-cell>
        </table:table-row>
        <table:table-row table:style-name="ro1">
          <table:table-cell office:value-type="float" office:value="5.36505079269" calcext:value-type="float">
            <text:p>5.3650507927</text:p>
          </table:table-cell>
          <table:table-cell office:value-type="float" office:value="-1.45993936062" calcext:value-type="float">
            <text:p>-1.4599393606</text:p>
          </table:table-cell>
          <table:table-cell office:value-type="float" office:value="4.61014569268" calcext:value-type="float">
            <text:p>4.6101456927</text:p>
          </table:table-cell>
          <table:table-cell office:value-type="float" office:value="-1.11366316683" calcext:value-type="float">
            <text:p>-1.1136631668</text:p>
          </table:table-cell>
        </table:table-row>
        <table:table-row table:style-name="ro1">
          <table:table-cell office:value-type="float" office:value="5.36262989044" calcext:value-type="float">
            <text:p>5.3626298904</text:p>
          </table:table-cell>
          <table:table-cell office:value-type="float" office:value="-1.45698988438" calcext:value-type="float">
            <text:p>-1.4569898844</text:p>
          </table:table-cell>
          <table:table-cell office:value-type="float" office:value="4.60647749517" calcext:value-type="float">
            <text:p>4.6064774952</text:p>
          </table:table-cell>
          <table:table-cell office:value-type="float" office:value="-1.11095294763" calcext:value-type="float">
            <text:p>-1.1109529476</text:p>
          </table:table-cell>
        </table:table-row>
        <table:table-row table:style-name="ro1">
          <table:table-cell office:value-type="float" office:value="5.36109542847" calcext:value-type="float">
            <text:p>5.3610954285</text:p>
          </table:table-cell>
          <table:table-cell office:value-type="float" office:value="-1.45498418808" calcext:value-type="float">
            <text:p>-1.4549841881</text:p>
          </table:table-cell>
          <table:table-cell office:value-type="float" office:value="4.6040012795" calcext:value-type="float">
            <text:p>4.6040012795</text:p>
          </table:table-cell>
          <table:table-cell office:value-type="float" office:value="-1.10812372835" calcext:value-type="float">
            <text:p>-1.1081237284</text:p>
          </table:table-cell>
        </table:table-row>
        <table:table-row table:style-name="ro1">
          <table:table-cell office:value-type="float" office:value="5.36068582535" calcext:value-type="float">
            <text:p>5.3606858254</text:p>
          </table:table-cell>
          <table:table-cell office:value-type="float" office:value="-1.45391595364" calcext:value-type="float">
            <text:p>-1.4539159536</text:p>
          </table:table-cell>
          <table:table-cell office:value-type="float" office:value="4.60249657428" calcext:value-type="float">
            <text:p>4.6024965743</text:p>
          </table:table-cell>
          <table:table-cell office:value-type="float" office:value="-1.10605333161" calcext:value-type="float">
            <text:p>-1.1060533316</text:p>
          </table:table-cell>
        </table:table-row>
        <table:table-row table:style-name="ro1">
          <table:table-cell office:value-type="float" office:value="5.36127471924" calcext:value-type="float">
            <text:p>5.3612747192</text:p>
          </table:table-cell>
          <table:table-cell office:value-type="float" office:value="-1.45317852497" calcext:value-type="float">
            <text:p>-1.453178525</text:p>
          </table:table-cell>
          <table:table-cell office:value-type="float" office:value="4.60215883059" calcext:value-type="float">
            <text:p>4.6021588306</text:p>
          </table:table-cell>
          <table:table-cell office:value-type="float" office:value="-1.10482891236" calcext:value-type="float">
            <text:p>-1.1048289124</text:p>
          </table:table-cell>
        </table:table-row>
        <table:table-row table:style-name="ro1">
          <table:table-cell office:value-type="float" office:value="5.36178445816" calcext:value-type="float">
            <text:p>5.3617844582</text:p>
          </table:table-cell>
          <table:table-cell office:value-type="float" office:value="-1.45315384865" calcext:value-type="float">
            <text:p>-1.4531538487</text:p>
          </table:table-cell>
          <table:table-cell office:value-type="float" office:value="4.60280377041" calcext:value-type="float">
            <text:p>4.6028037704</text:p>
          </table:table-cell>
          <table:table-cell office:value-type="float" office:value="-1.1039697279" calcext:value-type="float">
            <text:p>-1.1039697279</text:p>
          </table:table-cell>
        </table:table-row>
        <table:table-row table:style-name="ro1">
          <table:table-cell office:value-type="float" office:value="5.36270666122" calcext:value-type="float">
            <text:p>5.3627066612</text:p>
          </table:table-cell>
          <table:table-cell office:value-type="float" office:value="-1.45370459557" calcext:value-type="float">
            <text:p>-1.4537045956</text:p>
          </table:table-cell>
          <table:table-cell office:value-type="float" office:value="4.60342454306" calcext:value-type="float">
            <text:p>4.6034245431</text:p>
          </table:table-cell>
          <table:table-cell office:value-type="float" office:value="-1.10370399053" calcext:value-type="float">
            <text:p>-1.1037039905</text:p>
          </table:table-cell>
        </table:table-row>
        <table:table-row table:style-name="ro1">
          <table:table-cell office:value-type="float" office:value="5.3640666008" calcext:value-type="float">
            <text:p>5.3640666008</text:p>
          </table:table-cell>
          <table:table-cell office:value-type="float" office:value="-1.45390200615" calcext:value-type="float">
            <text:p>-1.4539020062</text:p>
          </table:table-cell>
          <table:table-cell office:value-type="float" office:value="4.60445892745" calcext:value-type="float">
            <text:p>4.6044589275</text:p>
          </table:table-cell>
          <table:table-cell office:value-type="float" office:value="-1.10401138947" calcext:value-type="float">
            <text:p>-1.1040113895</text:p>
          </table:table-cell>
        </table:table-row>
        <table:table-row table:style-name="ro1">
          <table:table-cell office:value-type="float" office:value="5.36581707001" calcext:value-type="float">
            <text:p>5.36581707</text:p>
          </table:table-cell>
          <table:table-cell office:value-type="float" office:value="-1.45529568195" calcext:value-type="float">
            <text:p>-1.455295682</text:p>
          </table:table-cell>
          <table:table-cell office:value-type="float" office:value="4.60581582872" calcext:value-type="float">
            <text:p>4.6058158287</text:p>
          </table:table-cell>
          <table:table-cell office:value-type="float" office:value="-1.10421538815" calcext:value-type="float">
            <text:p>-1.1042153882</text:p>
          </table:table-cell>
        </table:table-row>
        <table:table-row table:style-name="ro1">
          <table:table-cell office:value-type="float" office:value="5.36782646179" calcext:value-type="float">
            <text:p>5.3678264618</text:p>
          </table:table-cell>
          <table:table-cell office:value-type="float" office:value="-1.45669519901" calcext:value-type="float">
            <text:p>-1.456695199</text:p>
          </table:table-cell>
          <table:table-cell office:value-type="float" office:value="4.60766734928" calcext:value-type="float">
            <text:p>4.6076673493</text:p>
          </table:table-cell>
          <table:table-cell office:value-type="float" office:value="-1.10539003021" calcext:value-type="float">
            <text:p>-1.1053900302</text:p>
          </table:table-cell>
        </table:table-row>
        <table:table-row table:style-name="ro1">
          <table:table-cell office:value-type="float" office:value="5.37012338638" calcext:value-type="float">
            <text:p>5.3701233864</text:p>
          </table:table-cell>
          <table:table-cell office:value-type="float" office:value="-1.45787298679" calcext:value-type="float">
            <text:p>-1.4578729868</text:p>
          </table:table-cell>
          <table:table-cell office:value-type="float" office:value="4.6097237833" calcext:value-type="float">
            <text:p>4.6097237833</text:p>
          </table:table-cell>
          <table:table-cell office:value-type="float" office:value="-1.10668763763" calcext:value-type="float">
            <text:p>-1.1066876376</text:p>
          </table:table-cell>
        </table:table-row>
        <table:table-row table:style-name="ro1">
          <table:table-cell office:value-type="float" office:value="5.37257480621" calcext:value-type="float">
            <text:p>5.3725748062</text:p>
          </table:table-cell>
          <table:table-cell office:value-type="float" office:value="-1.45966982841" calcext:value-type="float">
            <text:p>-1.4596698284</text:p>
          </table:table-cell>
          <table:table-cell office:value-type="float" office:value="4.61199085929" calcext:value-type="float">
            <text:p>4.6119908593</text:p>
          </table:table-cell>
          <table:table-cell office:value-type="float" office:value="-1.10793008354" calcext:value-type="float">
            <text:p>-1.1079300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 style:data-style-name="N2" text:time-value="14:54:31.128207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01:11.335508178</meta:creation-date>
    <dc:date>2018-09-11T14:54:37.929531102</dc:date>
    <meta:editing-duration>PT23M53S</meta:editing-duration>
    <meta:editing-cycles>12</meta:editing-cycles>
    <meta:generator>LibreOffice/5.1.6.2$Linux_X86_64 LibreOffice_project/10m0$Build-2</meta:generator>
    <meta:document-statistic meta:table-count="1" meta:cell-count="2052" meta:object-count="0"/>
  </office:meta>
</office:document-meta>
</file>